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9933ff"/>
    </style:style>
    <style:style style:name="ce4" style:family="table-cell" style:parent-style-name="Default">
      <style:table-cell-properties fo:background-color="#009900"/>
    </style:style>
    <style:style style:name="ce5" style:family="table-cell" style:parent-style-name="Default">
      <style:table-cell-properties fo:background-color="#009933"/>
    </style:style>
    <style:style style:name="ce6" style:family="table-cell" style:parent-style-name="Default">
      <style:table-cell-properties fo:background-color="#006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348.92mm" svg:height="202.45mm" svg:x="174.99mm" svg:y="7.52mm">
            <loext:p draw:notify-on-update-of-ranges="Sheet1.C2:Sheet1.C238 Sheet1.D2:Sheet1.D2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44.56mm" svg:height="189.95mm" svg:x="184.82mm" svg:y="238.95mm">
            <loext:p draw:notify-on-update-of-ranges="Sheet1.C2:Sheet1.C238 Sheet1.E2:Sheet1.E2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ce4"/>
        <table:table-row table:style-name="ro1">
          <table:table-cell office:value-type="string" calcext:value-type="string">
            <text:p>dictionary</text:p>
          </table:table-cell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k1</text:p>
          </table:table-cell>
          <table:table-cell table:style-name="Default"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seasons,txt</text:p>
          </table:table-cell>
          <table:table-cell table:style-name="ce3" office:value-type="string" calcext:value-type="string">
            <text:p>Word_year,rule</text:p>
          </table:table-cell>
          <table:table-cell office:value-type="float" office:value="520" calcext:value-type="float">
            <text:p>520</text:p>
          </table:table-cell>
          <table:table-cell office:value-type="float" office:value="4.42172312641851" calcext:value-type="float">
            <text:p>4,42</text:p>
          </table:table-cell>
          <table:table-cell table:formula="of:=(1000000*[.D2])/[.C2]" office:value-type="float" office:value="8503.31370465098" calcext:value-type="float">
            <text:p>8503,31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table:style-name="ce3" office:value-type="string" calcext:value-type="string">
            <text:p>Word_pd,rule</text:p>
          </table:table-cell>
          <table:table-cell office:value-type="float" office:value="552" calcext:value-type="float">
            <text:p>552</text:p>
          </table:table-cell>
          <table:table-cell office:value-type="float" office:value="6.79704289728536" calcext:value-type="float">
            <text:p>6,8</text:p>
          </table:table-cell>
          <table:table-cell table:formula="of:=(1000000*[.D3])/[.C3]" office:value-type="float" office:value="12313.4835095749" calcext:value-type="float">
            <text:p>12313,48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table:style-name="ce3" office:value-type="string" calcext:value-type="string">
            <text:p>word_pd,rule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office:value-type="float" office:value="4.42172312641851" calcext:value-type="float">
            <text:p>4,42</text:p>
          </table:table-cell>
          <table:table-cell table:formula="of:=(1000000*[.D4])/[.C4]" office:value-type="float" office:value="8010.36798264223" calcext:value-type="float">
            <text:p>8010,37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3" office:value-type="string" calcext:value-type="string">
            <text:p>day_Word,rule</text:p>
          </table:table-cell>
          <table:table-cell table:style-name="Default" office:value-type="float" office:value="775" calcext:value-type="float">
            <text:p>775</text:p>
          </table:table-cell>
          <table:table-cell table:style-name="Default" office:value-type="float" office:value="5.35038828607379" calcext:value-type="float">
            <text:p>5,35</text:p>
          </table:table-cell>
          <table:table-cell table:formula="of:=(1000000*[.D5])/[.C5]" office:value-type="float" office:value="6903.72682074037" calcext:value-type="float">
            <text:p>6903,73</text:p>
          </table:table-cell>
        </table:table-row>
        <table:table-row table:style-name="ro1">
          <table:table-cell table:style-name="ce1" office:value-type="string" calcext:value-type="string">
            <text:p>seasons_ru,txt</text:p>
          </table:table-cell>
          <table:table-cell table:style-name="ce3" office:value-type="string" calcext:value-type="string">
            <text:p>Word_year,rule</text:p>
          </table:table-cell>
          <table:table-cell office:value-type="float" office:value="1040" calcext:value-type="float">
            <text:p>1040</text:p>
          </table:table-cell>
          <table:table-cell office:value-type="float" office:value="26.220295801738" calcext:value-type="float">
            <text:p>26,22</text:p>
          </table:table-cell>
          <table:table-cell table:formula="of:=(1000000*[.D6])/[.C6]" office:value-type="float" office:value="25211.8228862865" calcext:value-type="float">
            <text:p>25211,82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table:style-name="ce3" office:value-type="string" calcext:value-type="string">
            <text:p>year_Word,rule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float" office:value="5.30783962103815" calcext:value-type="float">
            <text:p>5,31</text:p>
          </table:table-cell>
          <table:table-cell table:formula="of:=(1000000*[.D7])/[.C7]" office:value-type="float" office:value="5103.69194330591" calcext:value-type="float">
            <text:p>5103,69</text:p>
          </table:table-cell>
        </table:table-row>
        <table:table-row table:style-name="ro1">
          <table:table-cell office:value-type="string" calcext:value-type="string">
            <text:p>seasons,txt</text:p>
          </table:table-cell>
          <table:table-cell table:style-name="ce3" office:value-type="string" calcext:value-type="string">
            <text:p>Word_day_mon,rule</text:p>
          </table:table-cell>
          <table:table-cell office:value-type="float" office:value="1672" calcext:value-type="float">
            <text:p>1672</text:p>
          </table:table-cell>
          <table:table-cell office:value-type="float" office:value="4.42172312641851" calcext:value-type="float">
            <text:p>4,42</text:p>
          </table:table-cell>
          <table:table-cell table:formula="of:=(1000000*[.D8])/[.C8]" office:value-type="float" office:value="2644.57124785796" calcext:value-type="float">
            <text:p>2644,57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3" office:value-type="string" calcext:value-type="string">
            <text:p>day_Word,rule</text:p>
          </table:table-cell>
          <table:table-cell table:style-name="Default" office:value-type="float" office:value="2325" calcext:value-type="float">
            <text:p>2325</text:p>
          </table:table-cell>
          <table:table-cell table:style-name="Default" office:value-type="float" office:value="5.35038828607379" calcext:value-type="float">
            <text:p>5,35</text:p>
          </table:table-cell>
          <table:table-cell table:formula="of:=(1000000*[.D9])/[.C9]" office:value-type="float" office:value="2301.24227358012" calcext:value-type="float">
            <text:p>2301,24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3" office:value-type="string" calcext:value-type="string">
            <text:p>Word_dd,rule</text:p>
          </table:table-cell>
          <table:table-cell office:value-type="float" office:value="2500" calcext:value-type="float">
            <text:p>2500</text:p>
          </table:table-cell>
          <table:table-cell office:value-type="float" office:value="10.3785362314073" calcext:value-type="float">
            <text:p>10,38</text:p>
          </table:table-cell>
          <table:table-cell table:formula="of:=(1000000*[.D10])/[.C10]" office:value-type="float" office:value="4151.41449256292" calcext:value-type="float">
            <text:p>4151,41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3" office:value-type="string" calcext:value-type="string">
            <text:p>dd_Word,rule</text:p>
          </table:table-cell>
          <table:table-cell office:value-type="float" office:value="2500" calcext:value-type="float">
            <text:p>2500</text:p>
          </table:table-cell>
          <table:table-cell office:value-type="float" office:value="8.32879483856821" calcext:value-type="float">
            <text:p>8,33</text:p>
          </table:table-cell>
          <table:table-cell table:formula="of:=(1000000*[.D11])/[.C11]" office:value-type="float" office:value="3331.51793542728" calcext:value-type="float">
            <text:p>3331,52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3" office:value-type="string" calcext:value-type="string">
            <text:p>word_dd,rule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float" office:value="5.30783962103815" calcext:value-type="float">
            <text:p>5,31</text:p>
          </table:table-cell>
          <table:table-cell table:formula="of:=(1000000*[.D12])/[.C12]" office:value-type="float" office:value="2123.13584841526" calcext:value-type="float">
            <text:p>2123,14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3" office:value-type="string" calcext:value-type="string">
            <text:p>day_Word,rule</text:p>
          </table:table-cell>
          <table:table-cell table:style-name="Default" office:value-type="float" office:value="2697" calcext:value-type="float">
            <text:p>2697</text:p>
          </table:table-cell>
          <table:table-cell table:style-name="Default" office:value-type="float" office:value="5.35038828607379" calcext:value-type="float">
            <text:p>5,35</text:p>
          </table:table-cell>
          <table:table-cell table:formula="of:=(1000000*[.D13])/[.C13]" office:value-type="float" office:value="1983.82954618976" calcext:value-type="float">
            <text:p>1983,83</text:p>
          </table:table-cell>
        </table:table-row>
        <table:table-row table:style-name="ro1">
          <table:table-cell table:style-name="ce1" office:value-type="string" calcext:value-type="string">
            <text:p>rus_months_en,dic</text:p>
          </table:table-cell>
          <table:table-cell table:style-name="ce3" office:value-type="string" calcext:value-type="string">
            <text:p>Word_year,rule</text:p>
          </table:table-cell>
          <table:table-cell office:value-type="float" office:value="3250" calcext:value-type="float">
            <text:p>3250</text:p>
          </table:table-cell>
          <table:table-cell office:value-type="float" office:value="30.8506948194935" calcext:value-type="float">
            <text:p>30,85</text:p>
          </table:table-cell>
          <table:table-cell table:formula="of:=(1000000*[.D14])/[.C14]" office:value-type="float" office:value="9492.52148292108" calcext:value-type="float">
            <text:p>9492,52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3" office:value-type="string" calcext:value-type="string">
            <text:p>word_year,rule</text:p>
          </table:table-cell>
          <table:table-cell office:value-type="float" office:value="3250" calcext:value-type="float">
            <text:p>3250</text:p>
          </table:table-cell>
          <table:table-cell office:value-type="float" office:value="10.0551411254844" calcext:value-type="float">
            <text:p>10,06</text:p>
          </table:table-cell>
          <table:table-cell table:formula="of:=(1000000*[.D15])/[.C15]" office:value-type="float" office:value="3093.88957707212" calcext:value-type="float">
            <text:p>3093,89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table:style-name="ce3" office:value-type="string" calcext:value-type="string">
            <text:p>Word_day_mon,rule</text:p>
          </table:table-cell>
          <table:table-cell office:value-type="float" office:value="3344" calcext:value-type="float">
            <text:p>3344</text:p>
          </table:table-cell>
          <table:table-cell office:value-type="float" office:value="6.03116692664394" calcext:value-type="float">
            <text:p>6,03</text:p>
          </table:table-cell>
          <table:table-cell table:style-name="Default" table:formula="of:=(1000000*[.D16])/[.C16]" office:value-type="float" office:value="1803.57862638874" calcext:value-type="float">
            <text:p>1803,58</text:p>
          </table:table-cell>
        </table:table-row>
        <table:table-row table:style-name="ro1">
          <table:table-cell office:value-type="string" calcext:value-type="string">
            <text:p>seasons_ru,txt</text:p>
          </table:table-cell>
          <table:table-cell table:style-name="ce3" office:value-type="string" calcext:value-type="string">
            <text:p>word_sc_year,rule</text:p>
          </table:table-cell>
          <table:table-cell office:value-type="float" office:value="3848" calcext:value-type="float">
            <text:p>3848</text:p>
          </table:table-cell>
          <table:table-cell office:value-type="float" office:value="7.52037020289115" calcext:value-type="float">
            <text:p>7,52</text:p>
          </table:table-cell>
          <table:table-cell table:style-name="Default" table:formula="of:=(1000000*[.D17])/[.C17]" office:value-type="float" office:value="1954.3581608345" calcext:value-type="float">
            <text:p>1954,36</text:p>
          </table:table-cell>
        </table:table-row>
        <table:table-row table:style-name="ro1">
          <table:table-cell table:style-name="ce2" office:value-type="string" calcext:value-type="string">
            <text:p>doubled,dict</text:p>
          </table:table-cell>
          <table:table-cell table:style-name="ce3" office:value-type="string" calcext:value-type="string">
            <text:p>1-0_Word,rule</text:p>
          </table:table-cell>
          <table:table-cell office:value-type="float" office:value="6770" calcext:value-type="float">
            <text:p>6770</text:p>
          </table:table-cell>
          <table:table-cell office:value-type="float" office:value="12.0046751356266" calcext:value-type="float">
            <text:p>12</text:p>
          </table:table-cell>
          <table:table-cell table:style-name="ce5" table:formula="of:=(1000000*[.D18])/[.C18]" office:value-type="float" office:value="1773.21641589758" calcext:value-type="float">
            <text:p>1773,22</text:p>
          </table:table-cell>
        </table:table-row>
        <table:table-row table:style-name="ro1">
          <table:table-cell table:style-name="ce2" office:value-type="string" calcext:value-type="string">
            <text:p>doubled,dict</text:p>
          </table:table-cell>
          <table:table-cell table:style-name="ce3" office:value-type="string" calcext:value-type="string">
            <text:p>1-0_wORD,rule</text:p>
          </table:table-cell>
          <table:table-cell office:value-type="float" office:value="6770" calcext:value-type="float">
            <text:p>6770</text:p>
          </table:table-cell>
          <table:table-cell office:value-type="float" office:value="11.2387991649852" calcext:value-type="float">
            <text:p>11,24</text:p>
          </table:table-cell>
          <table:table-cell table:style-name="ce5" table:formula="of:=(1000000*[.D19])/[.C19]" office:value-type="float" office:value="1660.08850295202" calcext:value-type="float">
            <text:p>1660,09</text:p>
          </table:table-cell>
        </table:table-row>
        <table:table-row table:style-name="ro1">
          <table:table-cell table:style-name="ce2" office:value-type="string" calcext:value-type="string">
            <text:p>doubled,dict</text:p>
          </table:table-cell>
          <table:table-cell table:style-name="ce3" office:value-type="string" calcext:value-type="string">
            <text:p>1-0_WORD,rule</text:p>
          </table:table-cell>
          <table:table-cell office:value-type="float" office:value="6770" calcext:value-type="float">
            <text:p>6770</text:p>
          </table:table-cell>
          <table:table-cell office:value-type="float" office:value="9.06881724816779" calcext:value-type="float">
            <text:p>9,07</text:p>
          </table:table-cell>
          <table:table-cell table:style-name="ce5" table:formula="of:=(1000000*[.D20])/[.C20]" office:value-type="float" office:value="1339.55941627294" calcext:value-type="float">
            <text:p>1339,56</text:p>
          </table:table-cell>
        </table:table-row>
        <table:table-row table:style-name="ro1">
          <table:table-cell table:style-name="ce2" office:value-type="string" calcext:value-type="string">
            <text:p>doubled,dict</text:p>
          </table:table-cell>
          <table:table-cell table:style-name="ce3" office:value-type="string" calcext:value-type="string">
            <text:p>1-0_word,rule</text:p>
          </table:table-cell>
          <table:table-cell office:value-type="float" office:value="6770" calcext:value-type="float">
            <text:p>6770</text:p>
          </table:table-cell>
          <table:table-cell office:value-type="float" office:value="9.06881724816779" calcext:value-type="float">
            <text:p>9,07</text:p>
          </table:table-cell>
          <table:table-cell table:style-name="ce5" table:formula="of:=(1000000*[.D21])/[.C21]" office:value-type="float" office:value="1339.55941627294" calcext:value-type="float">
            <text:p>1339,56</text:p>
          </table:table-cell>
        </table:table-row>
        <table:table-row table:style-name="ro1">
          <table:table-cell office:value-type="string" calcext:value-type="string">
            <text:p>months_short,dic</text:p>
          </table:table-cell>
          <table:table-cell office:value-type="string" calcext:value-type="string">
            <text:p>year_sc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  <table:table-cell table:formula="of:=(1000000*[.D22])/[.C22]" office:value-type="float" office:value="540.025875500221" calcext:value-type="float">
            <text:p>540,03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3" office:value-type="string" calcext:value-type="string">
            <text:p>Word_dd,rule</text:p>
          </table:table-cell>
          <table:table-cell office:value-type="float" office:value="7500" calcext:value-type="float">
            <text:p>7500</text:p>
          </table:table-cell>
          <table:table-cell office:value-type="float" office:value="10.3785362314073" calcext:value-type="float">
            <text:p>10,38</text:p>
          </table:table-cell>
          <table:table-cell table:formula="of:=(1000000*[.D23])/[.C23]" office:value-type="float" office:value="1383.80483085431" calcext:value-type="float">
            <text:p>1383,8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3" office:value-type="string" calcext:value-type="string">
            <text:p>dd_Word,rule</text:p>
          </table:table-cell>
          <table:table-cell office:value-type="float" office:value="7500" calcext:value-type="float">
            <text:p>7500</text:p>
          </table:table-cell>
          <table:table-cell office:value-type="float" office:value="8.32879483856821" calcext:value-type="float">
            <text:p>8,33</text:p>
          </table:table-cell>
          <table:table-cell table:formula="of:=(1000000*[.D24])/[.C24]" office:value-type="float" office:value="1110.50597847576" calcext:value-type="float">
            <text:p>1110,51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3" office:value-type="string" calcext:value-type="string">
            <text:p>word_dd,rule</text:p>
          </table:table-cell>
          <table:table-cell table:style-name="Default" office:value-type="float" office:value="7500" calcext:value-type="float">
            <text:p>7500</text:p>
          </table:table-cell>
          <table:table-cell table:style-name="Default" office:value-type="float" office:value="5.30783962103815" calcext:value-type="float">
            <text:p>5,31</text:p>
          </table:table-cell>
          <table:table-cell table:formula="of:=(1000000*[.D25])/[.C25]" office:value-type="float" office:value="707.711949471753" calcext:value-type="float">
            <text:p>707,71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3" office:value-type="string" calcext:value-type="string">
            <text:p>Word_dd,rule</text:p>
          </table:table-cell>
          <table:table-cell office:value-type="float" office:value="8700" calcext:value-type="float">
            <text:p>8700</text:p>
          </table:table-cell>
          <table:table-cell office:value-type="float" office:value="10.3785362314073" calcext:value-type="float">
            <text:p>10,38</text:p>
          </table:table-cell>
          <table:table-cell table:formula="of:=(1000000*[.D26])/[.C26]" office:value-type="float" office:value="1192.93519901233" calcext:value-type="float">
            <text:p>1192,94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3" office:value-type="string" calcext:value-type="string">
            <text:p>dd_Word,rule</text:p>
          </table:table-cell>
          <table:table-cell office:value-type="float" office:value="8700" calcext:value-type="float">
            <text:p>8700</text:p>
          </table:table-cell>
          <table:table-cell office:value-type="float" office:value="8.32879483856821" calcext:value-type="float">
            <text:p>8,33</text:p>
          </table:table-cell>
          <table:table-cell table:formula="of:=(1000000*[.D27])/[.C27]" office:value-type="float" office:value="957.332740065312" calcext:value-type="float">
            <text:p>957,33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3" office:value-type="string" calcext:value-type="string">
            <text:p>word_dd,rule</text:p>
          </table:table-cell>
          <table:table-cell table:style-name="Default" office:value-type="float" office:value="8700" calcext:value-type="float">
            <text:p>8700</text:p>
          </table:table-cell>
          <table:table-cell table:style-name="Default" office:value-type="float" office:value="5.30783962103815" calcext:value-type="float">
            <text:p>5,31</text:p>
          </table:table-cell>
          <table:table-cell table:formula="of:=(1000000*[.D28])/[.C28]" office:value-type="float" office:value="610.096508165305" calcext:value-type="float">
            <text:p>610,1</text:p>
          </table:table-cell>
        </table:table-row>
        <table:table-row table:style-name="ro1">
          <table:table-cell table:style-name="ce1" office:value-type="string" calcext:value-type="string">
            <text:p>months_all_wo_short,dic</text:p>
          </table:table-cell>
          <table:table-cell table:style-name="ce3" office:value-type="string" calcext:value-type="string">
            <text:p>Word_year,rule</text:p>
          </table:table-cell>
          <table:table-cell office:value-type="float" office:value="9750" calcext:value-type="float">
            <text:p>9750</text:p>
          </table:table-cell>
          <table:table-cell office:value-type="float" office:value="34.8746690183339" calcext:value-type="float">
            <text:p>34,87</text:p>
          </table:table-cell>
          <table:table-cell table:formula="of:=(1000000*[.D29])/[.C29]" office:value-type="float" office:value="3576.88913008553" calcext:value-type="float">
            <text:p>3576,89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table:style-name="ce3" office:value-type="string" calcext:value-type="string">
            <text:p>word_year,rule</text:p>
          </table:table-cell>
          <table:table-cell office:value-type="float" office:value="9750" calcext:value-type="float">
            <text:p>9750</text:p>
          </table:table-cell>
          <table:table-cell office:value-type="float" office:value="10.6156792420763" calcext:value-type="float">
            <text:p>10,62</text:p>
          </table:table-cell>
          <table:table-cell table:formula="of:=(1000000*[.D30])/[.C30]" office:value-type="float" office:value="1088.78761457193" calcext:value-type="float">
            <text:p>1088,79</text:p>
          </table:table-cell>
        </table:table-row>
        <table:table-row table:style-name="ro1">
          <table:table-cell table:style-name="ce1" office:value-type="string" calcext:value-type="string">
            <text:p>months_all,dic</text:p>
          </table:table-cell>
          <table:table-cell table:style-name="ce3" office:value-type="string" calcext:value-type="string">
            <text:p>Word_year,rule</text:p>
          </table:table-cell>
          <table:table-cell office:value-type="float" office:value="11310" calcext:value-type="float">
            <text:p>11310</text:p>
          </table:table-cell>
          <table:table-cell office:value-type="float" office:value="34.8746690183339" calcext:value-type="float">
            <text:p>34,87</text:p>
          </table:table-cell>
          <table:table-cell table:formula="of:=(1000000*[.D31])/[.C31]" office:value-type="float" office:value="3083.5251121427" calcext:value-type="float">
            <text:p>3083,53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table:style-name="ce3" office:value-type="string" calcext:value-type="string">
            <text:p>word_year,rule</text:p>
          </table:table-cell>
          <table:table-cell office:value-type="float" office:value="11310" calcext:value-type="float">
            <text:p>11310</text:p>
          </table:table-cell>
          <table:table-cell office:value-type="float" office:value="10.6156792420763" calcext:value-type="float">
            <text:p>10,62</text:p>
          </table:table-cell>
          <table:table-cell table:formula="of:=(1000000*[.D32])/[.C32]" office:value-type="float" office:value="938.610012562007" calcext:value-type="float">
            <text:p>938,61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3" office:value-type="string" calcext:value-type="string">
            <text:p>Word_sc_year,rule</text:p>
          </table:table-cell>
          <table:table-cell office:value-type="float" office:value="12025" calcext:value-type="float">
            <text:p>12025</text:p>
          </table:table-cell>
          <table:table-cell office:value-type="float" office:value="9.05212214417399" calcext:value-type="float">
            <text:p>9,05</text:p>
          </table:table-cell>
          <table:table-cell table:style-name="Default" table:formula="of:=(1000000*[.D33])/[.C33]" office:value-type="float" office:value="752.775230284739" calcext:value-type="float">
            <text:p>752,78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office:value-type="string" calcext:value-type="string">
            <text:p>Word_dd_sc,rule</text:p>
          </table:table-cell>
          <table:table-cell office:value-type="float" office:value="17525" calcext:value-type="float">
            <text:p>17525</text:p>
          </table:table-cell>
          <table:table-cell office:value-type="float" office:value="9.01582418508431" calcext:value-type="float">
            <text:p>9,02</text:p>
          </table:table-cell>
          <table:table-cell table:style-name="Default" table:formula="of:=(1000000*[.D34])/[.C34]" office:value-type="float" office:value="514.455017693827" calcext:value-type="float">
            <text:p>514,46</text:p>
          </table:table-cell>
        </table:table-row>
        <table:table-row table:style-name="ro1">
          <table:table-cell office:value-type="string" calcext:value-type="string">
            <text:p>rus_months_translit,dic</text:p>
          </table:table-cell>
          <table:table-cell office:value-type="string" calcext:value-type="string">
            <text:p>word_sc_year,rule</text:p>
          </table:table-cell>
          <table:table-cell office:value-type="float" office:value="18759" calcext:value-type="float">
            <text:p>18759</text:p>
          </table:table-cell>
          <table:table-cell office:value-type="float" office:value="4.58451231543237" calcext:value-type="float">
            <text:p>4,58</text:p>
          </table:table-cell>
          <table:table-cell table:formula="of:=(1000000*[.D35])/[.C35]" office:value-type="float" office:value="244.390016281911" calcext:value-type="float">
            <text:p>244,39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table:style-name="ce3" office:value-type="string" calcext:value-type="string">
            <text:p>1-0_sc_WORD,rule</text:p>
          </table:table-cell>
          <table:table-cell office:value-type="float" office:value="27757" calcext:value-type="float">
            <text:p>27757</text:p>
          </table:table-cell>
          <table:table-cell office:value-type="float" office:value="21.9024221232286" calcext:value-type="float">
            <text:p>21,9</text:p>
          </table:table-cell>
          <table:table-cell table:style-name="ce5" table:formula="of:=(1000000*[.D36])/[.C36]" office:value-type="float" office:value="789.07742635114" calcext:value-type="float">
            <text:p>789,08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Word_sc_year,rule</text:p>
          </table:table-cell>
          <table:table-cell office:value-type="float" office:value="36075" calcext:value-type="float">
            <text:p>36075</text:p>
          </table:table-cell>
          <table:table-cell office:value-type="float" office:value="9.05212214417399" calcext:value-type="float">
            <text:p>9,05</text:p>
          </table:table-cell>
          <table:table-cell table:style-name="Default" table:formula="of:=(1000000*[.D37])/[.C37]" office:value-type="float" office:value="250.92507676158" calcext:value-type="float">
            <text:p>250,93</text:p>
          </table:table-cell>
        </table:table-row>
        <table:table-row table:style-name="ro1">
          <table:table-cell office:value-type="string" calcext:value-type="string">
            <text:p>seasons,txt</text:p>
          </table:table-cell>
          <table:table-cell office:value-type="string" calcext:value-type="string">
            <text:p>Word_dddd,rule</text:p>
          </table:table-cell>
          <table:table-cell office:value-type="float" office:value="40000" calcext:value-type="float">
            <text:p>40000</text:p>
          </table:table-cell>
          <table:table-cell office:value-type="float" office:value="4.42172312641851" calcext:value-type="float">
            <text:p>4,42</text:p>
          </table:table-cell>
          <table:table-cell table:formula="of:=(1000000*[.D38])/[.C38]" office:value-type="float" office:value="110.543078160463" calcext:value-type="float">
            <text:p>110,54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Word_sc_year,rule</text:p>
          </table:table-cell>
          <table:table-cell office:value-type="float" office:value="41847" calcext:value-type="float">
            <text:p>41847</text:p>
          </table:table-cell>
          <table:table-cell office:value-type="float" office:value="9.05212214417399" calcext:value-type="float">
            <text:p>9,05</text:p>
          </table:table-cell>
          <table:table-cell table:style-name="Default" table:formula="of:=(1000000*[.D39])/[.C39]" office:value-type="float" office:value="216.314721346189" calcext:value-type="float">
            <text:p>216,31</text:p>
          </table:table-cell>
        </table:table-row>
        <table:table-row table:style-name="ro1">
          <table:table-cell table:style-name="ce2" office:value-type="string" calcext:value-type="string">
            <text:p>doubled,dict</text:p>
          </table:table-cell>
          <table:table-cell office:value-type="string" calcext:value-type="string">
            <text:p>WORD_pd,rule</text:p>
          </table:table-cell>
          <table:table-cell office:value-type="float" office:value="46713" calcext:value-type="float">
            <text:p>46713</text:p>
          </table:table-cell>
          <table:table-cell office:value-type="float" office:value="8.90602805915394" calcext:value-type="float">
            <text:p>8,91</text:p>
          </table:table-cell>
          <table:table-cell table:style-name="ce5" table:formula="of:=(1000000*[.D40])/[.C40]" office:value-type="float" office:value="190.654166059854" calcext:value-type="float">
            <text:p>190,65</text:p>
          </table:table-cell>
        </table:table-row>
        <table:table-row table:style-name="ro1">
          <table:table-cell table:style-name="ce2" office:value-type="string" calcext:value-type="string">
            <text:p>doubled,dict</text:p>
          </table:table-cell>
          <table:table-cell office:value-type="string" calcext:value-type="string">
            <text:p>wORD_pd,rule</text:p>
          </table:table-cell>
          <table:table-cell office:value-type="float" office:value="46713" calcext:value-type="float">
            <text:p>46713</text:p>
          </table:table-cell>
          <table:table-cell office:value-type="float" office:value="8.90602805915394" calcext:value-type="float">
            <text:p>8,91</text:p>
          </table:table-cell>
          <table:table-cell table:style-name="ce5" table:formula="of:=(1000000*[.D41])/[.C41]" office:value-type="float" office:value="190.654166059854" calcext:value-type="float">
            <text:p>190,65</text:p>
          </table:table-cell>
        </table:table-row>
        <table:table-row table:style-name="ro1">
          <table:table-cell table:style-name="ce2" office:value-type="string" calcext:value-type="string">
            <text:p>doubled,dict</text:p>
          </table:table-cell>
          <table:table-cell office:value-type="string" calcext:value-type="string">
            <text:p>Word_pd,rule</text:p>
          </table:table-cell>
          <table:table-cell office:value-type="float" office:value="46713" calcext:value-type="float">
            <text:p>46713</text:p>
          </table:table-cell>
          <table:table-cell office:value-type="float" office:value="8.90602805915394" calcext:value-type="float">
            <text:p>8,91</text:p>
          </table:table-cell>
          <table:table-cell table:style-name="ce5" table:formula="of:=(1000000*[.D42])/[.C42]" office:value-type="float" office:value="190.654166059854" calcext:value-type="float">
            <text:p>190,65</text:p>
          </table:table-cell>
        </table:table-row>
        <table:table-row table:style-name="ro1">
          <table:table-cell table:style-name="ce2" office:value-type="string" calcext:value-type="string">
            <text:p>doubled,dict</text:p>
          </table:table-cell>
          <table:table-cell office:value-type="string" calcext:value-type="string">
            <text:p>word_pd,rule</text:p>
          </table:table-cell>
          <table:table-cell office:value-type="float" office:value="46713" calcext:value-type="float">
            <text:p>46713</text:p>
          </table:table-cell>
          <table:table-cell office:value-type="float" office:value="8.90602805915394" calcext:value-type="float">
            <text:p>8,91</text:p>
          </table:table-cell>
          <table:table-cell table:style-name="ce5" table:formula="of:=(1000000*[.D43])/[.C43]" office:value-type="float" office:value="190.654166059854" calcext:value-type="float">
            <text:p>190,65</text:p>
          </table:table-cell>
        </table:table-row>
        <table:table-row table:style-name="ro1">
          <table:table-cell office:value-type="string" calcext:value-type="string">
            <text:p>months_all_wo_short,dic</text:p>
          </table:table-cell>
          <table:table-cell office:value-type="string" calcext:value-type="string">
            <text:p>Word_dd_sc,rule</text:p>
          </table:table-cell>
          <table:table-cell office:value-type="float" office:value="52575" calcext:value-type="float">
            <text:p>52575</text:p>
          </table:table-cell>
          <table:table-cell office:value-type="float" office:value="9.01582418508431" calcext:value-type="float">
            <text:p>9,02</text:p>
          </table:table-cell>
          <table:table-cell table:style-name="Default" table:formula="of:=(1000000*[.D44])/[.C44]" office:value-type="float" office:value="171.485005897942" calcext:value-type="float">
            <text:p>171,49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Default" office:value-type="string" calcext:value-type="string">
            <text:p>1-0_word,rule</text:p>
          </table:table-cell>
          <table:table-cell table:style-name="Default" office:value-type="float" office:value="56630" calcext:value-type="float">
            <text:p>56630</text:p>
          </table:table-cell>
          <table:table-cell table:style-name="Default" office:value-type="float" office:value="4.42172312641851" calcext:value-type="float">
            <text:p>4,42</text:p>
          </table:table-cell>
          <table:table-cell office:value-type="float" office:value="78.0809310686652" calcext:value-type="float">
            <text:p>78,08</text:p>
          </table:table-cell>
        </table:table-row>
        <table:table-row table:style-name="ro1">
          <table:table-cell office:value-type="string" calcext:value-type="string">
            <text:p>months_all,dic</text:p>
          </table:table-cell>
          <table:table-cell office:value-type="string" calcext:value-type="string">
            <text:p>Word_dd_sc,rule</text:p>
          </table:table-cell>
          <table:table-cell office:value-type="float" office:value="60987" calcext:value-type="float">
            <text:p>60987</text:p>
          </table:table-cell>
          <table:table-cell office:value-type="float" office:value="9.01582418508431" calcext:value-type="float">
            <text:p>9,02</text:p>
          </table:table-cell>
          <table:table-cell table:style-name="Default" table:formula="of:=(1000000*[.D46])/[.C46]" office:value-type="float" office:value="147.831901636157" calcext:value-type="float">
            <text:p>147,83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table:style-name="Default" office:value-type="string" calcext:value-type="string">
            <text:p>d_word,rule</text:p>
          </table:table-cell>
          <table:table-cell table:style-name="Default" office:value-type="float" office:value="115700" calcext:value-type="float">
            <text:p>115700</text:p>
          </table:table-cell>
          <table:table-cell table:style-name="Default" office:value-type="float" office:value="4.42172312641851" calcext:value-type="float">
            <text:p>4,42</text:p>
          </table:table-cell>
          <table:table-cell table:formula="of:=(1000000*[.D47])/[.C47]" office:value-type="float" office:value="38.2171402456224" calcext:value-type="float">
            <text:p>38,22</text:p>
          </table:table-cell>
        </table:table-row>
        <table:table-row table:style-name="ro1">
          <table:table-cell office:value-type="string" calcext:value-type="string">
            <text:p>tr_rus_noun_it</text:p>
          </table:table-cell>
          <table:table-cell table:style-name="Default" office:value-type="string" calcext:value-type="string">
            <text:p>1-0_Word,rule</text:p>
          </table:table-cell>
          <table:table-cell table:style-name="Default" office:value-type="float" office:value="115710" calcext:value-type="float">
            <text:p>115710</text:p>
          </table:table-cell>
          <table:table-cell table:style-name="Default" office:value-type="float" office:value="4.42172312641851" calcext:value-type="float">
            <text:p>4,42</text:p>
          </table:table-cell>
          <table:table-cell table:formula="of:=(1000000*[.D48])/[.C48]" office:value-type="float" office:value="38.2138374074714" calcext:value-type="float">
            <text:p>38,21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Default" office:value-type="string" calcext:value-type="string">
            <text:p>1-0_wORD,rule</text:p>
          </table:table-cell>
          <table:table-cell table:style-name="Default" office:value-type="float" office:value="117220" calcext:value-type="float">
            <text:p>117220</text:p>
          </table:table-cell>
          <table:table-cell table:style-name="Default" office:value-type="float" office:value="5.30783962103815" calcext:value-type="float">
            <text:p>5,31</text:p>
          </table:table-cell>
          <table:table-cell office:value-type="float" office:value="45.2810068336304" calcext:value-type="float">
            <text:p>45,28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Default" office:value-type="string" calcext:value-type="string">
            <text:p>1-0_Word,rule</text:p>
          </table:table-cell>
          <table:table-cell table:style-name="Default" office:value-type="float" office:value="117220" calcext:value-type="float">
            <text:p>117220</text:p>
          </table:table-cell>
          <table:table-cell table:style-name="Default" office:value-type="float" office:value="4.58451231543237" calcext:value-type="float">
            <text:p>4,58</text:p>
          </table:table-cell>
          <table:table-cell office:value-type="float" office:value="39.1103251615114" calcext:value-type="float">
            <text:p>39,11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table:style-name="Default" office:value-type="string" calcext:value-type="string">
            <text:p>day_Word,rule</text:p>
          </table:table-cell>
          <table:table-cell table:style-name="Default" office:value-type="float" office:value="202182" calcext:value-type="float">
            <text:p>202182</text:p>
          </table:table-cell>
          <table:table-cell table:style-name="Default" office:value-type="float" office:value="4.58451231543237" calcext:value-type="float">
            <text:p>4,58</text:p>
          </table:table-cell>
          <table:table-cell table:formula="of:=(1000000*[.D51])/[.C51]" office:value-type="float" office:value="22.6751754134016" calcext:value-type="float">
            <text:p>22,68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79214455377358" calcext:value-type="float">
            <text:p>9,79</text:p>
          </table:table-cell>
          <table:table-cell table:formula="of:=(1000000*[.D52])/[.C52]" office:value-type="float" office:value="47.9372622204611" calcext:value-type="float">
            <text:p>47,9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62935536475972" calcext:value-type="float">
            <text:p>9,63</text:p>
          </table:table-cell>
          <table:table-cell office:value-type="float" office:value="47.1403307620293" calcext:value-type="float">
            <text:p>47,1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06881724816779" calcext:value-type="float">
            <text:p>9,07</text:p>
          </table:table-cell>
          <table:table-cell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06881724816779" calcext:value-type="float">
            <text:p>9,07</text:p>
          </table:table-cell>
          <table:table-cell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06881724816779" calcext:value-type="float">
            <text:p>9,07</text:p>
          </table:table-cell>
          <table:table-cell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06881724816779" calcext:value-type="float">
            <text:p>9,07</text:p>
          </table:table-cell>
          <table:table-cell table:formula="of:=(1000000*[.D57])/[.C57]"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06881724816779" calcext:value-type="float">
            <text:p>9,07</text:p>
          </table:table-cell>
          <table:table-cell table:formula="of:=(1000000*[.D58])/[.C58]"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06881724816779" calcext:value-type="float">
            <text:p>9,07</text:p>
          </table:table-cell>
          <table:table-cell table:formula="of:=(1000000*[.D59])/[.C59]"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Default" office:value-type="string" calcext:value-type="string">
            <text:p>d_word,rule</text:p>
          </table:table-cell>
          <table:table-cell table:style-name="Default" office:value-type="float" office:value="204270" calcext:value-type="float">
            <text:p>204270</text:p>
          </table:table-cell>
          <table:table-cell table:style-name="Default" office:value-type="float" office:value="4.42172312641851" calcext:value-type="float">
            <text:p>4,42</text:p>
          </table:table-cell>
          <table:table-cell office:value-type="float" office:value="21.646463633517" calcext:value-type="float">
            <text:p>21,65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Default" office:value-type="string" calcext:value-type="string">
            <text:p>1-0_wORD,rule</text:p>
          </table:table-cell>
          <table:table-cell table:style-name="Default" office:value-type="float" office:value="233460" calcext:value-type="float">
            <text:p>233460</text:p>
          </table:table-cell>
          <table:table-cell table:style-name="Default" office:value-type="float" office:value="5.30783962103815" calcext:value-type="float">
            <text:p>5,31</text:p>
          </table:table-cell>
          <table:table-cell office:value-type="float" office:value="22.7355419388253" calcext:value-type="float">
            <text:p>22,7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Default" office:value-type="string" calcext:value-type="string">
            <text:p>1-0_Word,rule</text:p>
          </table:table-cell>
          <table:table-cell table:style-name="Default" office:value-type="float" office:value="233460" calcext:value-type="float">
            <text:p>233460</text:p>
          </table:table-cell>
          <table:table-cell table:style-name="Default" office:value-type="float" office:value="4.58451231543237" calcext:value-type="float">
            <text:p>4,58</text:p>
          </table:table-cell>
          <table:table-cell office:value-type="float" office:value="19.6372497020148" calcext:value-type="float">
            <text:p>19,6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Default" office:value-type="string" calcext:value-type="string">
            <text:p>1-0_word,rule</text:p>
          </table:table-cell>
          <table:table-cell table:style-name="Default" office:value-type="float" office:value="233460" calcext:value-type="float">
            <text:p>233460</text:p>
          </table:table-cell>
          <table:table-cell table:style-name="Default" office:value-type="float" office:value="4.42172312641851" calcext:value-type="float">
            <text:p>4,42</text:p>
          </table:table-cell>
          <table:table-cell office:value-type="float" office:value="18.9399602776429" calcext:value-type="float">
            <text:p>18,94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Default" office:value-type="string" calcext:value-type="string">
            <text:p>1-0_Word,rule</text:p>
          </table:table-cell>
          <table:table-cell table:style-name="Default" office:value-type="float" office:value="253390" calcext:value-type="float">
            <text:p>253390</text:p>
          </table:table-cell>
          <table:table-cell table:style-name="Default" office:value-type="float" office:value="4.42172312641851" calcext:value-type="float">
            <text:p>4,42</text:p>
          </table:table-cell>
          <table:table-cell table:formula="of:=(1000000*[.D64])/[.C64]" office:value-type="float" office:value="17.4502668866905" calcext:value-type="float">
            <text:p>17,45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table:style-name="Default" office:value-type="string" calcext:value-type="string">
            <text:p>sc_word_d,rule</text:p>
          </table:table-cell>
          <table:table-cell table:style-name="Default" office:value-type="float" office:value="260880" calcext:value-type="float">
            <text:p>260880</text:p>
          </table:table-cell>
          <table:table-cell table:style-name="Default" office:value-type="float" office:value="6.43850459745545" calcext:value-type="float">
            <text:p>6,44</text:p>
          </table:table-cell>
          <table:table-cell table:formula="of:=(1000000*[.D65])/[.C65]" office:value-type="float" office:value="24.6799470923622" calcext:value-type="float">
            <text:p>24,68</text:p>
          </table:table-cell>
        </table:table-row>
        <table:table-row table:style-name="ro1">
          <table:table-cell table:style-name="ce1" office:value-type="string" calcext:value-type="string">
            <text:p>rus_names_kb_chage,dic</text:p>
          </table:table-cell>
          <table:table-cell office:value-type="string" calcext:value-type="string">
            <text:p>Word_pd,rule</text:p>
          </table:table-cell>
          <table:table-cell office:value-type="float" office:value="390747" calcext:value-type="float">
            <text:p>390747</text:p>
          </table:table-cell>
          <table:table-cell office:value-type="float" office:value="15.1513921865271" calcext:value-type="float">
            <text:p>15,15</text:p>
          </table:table-cell>
          <table:table-cell table:formula="of:=(1000000*[.D66])/[.C66]" office:value-type="float" office:value="38.7754536478261" calcext:value-type="float">
            <text:p>38,78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Default" office:value-type="string" calcext:value-type="string">
            <text:p>word_pd,rule</text:p>
          </table:table-cell>
          <table:table-cell table:style-name="Default" office:value-type="float" office:value="390747" calcext:value-type="float">
            <text:p>390747</text:p>
          </table:table-cell>
          <table:table-cell table:style-name="Default" office:value-type="float" office:value="5.54279935960237" calcext:value-type="float">
            <text:p>5,54</text:p>
          </table:table-cell>
          <table:table-cell office:value-type="float" office:value="14.1851360588882" calcext:value-type="float">
            <text:p>14,19</text:p>
          </table:table-cell>
        </table:table-row>
        <table:table-row table:style-name="ro1">
          <table:table-cell table:style-name="ce1" office:value-type="string" calcext:value-type="string">
            <text:p>rus_names_translit,dic</text:p>
          </table:table-cell>
          <table:table-cell office:value-type="string" calcext:value-type="string">
            <text:p>Word_pd,rule</text:p>
          </table:table-cell>
          <table:table-cell office:value-type="float" office:value="450018" calcext:value-type="float">
            <text:p>450018</text:p>
          </table:table-cell>
          <table:table-cell office:value-type="float" office:value="15.5979404850867" calcext:value-type="float">
            <text:p>15,6</text:p>
          </table:table-cell>
          <table:table-cell table:formula="of:=(1000000*[.D68])/[.C68]" office:value-type="float" office:value="34.6607035387178" calcext:value-type="float">
            <text:p>34,66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table:style-name="Default" office:value-type="string" calcext:value-type="string">
            <text:p>word_pd,rule</text:p>
          </table:table-cell>
          <table:table-cell table:style-name="Default" office:value-type="float" office:value="450018" calcext:value-type="float">
            <text:p>450018</text:p>
          </table:table-cell>
          <table:table-cell table:style-name="Default" office:value-type="float" office:value="5.70558854861622" calcext:value-type="float">
            <text:p>5,71</text:p>
          </table:table-cell>
          <table:table-cell table:formula="of:=(1000000*[.D69])/[.C69]" office:value-type="float" office:value="12.6785785204508" calcext:value-type="float">
            <text:p>12,68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Default" office:value-type="string" calcext:value-type="string">
            <text:p>1-0_sc_WORD,rule</text:p>
          </table:table-cell>
          <table:table-cell table:style-name="Default" office:value-type="float" office:value="480602" calcext:value-type="float">
            <text:p>480602</text:p>
          </table:table-cell>
          <table:table-cell table:style-name="Default" office:value-type="float" office:value="6.43850459745545" calcext:value-type="float">
            <text:p>6,44</text:p>
          </table:table-cell>
          <table:table-cell table:formula="of:=(1000000*[.D70])/[.C70]" office:value-type="float" office:value="13.3967494880493" calcext:value-type="float">
            <text:p>13,4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Default" office:value-type="string" calcext:value-type="string">
            <text:p>1-0_sc_word,rule</text:p>
          </table:table-cell>
          <table:table-cell table:style-name="Default" office:value-type="float" office:value="480602" calcext:value-type="float">
            <text:p>480602</text:p>
          </table:table-cell>
          <table:table-cell table:style-name="Default" office:value-type="float" office:value="6.43850459745545" calcext:value-type="float">
            <text:p>6,44</text:p>
          </table:table-cell>
          <table:table-cell table:formula="of:=(1000000*[.D71])/[.C71]" office:value-type="float" office:value="13.3967494880493" calcext:value-type="float">
            <text:p>13,4</text:p>
          </table:table-cell>
        </table:table-row>
        <table:table-row table:style-name="ro1">
          <table:table-cell table:style-name="ce1" office:value-type="string" calcext:value-type="string">
            <text:p>rus_names_kb_chage,dic</text:p>
          </table:table-cell>
          <table:table-cell office:value-type="string" calcext:value-type="string">
            <text:p>Word_dd,rule</text:p>
          </table:table-cell>
          <table:table-cell office:value-type="float" office:value="566300" calcext:value-type="float">
            <text:p>566300</text:p>
          </table:table-cell>
          <table:table-cell office:value-type="float" office:value="27.387258737245" calcext:value-type="float">
            <text:p>27,39</text:p>
          </table:table-cell>
          <table:table-cell table:formula="of:=(1000000*[.D72])/[.C72]" office:value-type="float" office:value="48.3617494918683" calcext:value-type="float">
            <text:p>48,36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table:style-name="Default" office:value-type="string" calcext:value-type="string">
            <text:p>word_dd,rule</text:p>
          </table:table-cell>
          <table:table-cell table:style-name="Default" office:value-type="float" office:value="566300" calcext:value-type="float">
            <text:p>566300</text:p>
          </table:table-cell>
          <table:table-cell table:style-name="Default" office:value-type="float" office:value="7.1522431598278" calcext:value-type="float">
            <text:p>7,15</text:p>
          </table:table-cell>
          <table:table-cell office:value-type="float" office:value="12.6297777853219" calcext:value-type="float">
            <text:p>12,63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table:style-name="Default" office:value-type="string" calcext:value-type="string">
            <text:p>1-0_Word,rule</text:p>
          </table:table-cell>
          <table:table-cell table:style-name="Default" office:value-type="float" office:value="602400" calcext:value-type="float">
            <text:p>602400</text:p>
          </table:table-cell>
          <table:table-cell table:style-name="Default" office:value-type="float" office:value="5.35038828607379" calcext:value-type="float">
            <text:p>5,35</text:p>
          </table:table-cell>
          <table:table-cell table:formula="of:=(1000000*[.D74])/[.C74]" office:value-type="float" office:value="8.88178666346911" calcext:value-type="float">
            <text:p>8,88</text:p>
          </table:table-cell>
        </table:table-row>
        <table:table-row table:style-name="ro1">
          <table:table-cell table:style-name="ce1" office:value-type="string" calcext:value-type="string">
            <text:p>rus_names_translit,dic</text:p>
          </table:table-cell>
          <table:table-cell office:value-type="string" calcext:value-type="string">
            <text:p>Word_dd,rule</text:p>
          </table:table-cell>
          <table:table-cell office:value-type="float" office:value="652200" calcext:value-type="float">
            <text:p>652200</text:p>
          </table:table-cell>
          <table:table-cell office:value-type="float" office:value="22.9863330120196" calcext:value-type="float">
            <text:p>22,99</text:p>
          </table:table-cell>
          <table:table-cell table:formula="of:=(1000000*[.D75])/[.C75]" office:value-type="float" office:value="35.2443008463962" calcext:value-type="float">
            <text:p>35,24</text:p>
          </table:table-cell>
        </table:table-row>
        <table:table-row table:style-name="ro1">
          <table:table-cell table:style-name="ce2" office:value-type="string" calcext:value-type="string">
            <text:p>doubled,dict</text:p>
          </table:table-cell>
          <table:table-cell office:value-type="string" calcext:value-type="string">
            <text:p>ddd_Word,rule</text:p>
          </table:table-cell>
          <table:table-cell office:value-type="float" office:value="677000" calcext:value-type="float">
            <text:p>677000</text:p>
          </table:table-cell>
          <table:table-cell office:value-type="float" office:value="8.71361698562536" calcext:value-type="float">
            <text:p>8,71</text:p>
          </table:table-cell>
          <table:table-cell table:style-name="Default" table:formula="of:=(1000000*[.D76])/[.C76]" office:value-type="float" office:value="12.8709261235234" calcext:value-type="float">
            <text:p>12,87</text:p>
          </table:table-cell>
        </table:table-row>
        <table:table-row table:style-name="ro1">
          <table:table-cell table:style-name="ce2" office:value-type="string" calcext:value-type="string">
            <text:p>doubled,dict</text:p>
          </table:table-cell>
          <table:table-cell office:value-type="string" calcext:value-type="string">
            <text:p>Word_ddd,rule</text:p>
          </table:table-cell>
          <table:table-cell office:value-type="float" office:value="677000" calcext:value-type="float">
            <text:p>677000</text:p>
          </table:table-cell>
          <table:table-cell office:value-type="float" office:value="8.71361698562536" calcext:value-type="float">
            <text:p>8,71</text:p>
          </table:table-cell>
          <table:table-cell table:style-name="Default" table:formula="of:=(1000000*[.D77])/[.C77]" office:value-type="float" office:value="12.8709261235234" calcext:value-type="float">
            <text:p>12,87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Default" office:value-type="string" calcext:value-type="string">
            <text:p>day_Word,rule</text:p>
          </table:table-cell>
          <table:table-cell table:style-name="Default" office:value-type="float" office:value="723726" calcext:value-type="float">
            <text:p>723726</text:p>
          </table:table-cell>
          <table:table-cell table:style-name="Default" office:value-type="float" office:value="4.58451231543237" calcext:value-type="float">
            <text:p>4,58</text:p>
          </table:table-cell>
          <table:table-cell office:value-type="float" office:value="6.33459667806928" calcext:value-type="float">
            <text:p>6,33</text:p>
          </table:table-cell>
        </table:table-row>
        <table:table-row table:style-name="ro1">
          <table:table-cell table:style-name="ce1" office:value-type="string" calcext:value-type="string">
            <text:p>rus_names_kb_chage,dic</text:p>
          </table:table-cell>
          <table:table-cell office:value-type="string" calcext:value-type="string">
            <text:p>Word_year,rule</text:p>
          </table:table-cell>
          <table:table-cell office:value-type="float" office:value="736190" calcext:value-type="float">
            <text:p>736190</text:p>
          </table:table-cell>
          <table:table-cell office:value-type="float" office:value="86.8232509895562" calcext:value-type="float">
            <text:p>86,82</text:p>
          </table:table-cell>
          <table:table-cell table:formula="of:=(1000000*[.D79])/[.C79]" office:value-type="float" office:value="117.935928210864" calcext:value-type="float">
            <text:p>117,94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year_Word,rule</text:p>
          </table:table-cell>
          <table:table-cell office:value-type="float" office:value="736190" calcext:value-type="float">
            <text:p>736190</text:p>
          </table:table-cell>
          <table:table-cell office:value-type="float" office:value="11.9879800316328" calcext:value-type="float">
            <text:p>11,99</text:p>
          </table:table-cell>
          <table:table-cell table:formula="of:=(1000000*[.D80])/[.C80]" office:value-type="float" office:value="16.2838126456931" calcext:value-type="float">
            <text:p>16,28</text:p>
          </table:table-cell>
        </table:table-row>
        <table:table-row table:style-name="ro1">
          <table:table-cell office:value-type="string" calcext:value-type="string">
            <text:p>rus_names_kb_chage,dic</text:p>
          </table:table-cell>
          <table:table-cell office:value-type="string" calcext:value-type="string">
            <text:p>word_year,rule</text:p>
          </table:table-cell>
          <table:table-cell office:value-type="float" office:value="736190" calcext:value-type="float">
            <text:p>736190</text:p>
          </table:table-cell>
          <table:table-cell office:value-type="float" office:value="9.89235193647052" calcext:value-type="float">
            <text:p>9,89</text:p>
          </table:table-cell>
          <table:table-cell table:formula="of:=(1000000*[.D81])/[.C81]" office:value-type="float" office:value="13.4372267165684" calcext:value-type="float">
            <text:p>13,44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table:style-name="Default" office:value-type="string" calcext:value-type="string">
            <text:p>Word_pd,rule</text:p>
          </table:table-cell>
          <table:table-cell table:style-name="Default" office:value-type="float" office:value="798330" calcext:value-type="float">
            <text:p>798330</text:p>
          </table:table-cell>
          <table:table-cell table:style-name="Default" office:value-type="float" office:value="5.30783962103815" calcext:value-type="float">
            <text:p>5,31</text:p>
          </table:table-cell>
          <table:table-cell table:formula="of:=(1000000*[.D82])/[.C82]" office:value-type="float" office:value="6.64867864296488" calcext:value-type="float">
            <text:p>6,65</text:p>
          </table:table-cell>
        </table:table-row>
        <table:table-row table:style-name="ro1">
          <table:table-cell office:value-type="string" calcext:value-type="string">
            <text:p>tr_rus_noun_it</text:p>
          </table:table-cell>
          <table:table-cell table:style-name="Default" office:value-type="string" calcext:value-type="string">
            <text:p>Word_pd,rule</text:p>
          </table:table-cell>
          <table:table-cell table:style-name="Default" office:value-type="float" office:value="798399" calcext:value-type="float">
            <text:p>798399</text:p>
          </table:table-cell>
          <table:table-cell table:style-name="Default" office:value-type="float" office:value="4.42172312641851" calcext:value-type="float">
            <text:p>4,42</text:p>
          </table:table-cell>
          <table:table-cell table:formula="of:=(1000000*[.D83])/[.C83]" office:value-type="float" office:value="5.53823730543063" calcext:value-type="float">
            <text:p>5,54</text:p>
          </table:table-cell>
        </table:table-row>
        <table:table-row table:style-name="ro1">
          <table:table-cell table:style-name="ce1" office:value-type="string" calcext:value-type="string">
            <text:p>names,dic</text:p>
          </table:table-cell>
          <table:table-cell office:value-type="string" calcext:value-type="string">
            <text:p>Word_pd,rule</text:p>
          </table:table-cell>
          <table:table-cell office:value-type="float" office:value="808818" calcext:value-type="float">
            <text:p>808818</text:p>
          </table:table-cell>
          <table:table-cell office:value-type="float" office:value="13.7535369462971" calcext:value-type="float">
            <text:p>13,75</text:p>
          </table:table-cell>
          <table:table-cell table:formula="of:=(1000000*[.D84])/[.C84]" office:value-type="float" office:value="17.0044892006571" calcext:value-type="float">
            <text:p>17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table:style-name="Default" office:value-type="string" calcext:value-type="string">
            <text:p>word_pd,rule</text:p>
          </table:table-cell>
          <table:table-cell table:style-name="Default" office:value-type="float" office:value="808818" calcext:value-type="float">
            <text:p>808818</text:p>
          </table:table-cell>
          <table:table-cell table:style-name="Default" office:value-type="float" office:value="4.98226124301044" calcext:value-type="float">
            <text:p>4,98</text:p>
          </table:table-cell>
          <table:table-cell office:value-type="float" office:value="6.15992873923483" calcext:value-type="float">
            <text:p>6,16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Default" office:value-type="string" calcext:value-type="string">
            <text:p>1-0_sc_WORD,rule</text:p>
          </table:table-cell>
          <table:table-cell table:style-name="Default" office:value-type="float" office:value="837507" calcext:value-type="float">
            <text:p>837507</text:p>
          </table:table-cell>
          <table:table-cell table:style-name="Default" office:value-type="float" office:value="6.43850459745545" calcext:value-type="float">
            <text:p>6,44</text:p>
          </table:table-cell>
          <table:table-cell office:value-type="float" office:value="7.68770242810562" calcext:value-type="float">
            <text:p>7,69</text:p>
          </table:table-cell>
        </table:table-row>
        <table:table-row table:style-name="ro1">
          <table:table-cell table:style-name="ce1" office:value-type="string" calcext:value-type="string">
            <text:p>rus_name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847860" calcext:value-type="float">
            <text:p>847860</text:p>
          </table:table-cell>
          <table:table-cell office:value-type="float" office:value="28.7229624573435" calcext:value-type="float">
            <text:p>28,72</text:p>
          </table:table-cell>
          <table:table-cell table:formula="of:=(1000000*[.D87])/[.C87]" office:value-type="float" office:value="33.8770108948924" calcext:value-type="float">
            <text:p>33,88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Default" office:value-type="string" calcext:value-type="string">
            <text:p>sc_word_d,rule</text:p>
          </table:table-cell>
          <table:table-cell table:style-name="Default" office:value-type="float" office:value="933840" calcext:value-type="float">
            <text:p>933840</text:p>
          </table:table-cell>
          <table:table-cell table:style-name="Default" office:value-type="float" office:value="6.43850459745545" calcext:value-type="float">
            <text:p>6,44</text:p>
          </table:table-cell>
          <table:table-cell office:value-type="float" office:value="6.89465497028983" calcext:value-type="float">
            <text:p>6,89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Default" office:value-type="string" calcext:value-type="string">
            <text:p>1-0_sc_WORD,rule</text:p>
          </table:table-cell>
          <table:table-cell table:style-name="Default" office:value-type="float" office:value="957186" calcext:value-type="float">
            <text:p>957186</text:p>
          </table:table-cell>
          <table:table-cell table:style-name="Default" office:value-type="float" office:value="6.43850459745545" calcext:value-type="float">
            <text:p>6,44</text:p>
          </table:table-cell>
          <table:table-cell office:value-type="float" office:value="6.72649265394129" calcext:value-type="float">
            <text:p>6,73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Default" office:value-type="string" calcext:value-type="string">
            <text:p>1-0_sc_word,rule</text:p>
          </table:table-cell>
          <table:table-cell table:style-name="Default" office:value-type="float" office:value="957186" calcext:value-type="float">
            <text:p>957186</text:p>
          </table:table-cell>
          <table:table-cell table:style-name="Default" office:value-type="float" office:value="6.43850459745545" calcext:value-type="float">
            <text:p>6,44</text:p>
          </table:table-cell>
          <table:table-cell office:value-type="float" office:value="6.72649265394129" calcext:value-type="float">
            <text:p>6,73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Word_dd,rule</text:p>
          </table:table-cell>
          <table:table-cell office:value-type="float" office:value="1157000" calcext:value-type="float">
            <text:p>1157000</text:p>
          </table:table-cell>
          <table:table-cell office:value-type="float" office:value="9.00957347913836" calcext:value-type="float">
            <text:p>9,01</text:p>
          </table:table-cell>
          <table:table-cell table:formula="of:=(1000000*[.D91])/[.C91]" office:value-type="float" office:value="7.78701251438061" calcext:value-type="float">
            <text:p>7,79</text:p>
          </table:table-cell>
        </table:table-row>
        <table:table-row table:style-name="ro1">
          <table:table-cell table:style-name="ce1" office:value-type="string" calcext:value-type="string">
            <text:p>names,dic</text:p>
          </table:table-cell>
          <table:table-cell office:value-type="string" calcext:value-type="string">
            <text:p>Word_dd,rule</text:p>
          </table:table-cell>
          <table:table-cell office:value-type="float" office:value="1172200" calcext:value-type="float">
            <text:p>1172200</text:p>
          </table:table-cell>
          <table:table-cell office:value-type="float" office:value="15.0586251383169" calcext:value-type="float">
            <text:p>15,06</text:p>
          </table:table-cell>
          <table:table-cell table:formula="of:=(1000000*[.D92])/[.C92]" office:value-type="float" office:value="12.8464640320055" calcext:value-type="float">
            <text:p>12,85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table:style-name="Default" office:value-type="string" calcext:value-type="string">
            <text:p>1-0_Word,rule</text:p>
          </table:table-cell>
          <table:table-cell table:style-name="Default" office:value-type="float" office:value="1230110" calcext:value-type="float">
            <text:p>1230110</text:p>
          </table:table-cell>
          <table:table-cell table:style-name="Default" office:value-type="float" office:value="5.1450504320243" calcext:value-type="float">
            <text:p>5,15</text:p>
          </table:table-cell>
          <table:table-cell table:formula="of:=(1000000*[.D93])/[.C93]" office:value-type="float" office:value="4.18259377781198" calcext:value-type="float">
            <text:p>4,18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table:style-name="Default" office:value-type="string" calcext:value-type="string">
            <text:p>1-0_wORD,rule</text:p>
          </table:table-cell>
          <table:table-cell table:style-name="Default" office:value-type="float" office:value="1230110" calcext:value-type="float">
            <text:p>1230110</text:p>
          </table:table-cell>
          <table:table-cell table:style-name="Default" office:value-type="float" office:value="4.58451231543237" calcext:value-type="float">
            <text:p>4,58</text:p>
          </table:table-cell>
          <table:table-cell table:formula="of:=(1000000*[.D94])/[.C94]" office:value-type="float" office:value="3.72691248378793" calcext:value-type="float">
            <text:p>3,73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11.8418859466127" calcext:value-type="float">
            <text:p>11,84</text:p>
          </table:table-cell>
          <table:table-cell table:formula="of:=(1000000*[.D95])/[.C95]" office:value-type="float" office:value="8.40170046791771" calcext:value-type="float">
            <text:p>8,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10.0271042923378" calcext:value-type="float">
            <text:p>10,03</text:p>
          </table:table-cell>
          <table:table-cell table:formula="of:=(1000000*[.D96])/[.C96]" office:value-type="float" office:value="7.11413090825215" calcext:value-type="float">
            <text:p>7,11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8.90602805915394" calcext:value-type="float">
            <text:p>8,91</text:p>
          </table:table-cell>
          <table:table-cell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8.90602805915394" calcext:value-type="float">
            <text:p>8,91</text:p>
          </table:table-cell>
          <table:table-cell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8.90602805915394" calcext:value-type="float">
            <text:p>8,91</text:p>
          </table:table-cell>
          <table:table-cell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8.90602805915394" calcext:value-type="float">
            <text:p>8,91</text:p>
          </table:table-cell>
          <table:table-cell table:formula="of:=(1000000*[.D100])/[.C100]"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8.90602805915394" calcext:value-type="float">
            <text:p>8,91</text:p>
          </table:table-cell>
          <table:table-cell table:formula="of:=(1000000*[.D101])/[.C101]"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8.90602805915394" calcext:value-type="float">
            <text:p>8,91</text:p>
          </table:table-cell>
          <table:table-cell table:formula="of:=(1000000*[.D102])/[.C102]" office:value-type="float" office:value="6.31873845510946" calcext:value-type="float">
            <text:p>6,32</text:p>
          </table:table-cell>
        </table:table-row>
        <table:table-row table:style-name="ro1">
          <table:table-cell table:style-name="ce1" office:value-type="string" calcext:value-type="string">
            <text:p>kb_rus_noun_it</text:p>
          </table:table-cell>
          <table:table-cell office:value-type="string" calcext:value-type="string">
            <text:p>Word_year,rule</text:p>
          </table:table-cell>
          <table:table-cell office:value-type="float" office:value="1504100" calcext:value-type="float">
            <text:p>1504100</text:p>
          </table:table-cell>
          <table:table-cell office:value-type="float" office:value="15.481037998396" calcext:value-type="float">
            <text:p>15,48</text:p>
          </table:table-cell>
          <table:table-cell table:formula="of:=(1000000*[.D103])/[.C103]" office:value-type="float" office:value="10.2925590043189" calcext:value-type="float">
            <text:p>10,29</text:p>
          </table:table-cell>
        </table:table-row>
        <table:table-row table:style-name="ro1">
          <table:table-cell table:style-name="ce1" office:value-type="string" calcext:value-type="string">
            <text:p>names,dic</text:p>
          </table:table-cell>
          <table:table-cell office:value-type="string" calcext:value-type="string">
            <text:p>Word_year,rule</text:p>
          </table:table-cell>
          <table:table-cell office:value-type="float" office:value="1523860" calcext:value-type="float">
            <text:p>1523860</text:p>
          </table:table-cell>
          <table:table-cell office:value-type="float" office:value="28.3973840793157" calcext:value-type="float">
            <text:p>28,4</text:p>
          </table:table-cell>
          <table:table-cell table:formula="of:=(1000000*[.D104])/[.C104]" office:value-type="float" office:value="18.6351660121768" calcext:value-type="float">
            <text:p>18,64</text:p>
          </table:table-cell>
        </table:table-row>
        <table:table-row table:style-name="ro1">
          <table:table-cell table:style-name="ce1" office:value-type="string" calcext:value-type="string">
            <text:p>names_all,dic</text:p>
          </table:table-cell>
          <table:table-cell office:value-type="string" calcext:value-type="string">
            <text:p>Word_pd,rule</text:p>
          </table:table-cell>
          <table:table-cell office:value-type="float" office:value="1610874" calcext:value-type="float">
            <text:p>1610874</text:p>
          </table:table-cell>
          <table:table-cell office:value-type="float" office:value="27.611474967393" calcext:value-type="float">
            <text:p>27,61</text:p>
          </table:table-cell>
          <table:table-cell table:formula="of:=(1000000*[.D105])/[.C105]" office:value-type="float" office:value="17.1406795114907" calcext:value-type="float">
            <text:p>17,14</text:p>
          </table:table-cell>
        </table:table-row>
        <table:table-row table:style-name="ro1">
          <table:table-cell table:style-name="ce1" office:value-type="string" calcext:value-type="string">
            <text:p>kb_rus_noun_fem</text:p>
          </table:table-cell>
          <table:table-cell office:value-type="string" calcext:value-type="string">
            <text:p>Word_pd,rule</text:p>
          </table:table-cell>
          <table:table-cell office:value-type="float" office:value="1748391" calcext:value-type="float">
            <text:p>1748391</text:p>
          </table:table-cell>
          <table:table-cell office:value-type="float" office:value="19.6190020152687" calcext:value-type="float">
            <text:p>19,62</text:p>
          </table:table-cell>
          <table:table-cell table:formula="of:=(1000000*[.D106])/[.C106]" office:value-type="float" office:value="11.2211753636736" calcext:value-type="float">
            <text:p>11,22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pd,rule</text:p>
          </table:table-cell>
          <table:table-cell office:value-type="float" office:value="1748391" calcext:value-type="float">
            <text:p>1748391</text:p>
          </table:table-cell>
          <table:table-cell office:value-type="float" office:value="9.96786052330836" calcext:value-type="float">
            <text:p>9,97</text:p>
          </table:table-cell>
          <table:table-cell table:formula="of:=(1000000*[.D107])/[.C107]" office:value-type="float" office:value="5.70116211036797" calcext:value-type="float">
            <text:p>5,7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table:style-name="Default" office:value-type="string" calcext:value-type="string">
            <text:p>WORD_pd,rule</text:p>
          </table:table-cell>
          <table:table-cell table:style-name="Default" office:value-type="float" office:value="1748460" calcext:value-type="float">
            <text:p>1748460</text:p>
          </table:table-cell>
          <table:table-cell table:style-name="Default" office:value-type="float" office:value="4.42172312641851" calcext:value-type="float">
            <text:p>4,42</text:p>
          </table:table-cell>
          <table:table-cell table:formula="of:=(1000000*[.D108])/[.C108]" office:value-type="float" office:value="2.5289243828389" calcext:value-type="float">
            <text:p>2,53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table:style-name="Default" office:value-type="string" calcext:value-type="string">
            <text:p>word_pd,rule</text:p>
          </table:table-cell>
          <table:table-cell table:style-name="Default" office:value-type="float" office:value="1881009" calcext:value-type="float">
            <text:p>1881009</text:p>
          </table:table-cell>
          <table:table-cell table:style-name="Default" office:value-type="float" office:value="4.42172312641851" calcext:value-type="float">
            <text:p>4,42</text:p>
          </table:table-cell>
          <table:table-cell table:formula="of:=(1000000*[.D109])/[.C109]" office:value-type="float" office:value="2.35071875063783" calcext:value-type="float">
            <text:p>2,35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office:value-type="string" calcext:value-type="string">
            <text:p>Word_pd,rule</text:p>
          </table:table-cell>
          <table:table-cell office:value-type="float" office:value="1881492" calcext:value-type="float">
            <text:p>1881492</text:p>
          </table:table-cell>
          <table:table-cell office:value-type="float" office:value="9.93490060150615" calcext:value-type="float">
            <text:p>9,93</text:p>
          </table:table-cell>
          <table:table-cell table:formula="of:=(1000000*[.D110])/[.C110]" office:value-type="float" office:value="5.28033103595771" calcext:value-type="float">
            <text:p>5,28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table:style-name="Default" office:value-type="string" calcext:value-type="string">
            <text:p>word_pd,rule</text:p>
          </table:table-cell>
          <table:table-cell table:style-name="Default" office:value-type="float" office:value="1881492" calcext:value-type="float">
            <text:p>1881492</text:p>
          </table:table-cell>
          <table:table-cell table:style-name="Default" office:value-type="float" office:value="4.98226124301044" calcext:value-type="float">
            <text:p>4,98</text:p>
          </table:table-cell>
          <table:table-cell table:formula="of:=(1000000*[.D111])/[.C111]" office:value-type="float" office:value="2.64803743146951" calcext:value-type="float">
            <text:p>2,65</text:p>
          </table:table-cell>
        </table:table-row>
        <table:table-row table:style-name="ro1">
          <table:table-cell table:style-name="ce1" office:value-type="string" calcext:value-type="string">
            <text:p>rus_cities_kbchange,dic</text:p>
          </table:table-cell>
          <table:table-cell office:value-type="string" calcext:value-type="string">
            <text:p>Word_d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16.4448463519582" calcext:value-type="float">
            <text:p>16,44</text:p>
          </table:table-cell>
          <table:table-cell table:formula="of:=(1000000*[.D112])/[.C112]" office:value-type="float" office:value="8.05054406029187" calcext:value-type="float">
            <text:p>8,05</text:p>
          </table:table-cell>
        </table:table-row>
        <table:table-row table:style-name="ro1">
          <table:table-cell table:style-name="ce2" office:value-type="string" calcext:value-type="string">
            <text:p>doubled,dict</text:p>
          </table:table-cell>
          <table:table-cell office:value-type="string" calcext:value-type="string">
            <text:p>day_dd_Word,rule</text:p>
          </table:table-cell>
          <table:table-cell office:value-type="float" office:value="2098700" calcext:value-type="float">
            <text:p>2098700</text:p>
          </table:table-cell>
          <table:table-cell office:value-type="float" office:value="9.27415510221729" calcext:value-type="float">
            <text:p>9,27</text:p>
          </table:table-cell>
          <table:table-cell table:style-name="Default" table:formula="of:=(1000000*[.D113])/[.C113]" office:value-type="float" office:value="4.41899990575942" calcext:value-type="float">
            <text:p>4,42</text:p>
          </table:table-cell>
        </table:table-row>
        <table:table-row table:style-name="ro1">
          <table:table-cell table:style-name="ce2" office:value-type="string" calcext:value-type="string">
            <text:p>doubled,dict</text:p>
          </table:table-cell>
          <table:table-cell office:value-type="string" calcext:value-type="string">
            <text:p>day_Word_dd,rule</text:p>
          </table:table-cell>
          <table:table-cell office:value-type="float" office:value="2098700" calcext:value-type="float">
            <text:p>2098700</text:p>
          </table:table-cell>
          <table:table-cell office:value-type="float" office:value="9.27415510221729" calcext:value-type="float">
            <text:p>9,27</text:p>
          </table:table-cell>
          <table:table-cell table:style-name="Default" table:formula="of:=(1000000*[.D114])/[.C114]" office:value-type="float" office:value="4.41899990575942" calcext:value-type="float">
            <text:p>4,42</text:p>
          </table:table-cell>
        </table:table-row>
        <table:table-row table:style-name="ro1">
          <table:table-cell table:style-name="ce1" office:value-type="string" calcext:value-type="string">
            <text:p>names_all,dic</text:p>
          </table:table-cell>
          <table:table-cell office:value-type="string" calcext:value-type="string">
            <text:p>Word_dd,rule</text:p>
          </table:table-cell>
          <table:table-cell office:value-type="float" office:value="2334600" calcext:value-type="float">
            <text:p>2334600</text:p>
          </table:table-cell>
          <table:table-cell office:value-type="float" office:value="48.5195994672415" calcext:value-type="float">
            <text:p>48,52</text:p>
          </table:table-cell>
          <table:table-cell table:formula="of:=(1000000*[.D115])/[.C115]" office:value-type="float" office:value="20.7828319486171" calcext:value-type="float">
            <text:p>20,78</text:p>
          </table:table-cell>
        </table:table-row>
        <table:table-row table:style-name="ro1">
          <table:table-cell table:style-name="ce1" office:value-type="string" calcext:value-type="string">
            <text:p>rus_names_kb_chage,dic</text:p>
          </table:table-cell>
          <table:table-cell office:value-type="string" calcext:value-type="string">
            <text:p>Word_day_mon,rule</text:p>
          </table:table-cell>
          <table:table-cell office:value-type="float" office:value="2367134" calcext:value-type="float">
            <text:p>2367134</text:p>
          </table:table-cell>
          <table:table-cell office:value-type="float" office:value="13.9526240944006" calcext:value-type="float">
            <text:p>13,95</text:p>
          </table:table-cell>
          <table:table-cell table:style-name="Default" table:formula="of:=(1000000*[.D116])/[.C116]" office:value-type="float" office:value="5.89431105057872" calcext:value-type="float">
            <text:p>5,89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office:value-type="string" calcext:value-type="string">
            <text:p>1-0_sc_WORD,rule</text:p>
          </table:table-cell>
          <table:table-cell office:value-type="float" office:value="2469840" calcext:value-type="float">
            <text:p>2469840</text:p>
          </table:table-cell>
          <table:table-cell office:value-type="float" office:value="6.43850459745545" calcext:value-type="float">
            <text:p>6,44</text:p>
          </table:table-cell>
          <table:table-cell table:formula="of:=(1000000*[.D117])/[.C117]" office:value-type="float" office:value="2.60685088809617" calcext:value-type="float">
            <text:p>2,61</text:p>
          </table:table-cell>
        </table:table-row>
        <table:table-row table:style-name="ro1">
          <table:table-cell table:style-name="ce1" office:value-type="string" calcext:value-type="string">
            <text:p>kb_rus_noun_fem</text:p>
          </table:table-cell>
          <table:table-cell office:value-type="string" calcext:value-type="string">
            <text:p>Word_dd,rule</text:p>
          </table:table-cell>
          <table:table-cell office:value-type="float" office:value="2533900" calcext:value-type="float">
            <text:p>2533900</text:p>
          </table:table-cell>
          <table:table-cell office:value-type="float" office:value="23.3173978360814" calcext:value-type="float">
            <text:p>23,32</text:p>
          </table:table-cell>
          <table:table-cell table:formula="of:=(1000000*[.D118])/[.C118]" office:value-type="float" office:value="9.20217760609393" calcext:value-type="float">
            <text:p>9,2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table:style-name="Default" office:value-type="string" calcext:value-type="string">
            <text:p>word_dd,rule</text:p>
          </table:table-cell>
          <table:table-cell table:style-name="Default" office:value-type="float" office:value="2533900" calcext:value-type="float">
            <text:p>2533900</text:p>
          </table:table-cell>
          <table:table-cell table:style-name="Default" office:value-type="float" office:value="7.54999208740587" calcext:value-type="float">
            <text:p>7,55</text:p>
          </table:table-cell>
          <table:table-cell table:formula="of:=(1000000*[.D119])/[.C119]" office:value-type="float" office:value="2.97959354647219" calcext:value-type="float">
            <text:p>2,98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office:value-type="string" calcext:value-type="string">
            <text:p>Word_dd,rule</text:p>
          </table:table-cell>
          <table:table-cell office:value-type="float" office:value="2534000" calcext:value-type="float">
            <text:p>2534000</text:p>
          </table:table-cell>
          <table:table-cell office:value-type="float" office:value="7.91811913046922" calcext:value-type="float">
            <text:p>7,92</text:p>
          </table:table-cell>
          <table:table-cell table:formula="of:=(1000000*[.D120])/[.C120]" office:value-type="float" office:value="3.12475103806994" calcext:value-type="float">
            <text:p>3,12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table:style-name="Default" office:value-type="string" calcext:value-type="string">
            <text:p>word_dd,rule</text:p>
          </table:table-cell>
          <table:table-cell table:style-name="Default" office:value-type="float" office:value="2534000" calcext:value-type="float">
            <text:p>2534000</text:p>
          </table:table-cell>
          <table:table-cell table:style-name="Default" office:value-type="float" office:value="4.42172312641851" calcext:value-type="float">
            <text:p>4,42</text:p>
          </table:table-cell>
          <table:table-cell table:formula="of:=(1000000*[.D121])/[.C121]" office:value-type="float" office:value="1.74495782415884" calcext:value-type="float">
            <text:p>1,74</text:p>
          </table:table-cell>
        </table:table-row>
        <table:table-row table:style-name="ro1">
          <table:table-cell table:style-name="ce1" office:value-type="string" calcext:value-type="string">
            <text:p>rus_cities_kbchange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29.1795248677656" calcext:value-type="float">
            <text:p>29,18</text:p>
          </table:table-cell>
          <table:table-cell table:formula="of:=(1000000*[.D122])/[.C122]" office:value-type="float" office:value="10.9882941008566" calcext:value-type="float">
            <text:p>10,99</text:p>
          </table:table-cell>
        </table:table-row>
        <table:table-row table:style-name="ro1">
          <table:table-cell table:style-name="ce1" office:value-type="string" calcext:value-type="string">
            <text:p>rus_citie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15.1095729180452" calcext:value-type="float">
            <text:p>15,11</text:p>
          </table:table-cell>
          <table:table-cell table:formula="of:=(1000000*[.D123])/[.C123]" office:value-type="float" office:value="5.68989494223151" calcext:value-type="float">
            <text:p>5,69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8.84344625283702" calcext:value-type="float">
            <text:p>8,84</text:p>
          </table:table-cell>
          <table:table-cell table:style-name="Default" table:formula="of:=(1000000*[.D124])/[.C124]" office:value-type="float" office:value="3.33022517438723" calcext:value-type="float">
            <text:p>3,33</text:p>
          </table:table-cell>
        </table:table-row>
        <table:table-row table:style-name="ro1">
          <table:table-cell table:style-name="ce1" office:value-type="string" calcext:value-type="string">
            <text:p>rus_names_kb_chage,dic</text:p>
          </table:table-cell>
          <table:table-cell office:value-type="string" calcext:value-type="string">
            <text:p>Word_sc_year,rule</text:p>
          </table:table-cell>
          <table:table-cell office:value-type="float" office:value="2723903" calcext:value-type="float">
            <text:p>2723903</text:p>
          </table:table-cell>
          <table:table-cell office:value-type="float" office:value="13.4346346428443" calcext:value-type="float">
            <text:p>13,43</text:p>
          </table:table-cell>
          <table:table-cell table:style-name="Default" table:formula="of:=(1000000*[.D125])/[.C125]" office:value-type="float" office:value="4.93212667369003" calcext:value-type="float">
            <text:p>4,93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office:value-type="string" calcext:value-type="string">
            <text:p>word_dd,rule</text:p>
          </table:table-cell>
          <table:table-cell office:value-type="float" office:value="2726100" calcext:value-type="float">
            <text:p>2726100</text:p>
          </table:table-cell>
          <table:table-cell office:value-type="float" office:value="6.75449423224973" calcext:value-type="float">
            <text:p>6,75</text:p>
          </table:table-cell>
          <table:table-cell table:formula="of:=(1000000*[.D126])/[.C126]" office:value-type="float" office:value="2.47771330187804" calcext:value-type="float">
            <text:p>2,48</text:p>
          </table:table-cell>
        </table:table-row>
        <table:table-row table:style-name="ro1">
          <table:table-cell table:style-name="ce1" office:value-type="string" calcext:value-type="string">
            <text:p>rus_name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2726196" calcext:value-type="float">
            <text:p>2726196</text:p>
          </table:table-cell>
          <table:table-cell office:value-type="float" office:value="13.7047375753155" calcext:value-type="float">
            <text:p>13,7</text:p>
          </table:table-cell>
          <table:table-cell table:style-name="Default" table:formula="of:=(1000000*[.D127])/[.C127]" office:value-type="float" office:value="5.02705512564596" calcext:value-type="float">
            <text:p>5,03</text:p>
          </table:table-cell>
        </table:table-row>
        <table:table-row table:style-name="ro1">
          <table:table-cell table:style-name="ce1" office:value-type="string" calcext:value-type="string">
            <text:p>tr_rus_noun_male</text:p>
          </table:table-cell>
          <table:table-cell office:value-type="string" calcext:value-type="string">
            <text:p>Word_dd,rule</text:p>
          </table:table-cell>
          <table:table-cell office:value-type="float" office:value="2726800" calcext:value-type="float">
            <text:p>2726800</text:p>
          </table:table-cell>
          <table:table-cell office:value-type="float" office:value="18.941136043357" calcext:value-type="float">
            <text:p>18,94</text:p>
          </table:table-cell>
          <table:table-cell table:formula="of:=(1000000*[.D128])/[.C128]" office:value-type="float" office:value="6.946287239019" calcext:value-type="float">
            <text:p>6,95</text:p>
          </table:table-cell>
        </table:table-row>
        <table:table-row table:style-name="ro1">
          <table:table-cell office:value-type="string" calcext:value-type="string">
            <text:p>kb_rus_adj_fem</text:p>
          </table:table-cell>
          <table:table-cell office:value-type="string" calcext:value-type="string">
            <text:p>Word_dd,rule</text:p>
          </table:table-cell>
          <table:table-cell office:value-type="float" office:value="2902100" calcext:value-type="float">
            <text:p>2902100</text:p>
          </table:table-cell>
          <table:table-cell office:value-type="float" office:value="10.09768979052" calcext:value-type="float">
            <text:p>10,1</text:p>
          </table:table-cell>
          <table:table-cell table:style-name="ce6" table:formula="of:=(1000000*[.D129])/[.C129]" office:value-type="float" office:value="3.47944240050998" calcext:value-type="float">
            <text:p>3,48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table:style-name="Default" office:value-type="string" calcext:value-type="string">
            <text:p>Word_dd,rule</text:p>
          </table:table-cell>
          <table:table-cell table:style-name="Default" office:value-type="float" office:value="2937800" calcext:value-type="float">
            <text:p>2937800</text:p>
          </table:table-cell>
          <table:table-cell table:style-name="Default" office:value-type="float" office:value="4.58451231543237" calcext:value-type="float">
            <text:p>4,58</text:p>
          </table:table-cell>
          <table:table-cell table:formula="of:=(1000000*[.D130])/[.C130]" office:value-type="float" office:value="1.56052567071699" calcext:value-type="float">
            <text:p>1,56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table:style-name="Default" office:value-type="string" calcext:value-type="string">
            <text:p>Word_dd,rule</text:p>
          </table:table-cell>
          <table:table-cell table:style-name="Default" office:value-type="float" office:value="2937800" calcext:value-type="float">
            <text:p>2937800</text:p>
          </table:table-cell>
          <table:table-cell table:style-name="Default" office:value-type="float" office:value="4.58451231543237" calcext:value-type="float">
            <text:p>4,58</text:p>
          </table:table-cell>
          <table:table-cell table:formula="of:=(1000000*[.D131])/[.C131]" office:value-type="float" office:value="1.56052567071699" calcext:value-type="float">
            <text:p>1,56</text:p>
          </table:table-cell>
        </table:table-row>
        <table:table-row table:style-name="ro1">
          <table:table-cell table:style-name="ce1" office:value-type="string" calcext:value-type="string">
            <text:p>names_all,dic</text:p>
          </table:table-cell>
          <table:table-cell office:value-type="string" calcext:value-type="string">
            <text:p>Word_year,rule</text:p>
          </table:table-cell>
          <table:table-cell office:value-type="float" office:value="3034980" calcext:value-type="float">
            <text:p>3034980</text:p>
          </table:table-cell>
          <table:table-cell office:value-type="float" office:value="125.787514939967" calcext:value-type="float">
            <text:p>125,79</text:p>
          </table:table-cell>
          <table:table-cell table:formula="of:=(1000000*[.D132])/[.C132]" office:value-type="float" office:value="41.4459123091312" calcext:value-type="float">
            <text:p>41,45</text:p>
          </table:table-cell>
        </table:table-row>
        <table:table-row table:style-name="ro1">
          <table:table-cell table:style-name="ce1" office:value-type="string" calcext:value-type="string">
            <text:p>names_all,dic</text:p>
          </table:table-cell>
          <table:table-cell office:value-type="string" calcext:value-type="string">
            <text:p>year_Word,rule</text:p>
          </table:table-cell>
          <table:table-cell office:value-type="float" office:value="3034980" calcext:value-type="float">
            <text:p>3034980</text:p>
          </table:table-cell>
          <table:table-cell office:value-type="float" office:value="13.8323835704224" calcext:value-type="float">
            <text:p>13,83</text:p>
          </table:table-cell>
          <table:table-cell table:style-name="Default" office:value-type="float" office:value="4.55765229768315" calcext:value-type="float">
            <text:p>4,56</text:p>
          </table:table-cell>
        </table:table-row>
        <table:table-row table:style-name="ro1">
          <table:table-cell table:style-name="ce1" office:value-type="string" calcext:value-type="string">
            <text:p>names_all,dic</text:p>
          </table:table-cell>
          <table:table-cell office:value-type="string" calcext:value-type="string">
            <text:p>word_year,rule</text:p>
          </table:table-cell>
          <table:table-cell office:value-type="float" office:value="3034980" calcext:value-type="float">
            <text:p>3034980</text:p>
          </table:table-cell>
          <table:table-cell office:value-type="float" office:value="12.1345044028382" calcext:value-type="float">
            <text:p>12,13</text:p>
          </table:table-cell>
          <table:table-cell table:style-name="Default" office:value-type="float" office:value="3.99821560696881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kb_rus_noun_fem</text:p>
          </table:table-cell>
          <table:table-cell office:value-type="string" calcext:value-type="string">
            <text:p>Word_year,rule</text:p>
          </table:table-cell>
          <table:table-cell office:value-type="float" office:value="3294070" calcext:value-type="float">
            <text:p>3294070</text:p>
          </table:table-cell>
          <table:table-cell office:value-type="float" office:value="40.2092178552283" calcext:value-type="float">
            <text:p>40,21</text:p>
          </table:table-cell>
          <table:table-cell table:formula="of:=(1000000*[.D135])/[.C135]" office:value-type="float" office:value="12.2065462650242" calcext:value-type="float">
            <text:p>12,21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year,rule</text:p>
          </table:table-cell>
          <table:table-cell office:value-type="float" office:value="3294070" calcext:value-type="float">
            <text:p>3294070</text:p>
          </table:table-cell>
          <table:table-cell office:value-type="float" office:value="8.96702481410272" calcext:value-type="float">
            <text:p>8,97</text:p>
          </table:table-cell>
          <table:table-cell table:formula="of:=(1000000*[.D136])/[.C136]" office:value-type="float" office:value="2.72217190712484" calcext:value-type="float">
            <text:p>2,72</text:p>
          </table:table-cell>
        </table:table-row>
        <table:table-row table:style-name="ro1">
          <table:table-cell table:style-name="ce1" office:value-type="string" calcext:value-type="string">
            <text:p>tr_rus_noun_fem</text:p>
          </table:table-cell>
          <table:table-cell office:value-type="string" calcext:value-type="string">
            <text:p>Word_year,rule</text:p>
          </table:table-cell>
          <table:table-cell office:value-type="float" office:value="3294200" calcext:value-type="float">
            <text:p>3294200</text:p>
          </table:table-cell>
          <table:table-cell office:value-type="float" office:value="12.0527451100544" calcext:value-type="float">
            <text:p>12,05</text:p>
          </table:table-cell>
          <table:table-cell table:formula="of:=(1000000*[.D137])/[.C137]" office:value-type="float" office:value="3.65877758182697" calcext:value-type="float">
            <text:p>3,66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table:style-name="Default" office:value-type="string" calcext:value-type="string">
            <text:p>year_Word,rule</text:p>
          </table:table-cell>
          <table:table-cell table:style-name="Default" office:value-type="float" office:value="3294200" calcext:value-type="float">
            <text:p>3294200</text:p>
          </table:table-cell>
          <table:table-cell table:style-name="Default" office:value-type="float" office:value="4.42172312641851" calcext:value-type="float">
            <text:p>4,42</text:p>
          </table:table-cell>
          <table:table-cell table:formula="of:=(1000000*[.D138])/[.C138]" office:value-type="float" office:value="1.34227524935296" calcext:value-type="float">
            <text:p>1,34</text:p>
          </table:table-cell>
        </table:table-row>
        <table:table-row table:style-name="ro1">
          <table:table-cell table:style-name="ce1" office:value-type="string" calcext:value-type="string">
            <text:p>kb_rus_noun_male</text:p>
          </table:table-cell>
          <table:table-cell office:value-type="string" calcext:value-type="string">
            <text:p>word_year,rule</text:p>
          </table:table-cell>
          <table:table-cell office:value-type="float" office:value="3543930" calcext:value-type="float">
            <text:p>3543930</text:p>
          </table:table-cell>
          <table:table-cell office:value-type="float" office:value="15.2035295947962" calcext:value-type="float">
            <text:p>15,2</text:p>
          </table:table-cell>
          <table:table-cell table:formula="of:=(1000000*[.D139])/[.C139]" office:value-type="float" office:value="4.29001972239751" calcext:value-type="float">
            <text:p>4,29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office:value-type="string" calcext:value-type="string">
            <text:p>year_word,rule</text:p>
          </table:table-cell>
          <table:table-cell office:value-type="float" office:value="3543930" calcext:value-type="float">
            <text:p>3543930</text:p>
          </table:table-cell>
          <table:table-cell office:value-type="float" office:value="5.30783962103815" calcext:value-type="float">
            <text:p>5,31</text:p>
          </table:table-cell>
          <table:table-cell table:formula="of:=(1000000*[.D140])/[.C140]" office:value-type="float" office:value="1.49772699264324" calcext:value-type="float">
            <text:p>1,5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office:value-type="string" calcext:value-type="string">
            <text:p>Word_year,rule</text:p>
          </table:table-cell>
          <table:table-cell office:value-type="float" office:value="3544840" calcext:value-type="float">
            <text:p>3544840</text:p>
          </table:table-cell>
          <table:table-cell office:value-type="float" office:value="10.7007765721476" calcext:value-type="float">
            <text:p>10,7</text:p>
          </table:table-cell>
          <table:table-cell table:formula="of:=(1000000*[.D141])/[.C141]" office:value-type="float" office:value="3.01869099089031" calcext:value-type="float">
            <text:p>3,02</text:p>
          </table:table-cell>
        </table:table-row>
        <table:table-row table:style-name="ro1">
          <table:table-cell office:value-type="string" calcext:value-type="string">
            <text:p>kb_rus_adj_fem</text:p>
          </table:table-cell>
          <table:table-cell table:style-name="Default" office:value-type="string" calcext:value-type="string">
            <text:p>Word_year,rule</text:p>
          </table:table-cell>
          <table:table-cell table:style-name="Default" office:value-type="float" office:value="3772730" calcext:value-type="float">
            <text:p>3772730</text:p>
          </table:table-cell>
          <table:table-cell table:style-name="Default" office:value-type="float" office:value="4.58451231543237" calcext:value-type="float">
            <text:p>4,58</text:p>
          </table:table-cell>
          <table:table-cell table:style-name="ce6" table:formula="of:=(1000000*[.D142])/[.C142]" office:value-type="float" office:value="1.21517106059336" calcext:value-type="float">
            <text:p>1,22</text:p>
          </table:table-cell>
        </table:table-row>
        <table:table-row table:style-name="ro1">
          <table:table-cell office:value-type="string" calcext:value-type="string">
            <text:p>tr_rus_adj_fem</text:p>
          </table:table-cell>
          <table:table-cell office:value-type="string" calcext:value-type="string">
            <text:p>Word_year,rule</text:p>
          </table:table-cell>
          <table:table-cell office:value-type="float" office:value="3774030" calcext:value-type="float">
            <text:p>3774030</text:p>
          </table:table-cell>
          <table:table-cell office:value-type="float" office:value="4.58451231543237" calcext:value-type="float">
            <text:p>4,58</text:p>
          </table:table-cell>
          <table:table-cell table:formula="of:=(1000000*[.D143])/[.C143]" office:value-type="float" office:value="1.21475248353415" calcext:value-type="float">
            <text:p>1,21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table:style-name="Default" office:value-type="string" calcext:value-type="string">
            <text:p>day_Word,rule</text:p>
          </table:table-cell>
          <table:table-cell table:style-name="Default" office:value-type="float" office:value="3813341" calcext:value-type="float">
            <text:p>3813341</text:p>
          </table:table-cell>
          <table:table-cell table:style-name="Default" office:value-type="float" office:value="4.58451231543237" calcext:value-type="float">
            <text:p>4,58</text:p>
          </table:table-cell>
          <table:table-cell table:formula="of:=(1000000*[.D144])/[.C144]" office:value-type="float" office:value="1.20222983347998" calcext:value-type="float">
            <text:p>1,2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office:value-type="string" calcext:value-type="string">
            <text:p>Word_year,rule</text:p>
          </table:table-cell>
          <table:table-cell office:value-type="float" office:value="3819140" calcext:value-type="float">
            <text:p>3819140</text:p>
          </table:table-cell>
          <table:table-cell office:value-type="float" office:value="5.1450504320243" calcext:value-type="float">
            <text:p>5,15</text:p>
          </table:table-cell>
          <table:table-cell table:formula="of:=(1000000*[.D145])/[.C145]" office:value-type="float" office:value="1.34717513158049" calcext:value-type="float">
            <text:p>1,35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office:value-type="string" calcext:value-type="string">
            <text:p>Word_year,rule</text:p>
          </table:table-cell>
          <table:table-cell office:value-type="float" office:value="3819140" calcext:value-type="float">
            <text:p>3819140</text:p>
          </table:table-cell>
          <table:table-cell office:value-type="float" office:value="5.1450504320243" calcext:value-type="float">
            <text:p>5,15</text:p>
          </table:table-cell>
          <table:table-cell table:formula="of:=(1000000*[.D146])/[.C146]" office:value-type="float" office:value="1.34717513158049" calcext:value-type="float">
            <text:p>1,35</text:p>
          </table:table-cell>
        </table:table-row>
        <table:table-row table:style-name="ro1">
          <table:table-cell office:value-type="string" calcext:value-type="string">
            <text:p>tr_rus_noun_mul</text:p>
          </table:table-cell>
          <table:table-cell office:value-type="string" calcext:value-type="string">
            <text:p>Word_pd,rule</text:p>
          </table:table-cell>
          <table:table-cell office:value-type="float" office:value="4157043" calcext:value-type="float">
            <text:p>4157043</text:p>
          </table:table-cell>
          <table:table-cell office:value-type="float" office:value="4.58451231543237" calcext:value-type="float">
            <text:p>4,58</text:p>
          </table:table-cell>
          <table:table-cell table:formula="of:=(1000000*[.D147])/[.C147]" office:value-type="float" office:value="1.1028301404225" calcext:value-type="float">
            <text:p>1,1</text:p>
          </table:table-cell>
        </table:table-row>
        <table:table-row table:style-name="ro1">
          <table:table-cell table:style-name="ce1" office:value-type="string" calcext:value-type="string">
            <text:p>names,dic</text:p>
          </table:table-cell>
          <table:table-cell office:value-type="string" calcext:value-type="string">
            <text:p>Word_day_mon,rule</text:p>
          </table:table-cell>
          <table:table-cell office:value-type="float" office:value="4899796" calcext:value-type="float">
            <text:p>4899796</text:p>
          </table:table-cell>
          <table:table-cell office:value-type="float" office:value="20.6227503931328" calcext:value-type="float">
            <text:p>20,62</text:p>
          </table:table-cell>
          <table:table-cell table:style-name="Default" table:formula="of:=(1000000*[.D148])/[.C148]" office:value-type="float" office:value="4.20889979769215" calcext:value-type="float">
            <text:p>4,21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Default" office:value-type="string" calcext:value-type="string">
            <text:p>1-0_Word,rule</text:p>
          </table:table-cell>
          <table:table-cell table:style-name="Default" office:value-type="float" office:value="4923250" calcext:value-type="float">
            <text:p>4923250</text:p>
          </table:table-cell>
          <table:table-cell table:style-name="Default" office:value-type="float" office:value="4.98226124301044" calcext:value-type="float">
            <text:p>4,98</text:p>
          </table:table-cell>
          <table:table-cell office:value-type="float" office:value="1.01198623734534" calcext:value-type="float">
            <text:p>1,01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Default" office:value-type="string" calcext:value-type="string">
            <text:p>d_Word,rule</text:p>
          </table:table-cell>
          <table:table-cell table:style-name="Default" office:value-type="float" office:value="4923250" calcext:value-type="float">
            <text:p>4923250</text:p>
          </table:table-cell>
          <table:table-cell table:style-name="Default" office:value-type="float" office:value="4.42172312641851" calcext:value-type="float">
            <text:p>4,42</text:p>
          </table:table-cell>
          <table:table-cell office:value-type="float" office:value="0.898130935138071" calcext:value-type="float">
            <text:p>0,9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table:style-name="Default" office:value-type="string" calcext:value-type="string">
            <text:p>1-0_sc_word,rule</text:p>
          </table:table-cell>
          <table:table-cell table:style-name="Default" office:value-type="float" office:value="5043451" calcext:value-type="float">
            <text:p>5043451</text:p>
          </table:table-cell>
          <table:table-cell table:style-name="Default" office:value-type="float" office:value="3.86118500982658" calcext:value-type="float">
            <text:p>3,86</text:p>
          </table:table-cell>
          <table:table-cell table:formula="of:=(1000000*[.D151])/[.C151]" office:value-type="float" office:value="0.765583924544242" calcext:value-type="float">
            <text:p>0,77</text:p>
          </table:table-cell>
        </table:table-row>
        <table:table-row table:style-name="ro1">
          <table:table-cell office:value-type="string" calcext:value-type="string">
            <text:p>tr_rus_noun_it</text:p>
          </table:table-cell>
          <table:table-cell office:value-type="string" calcext:value-type="string">
            <text:p>word_sc_year,rule</text:p>
          </table:table-cell>
          <table:table-cell office:value-type="float" office:value="5565651" calcext:value-type="float">
            <text:p>5565651</text:p>
          </table:table-cell>
          <table:table-cell office:value-type="float" office:value="5.35038828607379" calcext:value-type="float">
            <text:p>5,35</text:p>
          </table:table-cell>
          <table:table-cell table:style-name="Default" table:formula="of:=(1000000*[.D152])/[.C152]" office:value-type="float" office:value="0.961322994574002" calcext:value-type="float">
            <text:p>0,96</text:p>
          </table:table-cell>
        </table:table-row>
        <table:table-row table:style-name="ro1">
          <table:table-cell table:style-name="ce1" office:value-type="string" calcext:value-type="string">
            <text:p>rus_names_kb_chage,dic</text:p>
          </table:table-cell>
          <table:table-cell office:value-type="string" calcext:value-type="string">
            <text:p>Word_ddd,rule</text:p>
          </table:table-cell>
          <table:table-cell office:value-type="float" office:value="5663000" calcext:value-type="float">
            <text:p>5663000</text:p>
          </table:table-cell>
          <table:table-cell office:value-type="float" office:value="18.4945877447974" calcext:value-type="float">
            <text:p>18,49</text:p>
          </table:table-cell>
          <table:table-cell table:style-name="Default" table:formula="of:=(1000000*[.D153])/[.C153]" office:value-type="float" office:value="3.26586398460134" calcext:value-type="float">
            <text:p>3,27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office:value-type="string" calcext:value-type="string">
            <text:p>Word_dd,rule</text:p>
          </table:table-cell>
          <table:table-cell office:value-type="float" office:value="6024000" calcext:value-type="float">
            <text:p>6024000</text:p>
          </table:table-cell>
          <table:table-cell office:value-type="float" office:value="5.70558854861622" calcext:value-type="float">
            <text:p>5,71</text:p>
          </table:table-cell>
          <table:table-cell table:style-name="Default" table:formula="of:=(1000000*[.D154])/[.C154]" office:value-type="float" office:value="0.947142853355946" calcext:value-type="float">
            <text:p>0,95</text:p>
          </table:table-cell>
        </table:table-row>
        <table:table-row table:style-name="ro1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d,rule</text:p>
          </table:table-cell>
          <table:table-cell office:value-type="float" office:value="6522000" calcext:value-type="float">
            <text:p>6522000</text:p>
          </table:table-cell>
          <table:table-cell office:value-type="float" office:value="9.72956274745666" calcext:value-type="float">
            <text:p>9,73</text:p>
          </table:table-cell>
          <table:table-cell table:style-name="Default" table:formula="of:=(1000000*[.D155])/[.C155]" office:value-type="float" office:value="1.49180661567873" calcext:value-type="float">
            <text:p>1,49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office:value-type="string" calcext:value-type="string">
            <text:p>dddd_Word,rule</text:p>
          </table:table-cell>
          <table:table-cell office:value-type="float" office:value="6770000" calcext:value-type="float">
            <text:p>6770000</text:p>
          </table:table-cell>
          <table:table-cell office:value-type="float" office:value="13.0055108448322" calcext:value-type="float">
            <text:p>13,01</text:p>
          </table:table-cell>
          <table:table-cell table:style-name="Default" table:formula="of:=(1000000*[.D156])/[.C156]" office:value-type="float" office:value="1.92105034635631" calcext:value-type="float">
            <text:p>1,92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office:value-type="string" calcext:value-type="string">
            <text:p>Word_dddd,rule</text:p>
          </table:table-cell>
          <table:table-cell office:value-type="float" office:value="6770000" calcext:value-type="float">
            <text:p>6770000</text:p>
          </table:table-cell>
          <table:table-cell office:value-type="float" office:value="13.0055108448322" calcext:value-type="float">
            <text:p>13,01</text:p>
          </table:table-cell>
          <table:table-cell table:style-name="Default" table:formula="of:=(1000000*[.D157])/[.C157]" office:value-type="float" office:value="1.92105034635631" calcext:value-type="float">
            <text:p>1,92</text:p>
          </table:table-cell>
        </table:table-row>
        <table:table-row table:style-name="ro1">
          <table:table-cell office:value-type="string" calcext:value-type="string">
            <text:p>tr_rus_noun_mul</text:p>
          </table:table-cell>
          <table:table-cell office:value-type="string" calcext:value-type="string">
            <text:p>Word_year,rule</text:p>
          </table:table-cell>
          <table:table-cell office:value-type="float" office:value="7832110" calcext:value-type="float">
            <text:p>7832110</text:p>
          </table:table-cell>
          <table:table-cell office:value-type="float" office:value="4.42172312641851" calcext:value-type="float">
            <text:p>4,42</text:p>
          </table:table-cell>
          <table:table-cell table:formula="of:=(1000000*[.D158])/[.C158]" office:value-type="float" office:value="0.56456346073006" calcext:value-type="float">
            <text:p>0,56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office:value-type="string" calcext:value-type="string">
            <text:p>Word_pd,rule</text:p>
          </table:table-cell>
          <table:table-cell office:value-type="float" office:value="8487759" calcext:value-type="float">
            <text:p>8487759</text:p>
          </table:table-cell>
          <table:table-cell office:value-type="float" office:value="13.5907477572832" calcext:value-type="float">
            <text:p>13,59</text:p>
          </table:table-cell>
          <table:table-cell table:formula="of:=(1000000*[.D159])/[.C159]" office:value-type="float" office:value="1.60121744235236" calcext:value-type="float">
            <text:p>1,6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table:style-name="Default" office:value-type="string" calcext:value-type="string">
            <text:p>word_pd,rule</text:p>
          </table:table-cell>
          <table:table-cell table:style-name="Default" office:value-type="float" office:value="8487759" calcext:value-type="float">
            <text:p>8487759</text:p>
          </table:table-cell>
          <table:table-cell table:style-name="Default" office:value-type="float" office:value="4.98226124301044" calcext:value-type="float">
            <text:p>4,98</text:p>
          </table:table-cell>
          <table:table-cell table:formula="of:=(1000000*[.D160])/[.C160]" office:value-type="float" office:value="0.586993721547754" calcext:value-type="float">
            <text:p>0,5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9.71997400422323" calcext:value-type="float">
            <text:p>9,72</text:p>
          </table:table-cell>
          <table:table-cell table:style-name="Default" office:value-type="float" office:value="1.13837207254579" calcext:value-type="float">
            <text:p>1,14</text:p>
          </table:table-cell>
        </table:table-row>
        <table:table-row table:style-name="ro1">
          <table:table-cell table:style-name="ce1" office:value-type="string" calcext:value-type="string">
            <text:p>names_all,dic</text:p>
          </table:table-cell>
          <table:table-cell office:value-type="string" calcext:value-type="string">
            <text:p>Word_day_mon,rule</text:p>
          </table:table-cell>
          <table:table-cell office:value-type="float" office:value="9758628" calcext:value-type="float">
            <text:p>9758628</text:p>
          </table:table-cell>
          <table:table-cell office:value-type="float" office:value="24.8128518182746" calcext:value-type="float">
            <text:p>24,81</text:p>
          </table:table-cell>
          <table:table-cell table:style-name="Default" office:value-type="float" office:value="2.5426578222138" calcext:value-type="float">
            <text:p>2,54</text:p>
          </table:table-cell>
        </table:table-row>
        <table:table-row table:style-name="ro1">
          <table:table-cell table:style-name="ce1" office:value-type="string" calcext:value-type="string">
            <text:p>kb_rus_noun_fem</text:p>
          </table:table-cell>
          <table:table-cell office:value-type="string" calcext:value-type="string">
            <text:p>Word_day_mon,rule</text:p>
          </table:table-cell>
          <table:table-cell office:value-type="float" office:value="10591702" calcext:value-type="float">
            <text:p>10591702</text:p>
          </table:table-cell>
          <table:table-cell office:value-type="float" office:value="15.6046165596617" calcext:value-type="float">
            <text:p>15,6</text:p>
          </table:table-cell>
          <table:table-cell table:style-name="Default" table:formula="of:=(1000000*[.D163])/[.C163]" office:value-type="float" office:value="1.47328697122159" calcext:value-type="float">
            <text:p>1,47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office:value-type="string" calcext:value-type="string">
            <text:p>Word_day_mon,rule</text:p>
          </table:table-cell>
          <table:table-cell office:value-type="float" office:value="10592120" calcext:value-type="float">
            <text:p>10592120</text:p>
          </table:table-cell>
          <table:table-cell office:value-type="float" office:value="6.59170504323587" calcext:value-type="float">
            <text:p>6,59</text:p>
          </table:table-cell>
          <table:table-cell table:style-name="Default" table:formula="of:=(1000000*[.D164])/[.C164]" office:value-type="float" office:value="0.62232159787048" calcext:value-type="float">
            <text:p>0,62</text:p>
          </table:table-cell>
        </table:table-row>
        <table:table-row table:style-name="ro1">
          <table:table-cell office:value-type="string" calcext:value-type="string">
            <text:p>tripple,dict</text:p>
          </table:table-cell>
          <table:table-cell table:style-name="Default" office:value-type="string" calcext:value-type="string">
            <text:p>1-0_sc_WORD,rule</text:p>
          </table:table-cell>
          <table:table-cell table:style-name="Default" office:value-type="float" office:value="10718220" calcext:value-type="float">
            <text:p>10718220</text:p>
          </table:table-cell>
          <table:table-cell table:style-name="Default" office:value-type="float" office:value="3.86118500982658" calcext:value-type="float">
            <text:p>3,86</text:p>
          </table:table-cell>
          <table:table-cell table:style-name="Default" table:formula="of:=[.D165]*1000000/[.C165]" office:value-type="float" office:value="0.360244985625093" calcext:value-type="float">
            <text:p>0,36</text:p>
          </table:table-cell>
        </table:table-row>
        <table:table-row table:style-name="ro1">
          <table:table-cell table:style-name="ce1" office:value-type="string" calcext:value-type="string">
            <text:p>names_all,dic</text:p>
          </table:table-cell>
          <table:table-cell office:value-type="string" calcext:value-type="string">
            <text:p>Word_sc_year,rule</text:p>
          </table:table-cell>
          <table:table-cell office:value-type="float" office:value="11229426" calcext:value-type="float">
            <text:p>11229426</text:p>
          </table:table-cell>
          <table:table-cell office:value-type="float" office:value="13.4346346428443" calcext:value-type="float">
            <text:p>13,43</text:p>
          </table:table-cell>
          <table:table-cell table:style-name="Default" office:value-type="float" office:value="1.19637768153459" calcext:value-type="float">
            <text:p>1,2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sc_year,rule</text:p>
          </table:table-cell>
          <table:table-cell office:value-type="float" office:value="11229426" calcext:value-type="float">
            <text:p>11229426</text:p>
          </table:table-cell>
          <table:table-cell office:value-type="float" office:value="11.8603340365259" calcext:value-type="float">
            <text:p>11,86</text:p>
          </table:table-cell>
          <table:table-cell table:style-name="Default" office:value-type="float" office:value="1.0561834626744" calcext:value-type="float">
            <text:p>1,06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office:value-type="string" calcext:value-type="string">
            <text:p>Word_day_mon,rule</text:p>
          </table:table-cell>
          <table:table-cell office:value-type="float" office:value="11398024" calcext:value-type="float">
            <text:p>11398024</text:p>
          </table:table-cell>
          <table:table-cell office:value-type="float" office:value="11.2283547669373" calcext:value-type="float">
            <text:p>11,23</text:p>
          </table:table-cell>
          <table:table-cell table:style-name="Default" table:formula="of:=(1000000*[.D168])/[.C168]" office:value-type="float" office:value="0.985114153728515" calcext:value-type="float">
            <text:p>0,99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Word_ddd,rule</text:p>
          </table:table-cell>
          <table:table-cell office:value-type="float" office:value="11570000" calcext:value-type="float">
            <text:p>11570000</text:p>
          </table:table-cell>
          <table:table-cell office:value-type="float" office:value="6.07371559167958" calcext:value-type="float">
            <text:p>6,07</text:p>
          </table:table-cell>
          <table:table-cell table:style-name="Default" table:formula="of:=(1000000*[.D169])/[.C169]" office:value-type="float" office:value="0.524953810862539" calcext:value-type="float">
            <text:p>0,52</text:p>
          </table:table-cell>
        </table:table-row>
        <table:table-row table:style-name="ro1">
          <table:table-cell office:value-type="string" calcext:value-type="string">
            <text:p>tr_rus_noun_it</text:p>
          </table:table-cell>
          <table:table-cell office:value-type="string" calcext:value-type="string">
            <text:p>Word_ddd,rule</text:p>
          </table:table-cell>
          <table:table-cell office:value-type="float" office:value="11571000" calcext:value-type="float">
            <text:p>11571000</text:p>
          </table:table-cell>
          <table:table-cell office:value-type="float" office:value="5.1450504320243" calcext:value-type="float">
            <text:p>5,15</text:p>
          </table:table-cell>
          <table:table-cell table:style-name="Default" table:formula="of:=(1000000*[.D170])/[.C170]" office:value-type="float" office:value="0.444650456488143" calcext:value-type="float">
            <text:p>0,44</text:p>
          </table:table-cell>
        </table:table-row>
        <table:table-row table:style-name="ro1">
          <table:table-cell table:style-name="ce1" office:value-type="string" calcext:value-type="string">
            <text:p>names,dic</text:p>
          </table:table-cell>
          <table:table-cell office:value-type="string" calcext:value-type="string">
            <text:p>Word_ddd,rule</text:p>
          </table:table-cell>
          <table:table-cell office:value-type="float" office:value="11722000" calcext:value-type="float">
            <text:p>11722000</text:p>
          </table:table-cell>
          <table:table-cell office:value-type="float" office:value="15.2427402225443" calcext:value-type="float">
            <text:p>15,24</text:p>
          </table:table-cell>
          <table:table-cell table:style-name="Default" table:formula="of:=(1000000*[.D171])/[.C171]" office:value-type="float" office:value="1.30035320103603" calcext:value-type="float">
            <text:p>1,3</text:p>
          </table:table-cell>
        </table:table-row>
        <table:table-row table:style-name="ro1">
          <table:table-cell office:value-type="string" calcext:value-type="string">
            <text:p>tr_rus_adj_fem</text:p>
          </table:table-cell>
          <table:table-cell table:style-name="Default" office:value-type="string" calcext:value-type="string">
            <text:p>Word_day_mon,rule</text:p>
          </table:table-cell>
          <table:table-cell table:style-name="Default" office:value-type="float" office:value="12134958" calcext:value-type="float">
            <text:p>12134958</text:p>
          </table:table-cell>
          <table:table-cell table:style-name="Default" office:value-type="float" office:value="4.58451231543237" calcext:value-type="float">
            <text:p>4,58</text:p>
          </table:table-cell>
          <table:table-cell table:formula="of:=(1000000*[.D172])/[.C172]" office:value-type="float" office:value="0.377793834591959" calcext:value-type="float">
            <text:p>0,38</text:p>
          </table:table-cell>
        </table:table-row>
        <table:table-row table:style-name="ro1">
          <table:table-cell office:value-type="string" calcext:value-type="string">
            <text:p>kb_rus_noun_fem</text:p>
          </table:table-cell>
          <table:table-cell office:value-type="string" calcext:value-type="string">
            <text:p>word_sc_year,rule</text:p>
          </table:table-cell>
          <table:table-cell office:value-type="float" office:value="12188059" calcext:value-type="float">
            <text:p>12188059</text:p>
          </table:table-cell>
          <table:table-cell office:value-type="float" office:value="8.24369750849694" calcext:value-type="float">
            <text:p>8,24</text:p>
          </table:table-cell>
          <table:table-cell table:style-name="Default" table:formula="of:=(1000000*[.D173])/[.C173]" office:value-type="float" office:value="0.676374926351845" calcext:value-type="float">
            <text:p>0,68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office:value-type="string" calcext:value-type="string">
            <text:p>Word_dd,rule</text:p>
          </table:table-cell>
          <table:table-cell office:value-type="float" office:value="12301100" calcext:value-type="float">
            <text:p>12301100</text:p>
          </table:table-cell>
          <table:table-cell office:value-type="float" office:value="20.3356532462995" calcext:value-type="float">
            <text:p>20,34</text:p>
          </table:table-cell>
          <table:table-cell table:formula="of:=(1000000*[.D174])/[.C174]" office:value-type="float" office:value="1.65315729863992" calcext:value-type="float">
            <text:p>1,65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table:style-name="Default" office:value-type="string" calcext:value-type="string">
            <text:p>word_dd,rule</text:p>
          </table:table-cell>
          <table:table-cell table:style-name="Default" office:value-type="float" office:value="12301100" calcext:value-type="float">
            <text:p>12301100</text:p>
          </table:table-cell>
          <table:table-cell table:style-name="Default" office:value-type="float" office:value="6.10333747619429" calcext:value-type="float">
            <text:p>6,1</text:p>
          </table:table-cell>
          <table:table-cell table:formula="of:=(1000000*[.D175])/[.C175]" office:value-type="float" office:value="0.49616192667276" calcext:value-type="float">
            <text:p>0,5</text:p>
          </table:table-cell>
        </table:table-row>
        <table:table-row table:style-name="ro1">
          <table:table-cell table:style-name="ce2" office:value-type="string" calcext:value-type="string">
            <text:p>doubled,dict</text:p>
          </table:table-cell>
          <table:table-cell office:value-type="string" calcext:value-type="string">
            <text:p>Word_day_mon_year,rule</text:p>
          </table:table-cell>
          <table:table-cell office:value-type="float" office:value="12592200" calcext:value-type="float">
            <text:p>12592200</text:p>
          </table:table-cell>
          <table:table-cell office:value-type="float" office:value="10.7504315979436" calcext:value-type="float">
            <text:p>10,75</text:p>
          </table:table-cell>
          <table:table-cell table:style-name="Default" table:formula="of:=(1000000*[.D176])/[.C176]" office:value-type="float" office:value="0.853737361060307" calcext:value-type="float">
            <text:p>0,85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office:value-type="string" calcext:value-type="string">
            <text:p>word_sc_year,rule</text:p>
          </table:table-cell>
          <table:table-cell office:value-type="float" office:value="13112541" calcext:value-type="float">
            <text:p>13112541</text:p>
          </table:table-cell>
          <table:table-cell office:value-type="float" office:value="5.30783962103815" calcext:value-type="float">
            <text:p>5,31</text:p>
          </table:table-cell>
          <table:table-cell table:style-name="Default" table:formula="of:=(1000000*[.D177])/[.C177]" office:value-type="float" office:value="0.404791079092767" calcext:value-type="float">
            <text:p>0,4</text:p>
          </table:table-cell>
        </table:table-row>
        <table:table-row table:style-name="ro1">
          <table:table-cell office:value-type="string" calcext:value-type="string">
            <text:p>names,dic</text:p>
          </table:table-cell>
          <table:table-cell office:value-type="string" calcext:value-type="string">
            <text:p>Word_mon_dd,rule</text:p>
          </table:table-cell>
          <table:table-cell office:value-type="float" office:value="15250322" calcext:value-type="float">
            <text:p>15250322</text:p>
          </table:table-cell>
          <table:table-cell office:value-type="float" office:value="9.93490060150615" calcext:value-type="float">
            <text:p>9,93</text:p>
          </table:table-cell>
          <table:table-cell table:style-name="Default" table:formula="of:=(1000000*[.D178])/[.C178]" office:value-type="float" office:value="0.651455136587028" calcext:value-type="float">
            <text:p>0,65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Default" office:value-type="string" calcext:value-type="string">
            <text:p>day_Word,rule</text:p>
          </table:table-cell>
          <table:table-cell table:style-name="Default" office:value-type="float" office:value="15262075" calcext:value-type="float">
            <text:p>15262075</text:p>
          </table:table-cell>
          <table:table-cell table:style-name="Default" office:value-type="float" office:value="4.58451231543237" calcext:value-type="float">
            <text:p>4,58</text:p>
          </table:table-cell>
          <table:table-cell office:value-type="float" office:value="0.300385911839142" calcext:value-type="float">
            <text:p>0,3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office:value-type="string" calcext:value-type="string">
            <text:p>Word_year,rule</text:p>
          </table:table-cell>
          <table:table-cell office:value-type="float" office:value="15991430" calcext:value-type="float">
            <text:p>15991430</text:p>
          </table:table-cell>
          <table:table-cell office:value-type="float" office:value="48.7529442086359" calcext:value-type="float">
            <text:p>48,75</text:p>
          </table:table-cell>
          <table:table-cell table:formula="of:=(1000000*[.D180])/[.C180]" office:value-type="float" office:value="3.04869196867547" calcext:value-type="float">
            <text:p>3,05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office:value-type="string" calcext:value-type="string">
            <text:p>word_sc_dd,rule</text:p>
          </table:table-cell>
          <table:table-cell office:value-type="float" office:value="16356600" calcext:value-type="float">
            <text:p>16356600</text:p>
          </table:table-cell>
          <table:table-cell office:value-type="float" office:value="6.03116692664394" calcext:value-type="float">
            <text:p>6,03</text:p>
          </table:table-cell>
          <table:table-cell table:style-name="Default" table:formula="of:=(1000000*[.D181])/[.C181]" office:value-type="float" office:value="0.368729866026188" calcext:value-type="float">
            <text:p>0,37</text:p>
          </table:table-cell>
        </table:table-row>
        <table:table-row table:style-name="ro1">
          <table:table-cell office:value-type="string" calcext:value-type="string">
            <text:p>kb_rus_noun_male</text:p>
          </table:table-cell>
          <table:table-cell office:value-type="string" calcext:value-type="string">
            <text:p>word_dd_sc,rule</text:p>
          </table:table-cell>
          <table:table-cell office:value-type="float" office:value="19109961" calcext:value-type="float">
            <text:p>19109961</text:p>
          </table:table-cell>
          <table:table-cell office:value-type="float" office:value="6.75449423224973" calcext:value-type="float">
            <text:p>6,75</text:p>
          </table:table-cell>
          <table:table-cell table:style-name="Default" table:formula="of:=(1000000*[.D182])/[.C182]" office:value-type="float" office:value="0.353454108684457" calcext:value-type="float">
            <text:p>0,35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Default" office:value-type="string" calcext:value-type="string">
            <text:p>sc_word_d,rule</text:p>
          </table:table-cell>
          <table:table-cell table:style-name="Default" office:value-type="float" office:value="19693000" calcext:value-type="float">
            <text:p>19693000</text:p>
          </table:table-cell>
          <table:table-cell table:style-name="Default" office:value-type="float" office:value="6.43850459745545" calcext:value-type="float">
            <text:p>6,44</text:p>
          </table:table-cell>
          <table:table-cell office:value-type="float" office:value="0.326943817470952" calcext:value-type="float">
            <text:p>0,3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Default" office:value-type="string" calcext:value-type="string">
            <text:p>1-0_sc_word,rule</text:p>
          </table:table-cell>
          <table:table-cell table:style-name="Default" office:value-type="float" office:value="20185325" calcext:value-type="float">
            <text:p>20185325</text:p>
          </table:table-cell>
          <table:table-cell table:style-name="Default" office:value-type="float" office:value="4.58451231543237" calcext:value-type="float">
            <text:p>4,58</text:p>
          </table:table-cell>
          <table:table-cell office:value-type="float" office:value="0.22712105529301" calcext:value-type="float">
            <text:p>0,23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9.20198455266693" calcext:value-type="float">
            <text:p>9,2</text:p>
          </table:table-cell>
          <table:table-cell table:style-name="Default" office:value-type="float" office:value="0.450481448703526" calcext:value-type="float">
            <text:p>0,45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75532994145536" calcext:value-type="float">
            <text:p>7,76</text:p>
          </table:table-cell>
          <table:table-cell table:style-name="Default" table:formula="of:=(1000000*[.D186])/[.C186]" office:value-type="float" office:value="0.379660740268045" calcext:value-type="float">
            <text:p>0,38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  <table:table-cell table:style-name="Default" table:formula="of:=(1000000*[.D187])/[.C187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  <table:table-cell table:style-name="Default" table:formula="of:=(1000000*[.D188])/[.C188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  <table:table-cell table:style-name="Default" table:formula="of:=(1000000*[.D189])/[.C189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  <table:table-cell table:style-name="Default" table:formula="of:=(1000000*[.D190])/[.C190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  <table:table-cell table:style-name="Default" table:formula="of:=(1000000*[.D191])/[.C191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  <table:table-cell table:style-name="Default" table:formula="of:=(1000000*[.D192])/[.C192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translit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  <table:table-cell table:style-name="Default" table:formula="of:=(1000000*[.D193])/[.C193]" office:value-type="float" office:value="0.344250386050304" calcext:value-type="float">
            <text:p>0,34</text:p>
          </table:table-cell>
        </table:table-row>
        <table:table-row table:style-name="ro1">
          <table:table-cell table:style-name="ce1" office:value-type="string" calcext:value-type="string">
            <text:p>names_all,dic</text:p>
          </table:table-cell>
          <table:table-cell office:value-type="string" calcext:value-type="string">
            <text:p>Word_ddd,rule</text:p>
          </table:table-cell>
          <table:table-cell office:value-type="float" office:value="23346000" calcext:value-type="float">
            <text:p>23346000</text:p>
          </table:table-cell>
          <table:table-cell office:value-type="float" office:value="31.0068079339324" calcext:value-type="float">
            <text:p>31,01</text:p>
          </table:table-cell>
          <table:table-cell table:style-name="Default" office:value-type="float" office:value="1.32814220568545" calcext:value-type="float">
            <text:p>1,3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table:style-name="Default" office:value-type="string" calcext:value-type="string">
            <text:p>d_sc_word,rule</text:p>
          </table:table-cell>
          <table:table-cell table:style-name="Default" office:value-type="float" office:value="24616250" calcext:value-type="float">
            <text:p>24616250</text:p>
          </table:table-cell>
          <table:table-cell table:style-name="Default" office:value-type="float" office:value="4.58451231543237" calcext:value-type="float">
            <text:p>4,58</text:p>
          </table:table-cell>
          <table:table-cell office:value-type="float" office:value="0.186239265340268" calcext:value-type="float">
            <text:p>0,19</text:p>
          </table:table-cell>
        </table:table-row>
        <table:table-row table:style-name="ro1">
          <table:table-cell table:style-name="ce1" office:value-type="string" calcext:value-type="string">
            <text:p>doubled,dict</text:p>
          </table:table-cell>
          <table:table-cell office:value-type="string" calcext:value-type="string">
            <text:p>Word_day_mon_dd,rule</text:p>
          </table:table-cell>
          <table:table-cell office:value-type="float" office:value="24726748" calcext:value-type="float">
            <text:p>24726748</text:p>
          </table:table-cell>
          <table:table-cell office:value-type="float" office:value="12.5322533304163" calcext:value-type="float">
            <text:p>12,53</text:p>
          </table:table-cell>
          <table:table-cell table:style-name="Default" table:formula="of:=(1000000*[.D196])/[.C196]" office:value-type="float" office:value="0.506829823736478" calcext:value-type="float">
            <text:p>0,51</text:p>
          </table:table-cell>
        </table:table-row>
        <table:table-row table:style-name="ro1">
          <table:table-cell table:style-name="ce2" office:value-type="string" calcext:value-type="string">
            <text:p>doubled,dict</text:p>
          </table:table-cell>
          <table:table-cell office:value-type="string" calcext:value-type="string">
            <text:p>day_mon_dd_Word,rule</text:p>
          </table:table-cell>
          <table:table-cell office:value-type="float" office:value="24726748" calcext:value-type="float">
            <text:p>24726748</text:p>
          </table:table-cell>
          <table:table-cell office:value-type="float" office:value="8.1105302039978" calcext:value-type="float">
            <text:p>8,11</text:p>
          </table:table-cell>
          <table:table-cell table:style-name="Default" table:formula="of:=(1000000*[.D197])/[.C197]" office:value-type="float" office:value="0.32800634373747" calcext:value-type="float">
            <text:p>0,33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Default" office:value-type="string" calcext:value-type="string">
            <text:p>1-0_Word,rule</text:p>
          </table:table-cell>
          <table:table-cell table:style-name="Default" office:value-type="float" office:value="24982580" calcext:value-type="float">
            <text:p>24982580</text:p>
          </table:table-cell>
          <table:table-cell table:style-name="Default" office:value-type="float" office:value="6.6342537082715" calcext:value-type="float">
            <text:p>6,63</text:p>
          </table:table-cell>
          <table:table-cell office:value-type="float" office:value="0.265555187185291" calcext:value-type="float">
            <text:p>0,27</text:p>
          </table:table-cell>
        </table:table-row>
        <table:table-row table:style-name="ro1">
          <table:table-cell office:value-type="string" calcext:value-type="string">
            <text:p>tr_rus_noun_mul</text:p>
          </table:table-cell>
          <table:table-cell table:style-name="Default" office:value-type="string" calcext:value-type="string">
            <text:p>Word_day_mon,rule</text:p>
          </table:table-cell>
          <table:table-cell table:style-name="Default" office:value-type="float" office:value="25183246" calcext:value-type="float">
            <text:p>25183246</text:p>
          </table:table-cell>
          <table:table-cell table:style-name="Default" office:value-type="float" office:value="4.42172312641851" calcext:value-type="float">
            <text:p>4,42</text:p>
          </table:table-cell>
          <table:table-cell table:style-name="Default" table:formula="of:=(1000000*[.D199])/[.C199]" office:value-type="float" office:value="0.175581937547626" calcext:value-type="float">
            <text:p>0,18</text:p>
          </table:table-cell>
        </table:table-row>
        <table:table-row table:style-name="ro1">
          <table:table-cell table:style-name="ce1" office:value-type="string" calcext:value-type="string">
            <text:p>kb_rus_noun_fem</text:p>
          </table:table-cell>
          <table:table-cell office:value-type="string" calcext:value-type="string">
            <text:p>Word_ddd,rule</text:p>
          </table:table-cell>
          <table:table-cell office:value-type="float" office:value="25339000" calcext:value-type="float">
            <text:p>25339000</text:p>
          </table:table-cell>
          <table:table-cell office:value-type="float" office:value="12.3006316291396" calcext:value-type="float">
            <text:p>12,3</text:p>
          </table:table-cell>
          <table:table-cell table:style-name="Default" table:formula="of:=(1000000*[.D200])/[.C200]" office:value-type="float" office:value="0.485442662659916" calcext:value-type="float">
            <text:p>0,49</text:p>
          </table:table-cell>
        </table:table-row>
        <table:table-row table:style-name="ro1">
          <table:table-cell office:value-type="string" calcext:value-type="string">
            <text:p>tr_rus_noun_fem</text:p>
          </table:table-cell>
          <table:table-cell office:value-type="string" calcext:value-type="string">
            <text:p>Word_ddd,rule</text:p>
          </table:table-cell>
          <table:table-cell office:value-type="float" office:value="25340000" calcext:value-type="float">
            <text:p>25340000</text:p>
          </table:table-cell>
          <table:table-cell office:value-type="float" office:value="7.16183190306123" calcext:value-type="float">
            <text:p>7,16</text:p>
          </table:table-cell>
          <table:table-cell table:style-name="Default" table:formula="of:=(1000000*[.D201])/[.C201]" office:value-type="float" office:value="0.282629514722227" calcext:value-type="float">
            <text:p>0,28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mon_dd,rule</text:p>
          </table:table-cell>
          <table:table-cell office:value-type="float" office:value="26575527" calcext:value-type="float">
            <text:p>26575527</text:p>
          </table:table-cell>
          <table:table-cell office:value-type="float" office:value="9.21157329590037" calcext:value-type="float">
            <text:p>9,21</text:p>
          </table:table-cell>
          <table:table-cell table:style-name="Default" office:value-type="float" office:value="0.346618650155098" calcext:value-type="float">
            <text:p>0,35</text:p>
          </table:table-cell>
        </table:table-row>
        <table:table-row table:style-name="ro1">
          <table:table-cell office:value-type="string" calcext:value-type="string">
            <text:p>tr_rus_noun_male</text:p>
          </table:table-cell>
          <table:table-cell office:value-type="string" calcext:value-type="string">
            <text:p>Word_ddd,rule</text:p>
          </table:table-cell>
          <table:table-cell office:value-type="float" office:value="27268000" calcext:value-type="float">
            <text:p>27268000</text:p>
          </table:table-cell>
          <table:table-cell office:value-type="float" office:value="11.2187660237039" calcext:value-type="float">
            <text:p>11,22</text:p>
          </table:table-cell>
          <table:table-cell table:style-name="Default" table:formula="of:=(1000000*[.D203])/[.C203]" office:value-type="float" office:value="0.411426068054272" calcext:value-type="float">
            <text:p>0,41</text:p>
          </table:table-cell>
        </table:table-row>
        <table:table-row table:style-name="ro1">
          <table:table-cell office:value-type="string" calcext:value-type="string">
            <text:p>kb_rus_adj_fem</text:p>
          </table:table-cell>
          <table:table-cell office:value-type="string" calcext:value-type="string">
            <text:p>Word_ddd,rule</text:p>
          </table:table-cell>
          <table:table-cell office:value-type="float" office:value="29021000" calcext:value-type="float">
            <text:p>29021000</text:p>
          </table:table-cell>
          <table:table-cell office:value-type="float" office:value="6.07371559167958" calcext:value-type="float">
            <text:p>6,07</text:p>
          </table:table-cell>
          <table:table-cell table:style-name="Default" table:formula="of:=(1000000*[.D204])/[.C204]" office:value-type="float" office:value="0.2092869160842" calcext:value-type="float">
            <text:p>0,21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office:value-type="string" calcext:value-type="string">
            <text:p>Word_ddd,rule</text:p>
          </table:table-cell>
          <table:table-cell office:value-type="float" office:value="29378000" calcext:value-type="float">
            <text:p>29378000</text:p>
          </table:table-cell>
          <table:table-cell office:value-type="float" office:value="5.35038828607379" calcext:value-type="float">
            <text:p>5,35</text:p>
          </table:table-cell>
          <table:table-cell table:style-name="Default" table:formula="of:=(1000000*[.D205])/[.C205]" office:value-type="float" office:value="0.18212227810177" calcext:value-type="float">
            <text:p>0,18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office:value-type="string" calcext:value-type="string">
            <text:p>Word_ddd,rule</text:p>
          </table:table-cell>
          <table:table-cell office:value-type="float" office:value="29378000" calcext:value-type="float">
            <text:p>29378000</text:p>
          </table:table-cell>
          <table:table-cell office:value-type="float" office:value="5.35038828607379" calcext:value-type="float">
            <text:p>5,35</text:p>
          </table:table-cell>
          <table:table-cell table:style-name="Default" table:formula="of:=(1000000*[.D206])/[.C206]" office:value-type="float" office:value="0.18212227810177" calcext:value-type="float">
            <text:p>0,18</text:p>
          </table:table-cell>
        </table:table-row>
        <table:table-row table:style-name="ro1">
          <table:table-cell office:value-type="string" calcext:value-type="string">
            <text:p>tr_rus_adj_male</text:p>
          </table:table-cell>
          <table:table-cell office:value-type="string" calcext:value-type="string">
            <text:p>Word_ddd,rule</text:p>
          </table:table-cell>
          <table:table-cell office:value-type="float" office:value="29388000" calcext:value-type="float">
            <text:p>29388000</text:p>
          </table:table-cell>
          <table:table-cell office:value-type="float" office:value="5.35038828607379" calcext:value-type="float">
            <text:p>5,35</text:p>
          </table:table-cell>
          <table:table-cell table:formula="of:=(1000000*[.D207])/[.C207]" office:value-type="float" office:value="0.182060306454124" calcext:value-type="float">
            <text:p>0,18</text:p>
          </table:table-cell>
        </table:table-row>
        <table:table-row table:style-name="ro1">
          <table:table-cell table:style-name="ce1" office:value-type="string" calcext:value-type="string">
            <text:p>names_all,dic</text:p>
          </table:table-cell>
          <table:table-cell office:value-type="string" calcext:value-type="string">
            <text:p>Word_mon_dd,rule</text:p>
          </table:table-cell>
          <table:table-cell office:value-type="float" office:value="30373146" calcext:value-type="float">
            <text:p>30373146</text:p>
          </table:table-cell>
          <table:table-cell office:value-type="float" office:value="13.9588748003466" calcext:value-type="float">
            <text:p>13,96</text:p>
          </table:table-cell>
          <table:table-cell table:style-name="Default" office:value-type="float" office:value="0.459579485126322" calcext:value-type="float">
            <text:p>0,46</text:p>
          </table:table-cell>
        </table:table-row>
        <table:table-row table:style-name="ro1">
          <table:table-cell table:style-name="ce1" office:value-type="string" calcext:value-type="string">
            <text:p>rus_surnames,txt</text:p>
          </table:table-cell>
          <table:table-cell office:value-type="string" calcext:value-type="string">
            <text:p>Word_pd,rule</text:p>
          </table:table-cell>
          <table:table-cell office:value-type="float" office:value="33970425" calcext:value-type="float">
            <text:p>33970425</text:p>
          </table:table-cell>
          <table:table-cell office:value-type="float" office:value="24.6509182840751" calcext:value-type="float">
            <text:p>24,65</text:p>
          </table:table-cell>
          <table:table-cell table:formula="of:=(1000000*[.D209])/[.C209]" office:value-type="float" office:value="0.725658224295843" calcext:value-type="float">
            <text:p>0,73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pd,rule</text:p>
          </table:table-cell>
          <table:table-cell office:value-type="float" office:value="33970425" calcext:value-type="float">
            <text:p>33970425</text:p>
          </table:table-cell>
          <table:table-cell office:value-type="float" office:value="8.87640617463922" calcext:value-type="float">
            <text:p>8,88</text:p>
          </table:table-cell>
          <table:table-cell table:formula="of:=(1000000*[.D210])/[.C210]" office:value-type="float" office:value="0.261298060728979" calcext:value-type="float">
            <text:p>0,26</text:p>
          </table:table-cell>
        </table:table-row>
        <table:table-row table:style-name="ro1">
          <table:table-cell table:style-name="ce1" office:value-type="string" calcext:value-type="string">
            <text:p>rus_surnames,txt</text:p>
          </table:table-cell>
          <table:table-cell office:value-type="string" calcext:value-type="string">
            <text:p>Word_dd,rule</text:p>
          </table:table-cell>
          <table:table-cell office:value-type="float" office:value="49232500" calcext:value-type="float">
            <text:p>49232500</text:p>
          </table:table-cell>
          <table:table-cell office:value-type="float" office:value="28.6644480848677" calcext:value-type="float">
            <text:p>28,66</text:p>
          </table:table-cell>
          <table:table-cell table:formula="of:=(1000000*[.D211])/[.C211]" office:value-type="float" office:value="0.582226132836393" calcext:value-type="float">
            <text:p>0,58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office:value-type="string" calcext:value-type="string">
            <text:p>Word_day_mon,rule</text:p>
          </table:table-cell>
          <table:table-cell office:value-type="float" office:value="51418598" calcext:value-type="float">
            <text:p>51418598</text:p>
          </table:table-cell>
          <table:table-cell office:value-type="float" office:value="16.1393011152118" calcext:value-type="float">
            <text:p>16,14</text:p>
          </table:table-cell>
          <table:table-cell table:style-name="Default" table:formula="of:=(1000000*[.D212])/[.C212]" office:value-type="float" office:value="0.313880614076872" calcext:value-type="float">
            <text:p>0,31</text:p>
          </table:table-cell>
        </table:table-row>
        <table:table-row table:style-name="ro1">
          <table:table-cell office:value-type="string" calcext:value-type="string">
            <text:p>kb_rus_noun_mul</text:p>
          </table:table-cell>
          <table:table-cell office:value-type="string" calcext:value-type="string">
            <text:p>Word_ddd,rule</text:p>
          </table:table-cell>
          <table:table-cell office:value-type="float" office:value="60240000" calcext:value-type="float">
            <text:p>60240000</text:p>
          </table:table-cell>
          <table:table-cell office:value-type="float" office:value="8.65103517930844" calcext:value-type="float">
            <text:p>8,65</text:p>
          </table:table-cell>
          <table:table-cell table:style-name="Default" table:formula="of:=(1000000*[.D213])/[.C213]" office:value-type="float" office:value="0.143609481728228" calcext:value-type="float">
            <text:p>0,14</text:p>
          </table:table-cell>
        </table:table-row>
        <table:table-row table:style-name="ro1">
          <table:table-cell office:value-type="string" calcext:value-type="string">
            <text:p>tr_rus_noun_mul</text:p>
          </table:table-cell>
          <table:table-cell table:style-name="Default" office:value-type="string" calcext:value-type="string">
            <text:p>Word_ddd,rule</text:p>
          </table:table-cell>
          <table:table-cell table:style-name="Default" office:value-type="float" office:value="60247000" calcext:value-type="float">
            <text:p>60247000</text:p>
          </table:table-cell>
          <table:table-cell table:style-name="Default" office:value-type="float" office:value="4.58451231543237" calcext:value-type="float">
            <text:p>4,58</text:p>
          </table:table-cell>
          <table:table-cell table:style-name="Default" table:formula="of:=(1000000*[.D214])/[.C214]" office:value-type="float" office:value="0.0760952796891525" calcext:value-type="float">
            <text:p>0,08</text:p>
          </table:table-cell>
        </table:table-row>
        <table:table-row table:style-name="ro1">
          <table:table-cell table:style-name="ce1" office:value-type="string" calcext:value-type="string">
            <text:p>rus_surnames,txt</text:p>
          </table:table-cell>
          <table:table-cell office:value-type="string" calcext:value-type="string">
            <text:p>Word_year,rule</text:p>
          </table:table-cell>
          <table:table-cell office:value-type="float" office:value="64002250" calcext:value-type="float">
            <text:p>64002250</text:p>
          </table:table-cell>
          <table:table-cell office:value-type="float" office:value="43.676721371318" calcext:value-type="float">
            <text:p>43,68</text:p>
          </table:table-cell>
          <table:table-cell table:formula="of:=(1000000*[.D215])/[.C215]" office:value-type="float" office:value="0.682424779930674" calcext:value-type="float">
            <text:p>0,68</text:p>
          </table:table-cell>
        </table:table-row>
        <table:table-row table:style-name="ro1">
          <table:table-cell office:value-type="string" calcext:value-type="string">
            <text:p>rus_surnames,txt</text:p>
          </table:table-cell>
          <table:table-cell office:value-type="string" calcext:value-type="string">
            <text:p>word_year,rule</text:p>
          </table:table-cell>
          <table:table-cell office:value-type="float" office:value="64002250" calcext:value-type="float">
            <text:p>64002250</text:p>
          </table:table-cell>
          <table:table-cell office:value-type="float" office:value="8.43610858202551" calcext:value-type="float">
            <text:p>8,44</text:p>
          </table:table-cell>
          <table:table-cell table:style-name="Default" table:formula="of:=(1000000*[.D216])/[.C216]" office:value-type="float" office:value="0.131809562664211" calcext:value-type="float">
            <text:p>0,13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day_dd_Word,rule</text:p>
          </table:table-cell>
          <table:table-cell office:value-type="float" office:value="72372600" calcext:value-type="float">
            <text:p>72372600</text:p>
          </table:table-cell>
          <table:table-cell office:value-type="float" office:value="10.1306497123222" calcext:value-type="float">
            <text:p>10,13</text:p>
          </table:table-cell>
          <table:table-cell table:style-name="Default" office:value-type="float" office:value="0.13997907650578" calcext:value-type="float">
            <text:p>0,14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Default" office:value-type="string" calcext:value-type="string">
            <text:p>day_Word,rule</text:p>
          </table:table-cell>
          <table:table-cell table:style-name="Default" office:value-type="float" office:value="77445998" calcext:value-type="float">
            <text:p>77445998</text:p>
          </table:table-cell>
          <table:table-cell table:style-name="Default" office:value-type="float" office:value="6.79704289728536" calcext:value-type="float">
            <text:p>6,8</text:p>
          </table:table-cell>
          <table:table-cell office:value-type="float" office:value="0.0877649339257706" calcext:value-type="float">
            <text:p>0,09</text:p>
          </table:table-cell>
        </table:table-row>
        <table:table-row table:style-name="ro1">
          <table:table-cell table:style-name="ce2" office:value-type="string" calcext:value-type="string">
            <text:p>cities,dic</text:p>
          </table:table-cell>
          <table:table-cell office:value-type="string" calcext:value-type="string">
            <text:p>Word_dd_2sc,rule</text:p>
          </table:table-cell>
          <table:table-cell office:value-type="float" office:value="86107700" calcext:value-type="float">
            <text:p>86107700</text:p>
          </table:table-cell>
          <table:table-cell office:value-type="float" office:value="9.01582418508431" calcext:value-type="float">
            <text:p>9,02</text:p>
          </table:table-cell>
          <table:table-cell table:style-name="Default" table:formula="of:=(1000000*[.D219])/[.C219]" office:value-type="float" office:value="0.104704041393329" calcext:value-type="float">
            <text:p>0,1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table:style-name="Default" office:value-type="string" calcext:value-type="string">
            <text:p>word_dd_sc,rule</text:p>
          </table:table-cell>
          <table:table-cell table:style-name="Default" office:value-type="float" office:value="86230711" calcext:value-type="float">
            <text:p>86230711</text:p>
          </table:table-cell>
          <table:table-cell table:style-name="Default" office:value-type="float" office:value="4.42172312641851" calcext:value-type="float">
            <text:p>4,42</text:p>
          </table:table-cell>
          <table:table-cell table:formula="of:=(1000000*[.D220])/[.C220]" office:value-type="float" office:value="0.0512778228909479" calcext:value-type="float">
            <text:p>0,05</text:p>
          </table:table-cell>
        </table:table-row>
        <table:table-row table:style-name="ro1">
          <table:table-cell table:style-name="ce1" office:value-type="string" calcext:value-type="string">
            <text:p>names,dic</text:p>
          </table:table-cell>
          <table:table-cell office:value-type="string" calcext:value-type="string">
            <text:p>Word_dddd,rule</text:p>
          </table:table-cell>
          <table:table-cell office:value-type="float" office:value="117220000" calcext:value-type="float">
            <text:p>117220000</text:p>
          </table:table-cell>
          <table:table-cell office:value-type="float" office:value="12.512220189135" calcext:value-type="float">
            <text:p>12,51</text:p>
          </table:table-cell>
          <table:table-cell table:style-name="Default" table:formula="of:=(1000000*[.D221])/[.C221]" office:value-type="float" office:value="0.106741342681582" calcext:value-type="float">
            <text:p>0,11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office:value-type="string" calcext:value-type="string">
            <text:p>Word_ddd,rule</text:p>
          </table:table-cell>
          <table:table-cell office:value-type="float" office:value="123011000" calcext:value-type="float">
            <text:p>123011000</text:p>
          </table:table-cell>
          <table:table-cell office:value-type="float" office:value="19.8568744224914" calcext:value-type="float">
            <text:p>19,86</text:p>
          </table:table-cell>
          <table:table-cell table:style-name="Default" table:formula="of:=(1000000*[.D222])/[.C222]" office:value-type="float" office:value="0.161423567180914" calcext:value-type="float">
            <text:p>0,16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Default" office:value-type="string" calcext:value-type="string">
            <text:p>d_sc_Word,rule</text:p>
          </table:table-cell>
          <table:table-cell table:style-name="Default" office:value-type="float" office:value="124912900" calcext:value-type="float">
            <text:p>124912900</text:p>
          </table:table-cell>
          <table:table-cell table:style-name="Default" office:value-type="float" office:value="4.58451231543237" calcext:value-type="float">
            <text:p>4,58</text:p>
          </table:table-cell>
          <table:table-cell office:value-type="float" office:value="0.0367016722486818" calcext:value-type="float">
            <text:p>0,04</text:p>
          </table:table-cell>
        </table:table-row>
        <table:table-row table:style-name="ro1">
          <table:table-cell table:style-name="ce2" office:value-type="string" calcext:value-type="string">
            <text:p>cities,dic</text:p>
          </table:table-cell>
          <table:table-cell office:value-type="string" calcext:value-type="string">
            <text:p>Word_mon_dd,rule</text:p>
          </table:table-cell>
          <table:table-cell office:value-type="float" office:value="160037311" calcext:value-type="float">
            <text:p>160037311</text:p>
          </table:table-cell>
          <table:table-cell office:value-type="float" office:value="9.33181381987859" calcext:value-type="float">
            <text:p>9,33</text:p>
          </table:table-cell>
          <table:table-cell table:style-name="Default" table:formula="of:=(1000000*[.D224])/[.C224]" office:value-type="float" office:value="0.0583102387909941" calcext:value-type="float">
            <text:p>0,06</text:p>
          </table:table-cell>
        </table:table-row>
        <table:table-row table:style-name="ro1">
          <table:table-cell table:style-name="ce1" office:value-type="string" calcext:value-type="string">
            <text:p>kb_change_rus</text:p>
          </table:table-cell>
          <table:table-cell office:value-type="string" calcext:value-type="string">
            <text:p>Word_pd,rule</text:p>
          </table:table-cell>
          <table:table-cell office:value-type="float" office:value="172379802" calcext:value-type="float">
            <text:p>172379802</text:p>
          </table:table-cell>
          <table:table-cell office:value-type="float" office:value="36.8105468514015" calcext:value-type="float">
            <text:p>36,81</text:p>
          </table:table-cell>
          <table:table-cell table:formula="of:=(1000000*[.D225])/[.C225]" office:value-type="float" office:value="0.213543271452426" calcext:value-type="float">
            <text:p>0,21</text:p>
          </table:table-cell>
        </table:table-row>
        <table:table-row table:style-name="ro1">
          <table:table-cell office:value-type="string" calcext:value-type="string">
            <text:p>translit_rus</text:p>
          </table:table-cell>
          <table:table-cell office:value-type="string" calcext:value-type="string">
            <text:p>Word_pd,rule</text:p>
          </table:table-cell>
          <table:table-cell office:value-type="float" office:value="172410438" calcext:value-type="float">
            <text:p>172410438</text:p>
          </table:table-cell>
          <table:table-cell office:value-type="float" office:value="4.42172312641851" calcext:value-type="float">
            <text:p>4,42</text:p>
          </table:table-cell>
          <table:table-cell table:formula="of:=(1000000*[.D226])/[.C226]" office:value-type="float" office:value="0.0256464932037265" calcext:value-type="float">
            <text:p>0,03</text:p>
          </table:table-cell>
        </table:table-row>
        <table:table-row table:style-name="ro1">
          <table:table-cell table:style-name="ce1" office:value-type="string" calcext:value-type="string">
            <text:p>names_all,dic</text:p>
          </table:table-cell>
          <table:table-cell office:value-type="string" calcext:value-type="string">
            <text:p>Word_dddd,rule</text:p>
          </table:table-cell>
          <table:table-cell office:value-type="float" office:value="233460000" calcext:value-type="float">
            <text:p>233460000</text:p>
          </table:table-cell>
          <table:table-cell office:value-type="float" office:value="14.6822021059524" calcext:value-type="float">
            <text:p>14,68</text:p>
          </table:table-cell>
          <table:table-cell table:style-name="Default" office:value-type="float" office:value="0.0628895832517451" calcext:value-type="float">
            <text:p>0,06</text:p>
          </table:table-cell>
        </table:table-row>
        <table:table-row table:style-name="ro1">
          <table:table-cell table:style-name="ce1" office:value-type="string" calcext:value-type="string">
            <text:p>kb_change_rus</text:p>
          </table:table-cell>
          <table:table-cell office:value-type="string" calcext:value-type="string">
            <text:p>Word_dd,rule</text:p>
          </table:table-cell>
          <table:table-cell office:value-type="float" office:value="249825800" calcext:value-type="float">
            <text:p>249825800</text:p>
          </table:table-cell>
          <table:table-cell office:value-type="float" office:value="96.7642643082587" calcext:value-type="float">
            <text:p>96,76</text:p>
          </table:table-cell>
          <table:table-cell table:formula="of:=(1000000*[.D228])/[.C228]" office:value-type="float" office:value="0.38732694664946" calcext:value-type="float">
            <text:p>0,39</text:p>
          </table:table-cell>
        </table:table-row>
        <table:table-row table:style-name="ro1">
          <table:table-cell office:value-type="string" calcext:value-type="string">
            <text:p>kb_change_rus</text:p>
          </table:table-cell>
          <table:table-cell table:style-name="Default" office:value-type="string" calcext:value-type="string">
            <text:p>dd_Word,rule</text:p>
          </table:table-cell>
          <table:table-cell table:style-name="Default" office:value-type="float" office:value="249825800" calcext:value-type="float">
            <text:p>249825800</text:p>
          </table:table-cell>
          <table:table-cell table:style-name="Default" office:value-type="float" office:value="10.3359875663717" calcext:value-type="float">
            <text:p>10,34</text:p>
          </table:table-cell>
          <table:table-cell office:value-type="float" office:value="0.041372778817767" calcext:value-type="float">
            <text:p>0,04</text:p>
          </table:table-cell>
        </table:table-row>
        <table:table-row table:style-name="ro1">
          <table:table-cell table:style-name="ce1" office:value-type="string" calcext:value-type="string">
            <text:p>kb_change_rus</text:p>
          </table:table-cell>
          <table:table-cell office:value-type="string" calcext:value-type="string">
            <text:p>Word_year,rule</text:p>
          </table:table-cell>
          <table:table-cell office:value-type="float" office:value="324773540" calcext:value-type="float">
            <text:p>324773540</text:p>
          </table:table-cell>
          <table:table-cell office:value-type="float" office:value="166.613901122526" calcext:value-type="float">
            <text:p>166,61</text:p>
          </table:table-cell>
          <table:table-cell table:formula="of:=(1000000*[.D230])/[.C230]" office:value-type="float" office:value="0.513015626588687" calcext:value-type="float">
            <text:p>0,51</text:p>
          </table:table-cell>
        </table:table-row>
        <table:table-row table:style-name="ro1">
          <table:table-cell table:style-name="ce1" office:value-type="string" calcext:value-type="string">
            <text:p>kb_change_rus</text:p>
          </table:table-cell>
          <table:table-cell table:style-name="Default" office:value-type="string" calcext:value-type="string">
            <text:p>year_Word,rule</text:p>
          </table:table-cell>
          <table:table-cell table:style-name="Default" office:value-type="float" office:value="324773540" calcext:value-type="float">
            <text:p>324773540</text:p>
          </table:table-cell>
          <table:table-cell table:style-name="Default" office:value-type="float" office:value="15.6471652246973" calcext:value-type="float">
            <text:p>15,65</text:p>
          </table:table-cell>
          <table:table-cell office:value-type="float" office:value="0.0481786946827545" calcext:value-type="float">
            <text:p>0,05</text:p>
          </table:table-cell>
        </table:table-row>
        <table:table-row table:style-name="ro1">
          <table:table-cell table:style-name="ce1" office:value-type="string" calcext:value-type="string">
            <text:p>rus_surnames,txt</text:p>
          </table:table-cell>
          <table:table-cell office:value-type="string" calcext:value-type="string">
            <text:p>Word_ddd,rule</text:p>
          </table:table-cell>
          <table:table-cell office:value-type="float" office:value="492325000" calcext:value-type="float">
            <text:p>492325000</text:p>
          </table:table-cell>
          <table:table-cell office:value-type="float" office:value="16.374260853776" calcext:value-type="float">
            <text:p>16,37</text:p>
          </table:table-cell>
          <table:table-cell table:style-name="Default" table:formula="of:=(1000000*[.D232])/[.C232]" office:value-type="float" office:value="0.0332590480958229" calcext:value-type="float">
            <text:p>0,03</text:p>
          </table:table-cell>
        </table:table-row>
        <table:table-row table:style-name="ro1">
          <table:table-cell table:style-name="ce2" office:value-type="string" calcext:value-type="string">
            <text:p>cities,dic</text:p>
          </table:table-cell>
          <table:table-cell office:value-type="string" calcext:value-type="string">
            <text:p>Word_year_sc,rule</text:p>
          </table:table-cell>
          <table:table-cell office:value-type="float" office:value="526487080" calcext:value-type="float">
            <text:p>526487080</text:p>
          </table:table-cell>
          <table:table-cell office:value-type="float" office:value="11.1858061019017" calcext:value-type="float">
            <text:p>11,19</text:p>
          </table:table-cell>
          <table:table-cell table:style-name="Default" table:formula="of:=(1000000*[.D233])/[.C233]" office:value-type="float" office:value="0.0212461170023426" calcext:value-type="float">
            <text:p>0,02</text:p>
          </table:table-cell>
        </table:table-row>
        <table:table-row table:style-name="ro1">
          <table:table-cell table:style-name="ce1" office:value-type="string" calcext:value-type="string">
            <text:p>kb_change_rus</text:p>
          </table:table-cell>
          <table:table-cell office:value-type="string" calcext:value-type="string">
            <text:p>Word_day_mon,rule</text:p>
          </table:table-cell>
          <table:table-cell office:value-type="float" office:value="1044271844" calcext:value-type="float">
            <text:p>1044271844</text:p>
          </table:table-cell>
          <table:table-cell office:value-type="float" office:value="44.2195358769942" calcext:value-type="float">
            <text:p>44,22</text:p>
          </table:table-cell>
          <table:table-cell table:formula="of:=(1000000*[.D234])/[.C234]" office:value-type="float" office:value="0.042344851229173" calcext:value-type="float">
            <text:p>0,04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office:value-type="string" calcext:value-type="string">
            <text:p>Word_dddd,rule</text:p>
          </table:table-cell>
          <table:table-cell office:value-type="float" office:value="1230110000" calcext:value-type="float">
            <text:p>1230110000</text:p>
          </table:table-cell>
          <table:table-cell office:value-type="float" office:value="62.0991434841215" calcext:value-type="float">
            <text:p>62,1</text:p>
          </table:table-cell>
          <table:table-cell table:style-name="Default" table:formula="of:=(1000000*[.D235])/[.C235]" office:value-type="float" office:value="0.0504825938201636" calcext:value-type="float">
            <text:p>0,05</text:p>
          </table:table-cell>
        </table:table-row>
        <table:table-row table:style-name="ro1">
          <table:table-cell table:style-name="ce1" office:value-type="string" calcext:value-type="string">
            <text:p>kb_change_rus</text:p>
          </table:table-cell>
          <table:table-cell office:value-type="string" calcext:value-type="string">
            <text:p>Word_ddd,rule</text:p>
          </table:table-cell>
          <table:table-cell office:value-type="float" office:value="2498258000" calcext:value-type="float">
            <text:p>2498258000</text:p>
          </table:table-cell>
          <table:table-cell office:value-type="float" office:value="59.6302874875762" calcext:value-type="float">
            <text:p>59,63</text:p>
          </table:table-cell>
          <table:table-cell table:style-name="Default" table:formula="of:=(1000000*[.D236])/[.C236]" office:value-type="float" office:value="0.0238687467377573" calcext:value-type="float">
            <text:p>0,02</text:p>
          </table:table-cell>
        </table:table-row>
        <table:table-row table:style-name="ro1">
          <table:table-cell table:style-name="ce2" office:value-type="string" calcext:value-type="string">
            <text:p>cities,dic</text:p>
          </table:table-cell>
          <table:table-cell office:value-type="string" calcext:value-type="string">
            <text:p>Word_day_mon_dd,rule</text:p>
          </table:table-cell>
          <table:table-cell office:value-type="float" office:value="4492853764" calcext:value-type="float">
            <text:p>4492853764</text:p>
          </table:table-cell>
          <table:table-cell office:value-type="float" office:value="10.299689607282" calcext:value-type="float">
            <text:p>10,3</text:p>
          </table:table-cell>
          <table:table-cell table:style-name="Default" table:formula="of:=(1000000*[.D237])/[.C237]" office:value-type="float" office:value="0.00229246046016689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b_change_rus</text:p>
          </table:table-cell>
          <table:table-cell office:value-type="string" calcext:value-type="string">
            <text:p>Word_dddd,rule</text:p>
          </table:table-cell>
          <table:table-cell office:value-type="float" office:value="24982580000" calcext:value-type="float">
            <text:p>24982580000</text:p>
          </table:table-cell>
          <table:table-cell office:value-type="float" office:value="209.588782205071" calcext:value-type="float">
            <text:p>209,59</text:p>
          </table:table-cell>
          <table:table-cell table:style-name="Default" table:formula="of:=(1000000*[.D238])/[.C238]" office:value-type="float" office:value="0.00838939702004641" calcext:value-type="float">
            <text:p>0,01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:Sheet1.E23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1:47:04.2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40S</meta:editing-duration>
    <meta:editing-cycles>6</meta:editing-cycles>
    <meta:generator>LibreOffice/5.2.0.4$Windows_x86 LibreOffice_project/066b007f5ebcc236395c7d282ba488bca6720265</meta:generator>
    <dc:date>2016-08-14T12:07:24.865000000</dc:date>
    <meta:document-statistic meta:table-count="3" meta:cell-count="119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893cm" svg:height="20.246cm" xlink:href=".." xlink:type="simple" chart:class="chart:scatter" chart:style-name="ch1">
        <chart:plot-area chart:style-name="ch2" table:cell-range-address="Sheet1.C2:Sheet1.D238" svg:x="0.697cm" svg:y="0.404cm" svg:width="33.499cm" svg:height="19.438cm">
          <chartooo:coordinate-region svg:x="1.504cm" svg:y="0.603cm" svg:width="31.672cm" svg:height="18.5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238" chart:class="chart:scatter">
            <chart:domain table:cell-range-address="Sheet1.C2:Sheet1.C238"/>
            <chart:mean-value chart:style-name="ch6"/>
            <chart:regression-curve chart:style-name="ch7"/>
            <chart:data-point chart:repeated="36"/>
            <chart:data-point chart:style-name="ch8"/>
            <chart:data-point/>
            <chart:data-point chart:style-name="ch8"/>
            <chart:data-point chart:repeated="17"/>
            <chart:data-point chart:style-name="ch8"/>
            <chart:data-point/>
            <chart:data-point chart:style-name="ch8" chart:repeated="4"/>
            <chart:data-point/>
            <chart:data-point chart:style-name="ch8"/>
            <chart:data-point chart:repeated="16"/>
            <chart:data-point chart:style-name="ch8"/>
            <chart:data-point chart:repeated="96"/>
            <chart:data-point chart:style-name="ch8"/>
            <chart:data-point chart:repeated="51"/>
            <chart:data-point chart:style-name="ch8"/>
            <chart:data-point/>
            <chart:data-point chart:style-name="ch8"/>
            <chart:data-point chart:repeated="2"/>
            <chart:data-point chart:style-name="ch8" chart:repeated="2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0">
                <text:p>520</text:p>
                <draw:g>
                  <svg:desc>Sheet1.C2:Sheet1.C238</svg:desc>
                </draw:g>
              </table:table-cell>
              <table:table-cell office:value-type="float" office:value="4.42172312641851">
                <text:p>4.42172312641851</text:p>
                <draw:g>
                  <svg:desc>Sheet1.D2:Sheet1.D2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2">
                <text:p>552</text:p>
              </table:table-cell>
              <table:table-cell office:value-type="float" office:value="6.79704289728536">
                <text:p>6.79704289728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2">
                <text:p>552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5">
                <text:p>775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0">
                <text:p>1040</text:p>
              </table:table-cell>
              <table:table-cell office:value-type="float" office:value="26.220295801738">
                <text:p>26.220295801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0">
                <text:p>104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2">
                <text:p>1672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5">
                <text:p>2325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0.3785362314073">
                <text:p>10.3785362314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8.32879483856821">
                <text:p>8.32879483856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97">
                <text:p>2697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30.8506948194935">
                <text:p>30.8506948194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0">
                <text:p>3250</text:p>
              </table:table-cell>
              <table:table-cell office:value-type="float" office:value="10.0551411254844">
                <text:p>10.0551411254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44">
                <text:p>3344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48">
                <text:p>3848</text:p>
              </table:table-cell>
              <table:table-cell office:value-type="float" office:value="7.52037020289115">
                <text:p>7.52037020289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70">
                <text:p>6770</text:p>
              </table:table-cell>
              <table:table-cell office:value-type="float" office:value="12.0046751356266">
                <text:p>12.0046751356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70">
                <text:p>6770</text:p>
              </table:table-cell>
              <table:table-cell office:value-type="float" office:value="11.2387991649852">
                <text:p>11.2387991649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70">
                <text:p>6770</text:p>
              </table:table-cell>
              <table:table-cell office:value-type="float" office:value="9.06881724816779">
                <text:p>9.06881724816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70">
                <text:p>6770</text:p>
              </table:table-cell>
              <table:table-cell office:value-type="float" office:value="9.06881724816779">
                <text:p>9.068817248167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50">
                <text:p>7150</text:p>
              </table:table-cell>
              <table:table-cell office:value-type="float" office:value="3.86118500982658">
                <text:p>3.86118500982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00">
                <text:p>7500</text:p>
              </table:table-cell>
              <table:table-cell office:value-type="float" office:value="10.3785362314073">
                <text:p>10.37853623140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00">
                <text:p>7500</text:p>
              </table:table-cell>
              <table:table-cell office:value-type="float" office:value="8.32879483856821">
                <text:p>8.328794838568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00">
                <text:p>75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00">
                <text:p>8700</text:p>
              </table:table-cell>
              <table:table-cell office:value-type="float" office:value="10.3785362314073">
                <text:p>10.37853623140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00">
                <text:p>8700</text:p>
              </table:table-cell>
              <table:table-cell office:value-type="float" office:value="8.32879483856821">
                <text:p>8.328794838568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00">
                <text:p>87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50">
                <text:p>9750</text:p>
              </table:table-cell>
              <table:table-cell office:value-type="float" office:value="34.8746690183339">
                <text:p>34.87466901833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50">
                <text:p>9750</text:p>
              </table:table-cell>
              <table:table-cell office:value-type="float" office:value="10.6156792420763">
                <text:p>10.61567924207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10">
                <text:p>11310</text:p>
              </table:table-cell>
              <table:table-cell office:value-type="float" office:value="34.8746690183339">
                <text:p>34.87466901833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10">
                <text:p>11310</text:p>
              </table:table-cell>
              <table:table-cell office:value-type="float" office:value="10.6156792420763">
                <text:p>10.6156792420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25">
                <text:p>12025</text:p>
              </table:table-cell>
              <table:table-cell office:value-type="float" office:value="9.05212214417399">
                <text:p>9.05212214417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25">
                <text:p>17525</text:p>
              </table:table-cell>
              <table:table-cell office:value-type="float" office:value="9.01582418508431">
                <text:p>9.01582418508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59">
                <text:p>18759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757">
                <text:p>27757</text:p>
              </table:table-cell>
              <table:table-cell office:value-type="float" office:value="21.9024221232286">
                <text:p>21.9024221232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75">
                <text:p>36075</text:p>
              </table:table-cell>
              <table:table-cell office:value-type="float" office:value="9.05212214417399">
                <text:p>9.05212214417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00">
                <text:p>400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847">
                <text:p>41847</text:p>
              </table:table-cell>
              <table:table-cell office:value-type="float" office:value="9.05212214417399">
                <text:p>9.05212214417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713">
                <text:p>4671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713">
                <text:p>4671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713">
                <text:p>4671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713">
                <text:p>4671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75">
                <text:p>52575</text:p>
              </table:table-cell>
              <table:table-cell office:value-type="float" office:value="9.01582418508431">
                <text:p>9.01582418508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630">
                <text:p>5663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987">
                <text:p>60987</text:p>
              </table:table-cell>
              <table:table-cell office:value-type="float" office:value="9.01582418508431">
                <text:p>9.015824185084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5700">
                <text:p>1157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5710">
                <text:p>11571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7220">
                <text:p>11722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7220">
                <text:p>11722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182">
                <text:p>202182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270">
                <text:p>204270</text:p>
              </table:table-cell>
              <table:table-cell office:value-type="float" office:value="9.79214455377358">
                <text:p>9.792144553773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270">
                <text:p>204270</text:p>
              </table:table-cell>
              <table:table-cell office:value-type="float" office:value="9.62935536475972">
                <text:p>9.629355364759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270">
                <text:p>204270</text:p>
              </table:table-cell>
              <table:table-cell office:value-type="float" office:value="9.06881724816779">
                <text:p>9.06881724816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4270">
                <text:p>204270</text:p>
              </table:table-cell>
              <table:table-cell office:value-type="float" office:value="9.06881724816779">
                <text:p>9.06881724816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270">
                <text:p>204270</text:p>
              </table:table-cell>
              <table:table-cell office:value-type="float" office:value="9.06881724816779">
                <text:p>9.068817248167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4270">
                <text:p>204270</text:p>
              </table:table-cell>
              <table:table-cell office:value-type="float" office:value="9.06881724816779">
                <text:p>9.068817248167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4270">
                <text:p>204270</text:p>
              </table:table-cell>
              <table:table-cell office:value-type="float" office:value="9.06881724816779">
                <text:p>9.068817248167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4270">
                <text:p>204270</text:p>
              </table:table-cell>
              <table:table-cell office:value-type="float" office:value="9.06881724816779">
                <text:p>9.068817248167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4270">
                <text:p>20427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3460">
                <text:p>23346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3460">
                <text:p>23346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3460">
                <text:p>23346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3390">
                <text:p>25339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0880">
                <text:p>260880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0747">
                <text:p>390747</text:p>
              </table:table-cell>
              <table:table-cell office:value-type="float" office:value="15.1513921865271">
                <text:p>15.15139218652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0747">
                <text:p>390747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0018">
                <text:p>450018</text:p>
              </table:table-cell>
              <table:table-cell office:value-type="float" office:value="15.5979404850867">
                <text:p>15.59794048508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0018">
                <text:p>450018</text:p>
              </table:table-cell>
              <table:table-cell office:value-type="float" office:value="5.70558854861622">
                <text:p>5.705588548616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0602">
                <text:p>480602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0602">
                <text:p>480602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6300">
                <text:p>566300</text:p>
              </table:table-cell>
              <table:table-cell office:value-type="float" office:value="27.387258737245">
                <text:p>27.3872587372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6300">
                <text:p>566300</text:p>
              </table:table-cell>
              <table:table-cell office:value-type="float" office:value="7.1522431598278">
                <text:p>7.15224315982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2400">
                <text:p>6024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2200">
                <text:p>652200</text:p>
              </table:table-cell>
              <table:table-cell office:value-type="float" office:value="22.9863330120196">
                <text:p>22.98633301201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7000">
                <text:p>677000</text:p>
              </table:table-cell>
              <table:table-cell office:value-type="float" office:value="8.71361698562536">
                <text:p>8.71361698562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7000">
                <text:p>677000</text:p>
              </table:table-cell>
              <table:table-cell office:value-type="float" office:value="8.71361698562536">
                <text:p>8.713616985625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3726">
                <text:p>723726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6190">
                <text:p>736190</text:p>
              </table:table-cell>
              <table:table-cell office:value-type="float" office:value="86.8232509895562">
                <text:p>86.82325098955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6190">
                <text:p>736190</text:p>
              </table:table-cell>
              <table:table-cell office:value-type="float" office:value="11.9879800316328">
                <text:p>11.98798003163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6190">
                <text:p>736190</text:p>
              </table:table-cell>
              <table:table-cell office:value-type="float" office:value="9.89235193647052">
                <text:p>9.892351936470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8330">
                <text:p>79833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8399">
                <text:p>798399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8818">
                <text:p>808818</text:p>
              </table:table-cell>
              <table:table-cell office:value-type="float" office:value="13.7535369462971">
                <text:p>13.7535369462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8818">
                <text:p>808818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7507">
                <text:p>837507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7860">
                <text:p>847860</text:p>
              </table:table-cell>
              <table:table-cell office:value-type="float" office:value="28.7229624573435">
                <text:p>28.72296245734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3840">
                <text:p>933840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7186">
                <text:p>957186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7186">
                <text:p>957186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7000">
                <text:p>1157000</text:p>
              </table:table-cell>
              <table:table-cell office:value-type="float" office:value="9.00957347913836">
                <text:p>9.00957347913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2200">
                <text:p>1172200</text:p>
              </table:table-cell>
              <table:table-cell office:value-type="float" office:value="15.0586251383169">
                <text:p>15.05862513831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0110">
                <text:p>1230110</text:p>
              </table:table-cell>
              <table:table-cell office:value-type="float" office:value="5.1450504320243">
                <text:p>5.14505043202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0110">
                <text:p>123011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09463">
                <text:p>1409463</text:p>
              </table:table-cell>
              <table:table-cell office:value-type="float" office:value="11.8418859466127">
                <text:p>11.84188594661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09463">
                <text:p>1409463</text:p>
              </table:table-cell>
              <table:table-cell office:value-type="float" office:value="10.0271042923378">
                <text:p>10.02710429233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09463">
                <text:p>140946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09463">
                <text:p>140946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09463">
                <text:p>140946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9463">
                <text:p>140946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09463">
                <text:p>140946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9463">
                <text:p>1409463</text:p>
              </table:table-cell>
              <table:table-cell office:value-type="float" office:value="8.90602805915394">
                <text:p>8.906028059153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4100">
                <text:p>1504100</text:p>
              </table:table-cell>
              <table:table-cell office:value-type="float" office:value="15.481037998396">
                <text:p>15.4810379983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23860">
                <text:p>1523860</text:p>
              </table:table-cell>
              <table:table-cell office:value-type="float" office:value="28.3973840793157">
                <text:p>28.39738407931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10874">
                <text:p>1610874</text:p>
              </table:table-cell>
              <table:table-cell office:value-type="float" office:value="27.611474967393">
                <text:p>27.6114749673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48391">
                <text:p>1748391</text:p>
              </table:table-cell>
              <table:table-cell office:value-type="float" office:value="19.6190020152687">
                <text:p>19.61900201526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48391">
                <text:p>1748391</text:p>
              </table:table-cell>
              <table:table-cell office:value-type="float" office:value="9.96786052330836">
                <text:p>9.967860523308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48460">
                <text:p>174846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81009">
                <text:p>1881009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81492">
                <text:p>1881492</text:p>
              </table:table-cell>
              <table:table-cell office:value-type="float" office:value="9.93490060150615">
                <text:p>9.934900601506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81492">
                <text:p>1881492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42700">
                <text:p>2042700</text:p>
              </table:table-cell>
              <table:table-cell office:value-type="float" office:value="16.4448463519582">
                <text:p>16.44484635195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8700">
                <text:p>2098700</text:p>
              </table:table-cell>
              <table:table-cell office:value-type="float" office:value="9.27415510221729">
                <text:p>9.274155102217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98700">
                <text:p>2098700</text:p>
              </table:table-cell>
              <table:table-cell office:value-type="float" office:value="9.27415510221729">
                <text:p>9.274155102217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34600">
                <text:p>2334600</text:p>
              </table:table-cell>
              <table:table-cell office:value-type="float" office:value="48.5195994672415">
                <text:p>48.51959946724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67134">
                <text:p>2367134</text:p>
              </table:table-cell>
              <table:table-cell office:value-type="float" office:value="13.9526240944006">
                <text:p>13.95262409440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69840">
                <text:p>2469840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33900">
                <text:p>2533900</text:p>
              </table:table-cell>
              <table:table-cell office:value-type="float" office:value="23.3173978360814">
                <text:p>23.31739783608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33900">
                <text:p>2533900</text:p>
              </table:table-cell>
              <table:table-cell office:value-type="float" office:value="7.54999208740587">
                <text:p>7.549992087405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34000">
                <text:p>2534000</text:p>
              </table:table-cell>
              <table:table-cell office:value-type="float" office:value="7.91811913046922">
                <text:p>7.918119130469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34000">
                <text:p>25340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55510">
                <text:p>2655510</text:p>
              </table:table-cell>
              <table:table-cell office:value-type="float" office:value="29.1795248677656">
                <text:p>29.17952486776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55510">
                <text:p>2655510</text:p>
              </table:table-cell>
              <table:table-cell office:value-type="float" office:value="15.1095729180452">
                <text:p>15.10957291804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55510">
                <text:p>2655510</text:p>
              </table:table-cell>
              <table:table-cell office:value-type="float" office:value="8.84344625283702">
                <text:p>8.843446252837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23903">
                <text:p>2723903</text:p>
              </table:table-cell>
              <table:table-cell office:value-type="float" office:value="13.4346346428443">
                <text:p>13.43463464284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26100">
                <text:p>2726100</text:p>
              </table:table-cell>
              <table:table-cell office:value-type="float" office:value="6.75449423224973">
                <text:p>6.754494232249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26196">
                <text:p>2726196</text:p>
              </table:table-cell>
              <table:table-cell office:value-type="float" office:value="13.7047375753155">
                <text:p>13.70473757531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26800">
                <text:p>2726800</text:p>
              </table:table-cell>
              <table:table-cell office:value-type="float" office:value="18.941136043357">
                <text:p>18.9411360433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02100">
                <text:p>2902100</text:p>
              </table:table-cell>
              <table:table-cell office:value-type="float" office:value="10.09768979052">
                <text:p>10.097689790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37800">
                <text:p>29378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37800">
                <text:p>29378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34980">
                <text:p>3034980</text:p>
              </table:table-cell>
              <table:table-cell office:value-type="float" office:value="125.787514939967">
                <text:p>125.7875149399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34980">
                <text:p>3034980</text:p>
              </table:table-cell>
              <table:table-cell office:value-type="float" office:value="13.8323835704224">
                <text:p>13.83238357042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34980">
                <text:p>3034980</text:p>
              </table:table-cell>
              <table:table-cell office:value-type="float" office:value="12.1345044028382">
                <text:p>12.13450440283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94070">
                <text:p>3294070</text:p>
              </table:table-cell>
              <table:table-cell office:value-type="float" office:value="40.2092178552283">
                <text:p>40.20921785522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94070">
                <text:p>3294070</text:p>
              </table:table-cell>
              <table:table-cell office:value-type="float" office:value="8.96702481410272">
                <text:p>8.967024814102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94200">
                <text:p>3294200</text:p>
              </table:table-cell>
              <table:table-cell office:value-type="float" office:value="12.0527451100544">
                <text:p>12.05274511005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94200">
                <text:p>32942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43930">
                <text:p>3543930</text:p>
              </table:table-cell>
              <table:table-cell office:value-type="float" office:value="15.2035295947962">
                <text:p>15.20352959479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43930">
                <text:p>354393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44840">
                <text:p>3544840</text:p>
              </table:table-cell>
              <table:table-cell office:value-type="float" office:value="10.7007765721476">
                <text:p>10.70077657214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72730">
                <text:p>377273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74030">
                <text:p>377403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13341">
                <text:p>3813341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19140">
                <text:p>3819140</text:p>
              </table:table-cell>
              <table:table-cell office:value-type="float" office:value="5.1450504320243">
                <text:p>5.14505043202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19140">
                <text:p>3819140</text:p>
              </table:table-cell>
              <table:table-cell office:value-type="float" office:value="5.1450504320243">
                <text:p>5.14505043202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57043">
                <text:p>4157043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99796">
                <text:p>4899796</text:p>
              </table:table-cell>
              <table:table-cell office:value-type="float" office:value="20.6227503931328">
                <text:p>20.62275039313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23250">
                <text:p>4923250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23250">
                <text:p>492325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43451">
                <text:p>5043451</text:p>
              </table:table-cell>
              <table:table-cell office:value-type="float" office:value="3.86118500982658">
                <text:p>3.861185009826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65651">
                <text:p>5565651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63000">
                <text:p>5663000</text:p>
              </table:table-cell>
              <table:table-cell office:value-type="float" office:value="18.4945877447974">
                <text:p>18.49458774479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24000">
                <text:p>6024000</text:p>
              </table:table-cell>
              <table:table-cell office:value-type="float" office:value="5.70558854861622">
                <text:p>5.705588548616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522000">
                <text:p>6522000</text:p>
              </table:table-cell>
              <table:table-cell office:value-type="float" office:value="9.72956274745666">
                <text:p>9.729562747456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70000">
                <text:p>6770000</text:p>
              </table:table-cell>
              <table:table-cell office:value-type="float" office:value="13.0055108448322">
                <text:p>13.00551084483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770000">
                <text:p>6770000</text:p>
              </table:table-cell>
              <table:table-cell office:value-type="float" office:value="13.0055108448322">
                <text:p>13.00551084483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32110">
                <text:p>783211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87759">
                <text:p>8487759</text:p>
              </table:table-cell>
              <table:table-cell office:value-type="float" office:value="13.5907477572832">
                <text:p>13.59074775728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87759">
                <text:p>8487759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538486">
                <text:p>8538486</text:p>
              </table:table-cell>
              <table:table-cell office:value-type="float" office:value="9.71997400422323">
                <text:p>9.719974004223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758628">
                <text:p>9758628</text:p>
              </table:table-cell>
              <table:table-cell office:value-type="float" office:value="24.8128518182746">
                <text:p>24.81285181827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591702">
                <text:p>10591702</text:p>
              </table:table-cell>
              <table:table-cell office:value-type="float" office:value="15.6046165596617">
                <text:p>15.60461655966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592120">
                <text:p>10592120</text:p>
              </table:table-cell>
              <table:table-cell office:value-type="float" office:value="6.59170504323587">
                <text:p>6.591705043235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718220">
                <text:p>10718220</text:p>
              </table:table-cell>
              <table:table-cell office:value-type="float" office:value="3.86118500982658">
                <text:p>3.861185009826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229426">
                <text:p>11229426</text:p>
              </table:table-cell>
              <table:table-cell office:value-type="float" office:value="13.4346346428443">
                <text:p>13.43463464284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29426">
                <text:p>11229426</text:p>
              </table:table-cell>
              <table:table-cell office:value-type="float" office:value="11.8603340365259">
                <text:p>11.86033403652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398024">
                <text:p>11398024</text:p>
              </table:table-cell>
              <table:table-cell office:value-type="float" office:value="11.2283547669373">
                <text:p>11.22835476693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570000">
                <text:p>11570000</text:p>
              </table:table-cell>
              <table:table-cell office:value-type="float" office:value="6.07371559167958">
                <text:p>6.073715591679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571000">
                <text:p>11571000</text:p>
              </table:table-cell>
              <table:table-cell office:value-type="float" office:value="5.1450504320243">
                <text:p>5.14505043202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722000">
                <text:p>11722000</text:p>
              </table:table-cell>
              <table:table-cell office:value-type="float" office:value="15.2427402225443">
                <text:p>15.24274022254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134958">
                <text:p>12134958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188059">
                <text:p>12188059</text:p>
              </table:table-cell>
              <table:table-cell office:value-type="float" office:value="8.24369750849694">
                <text:p>8.243697508496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01100">
                <text:p>12301100</text:p>
              </table:table-cell>
              <table:table-cell office:value-type="float" office:value="20.3356532462995">
                <text:p>20.3356532462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01100">
                <text:p>12301100</text:p>
              </table:table-cell>
              <table:table-cell office:value-type="float" office:value="6.10333747619429">
                <text:p>6.103337476194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592200">
                <text:p>12592200</text:p>
              </table:table-cell>
              <table:table-cell office:value-type="float" office:value="10.7504315979436">
                <text:p>10.75043159794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112541">
                <text:p>13112541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250322">
                <text:p>15250322</text:p>
              </table:table-cell>
              <table:table-cell office:value-type="float" office:value="9.93490060150615">
                <text:p>9.934900601506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262075">
                <text:p>15262075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991430">
                <text:p>15991430</text:p>
              </table:table-cell>
              <table:table-cell office:value-type="float" office:value="48.7529442086359">
                <text:p>48.75294420863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356600">
                <text:p>16356600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109961">
                <text:p>19109961</text:p>
              </table:table-cell>
              <table:table-cell office:value-type="float" office:value="6.75449423224973">
                <text:p>6.754494232249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93000">
                <text:p>19693000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185325">
                <text:p>20185325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427000">
                <text:p>20427000</text:p>
              </table:table-cell>
              <table:table-cell office:value-type="float" office:value="9.20198455266693">
                <text:p>9.201984552666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427000">
                <text:p>20427000</text:p>
              </table:table-cell>
              <table:table-cell office:value-type="float" office:value="7.75532994145536">
                <text:p>7.755329941455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427000">
                <text:p>2042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427000">
                <text:p>2042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427000">
                <text:p>2042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27000">
                <text:p>2042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27000">
                <text:p>2042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427000">
                <text:p>2042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427000">
                <text:p>20427000</text:p>
              </table:table-cell>
              <table:table-cell office:value-type="float" office:value="7.03200263584957">
                <text:p>7.032002635849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346000">
                <text:p>23346000</text:p>
              </table:table-cell>
              <table:table-cell office:value-type="float" office:value="31.0068079339324">
                <text:p>31.00680793393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616250">
                <text:p>2461625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726748">
                <text:p>24726748</text:p>
              </table:table-cell>
              <table:table-cell office:value-type="float" office:value="12.5322533304163">
                <text:p>12.53225333041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726748">
                <text:p>24726748</text:p>
              </table:table-cell>
              <table:table-cell office:value-type="float" office:value="8.1105302039978">
                <text:p>8.11053020399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982580">
                <text:p>24982580</text:p>
              </table:table-cell>
              <table:table-cell office:value-type="float" office:value="6.6342537082715">
                <text:p>6.63425370827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183246">
                <text:p>25183246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339000">
                <text:p>25339000</text:p>
              </table:table-cell>
              <table:table-cell office:value-type="float" office:value="12.3006316291396">
                <text:p>12.30063162913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340000">
                <text:p>25340000</text:p>
              </table:table-cell>
              <table:table-cell office:value-type="float" office:value="7.16183190306123">
                <text:p>7.161831903061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575527">
                <text:p>26575527</text:p>
              </table:table-cell>
              <table:table-cell office:value-type="float" office:value="9.21157329590037">
                <text:p>9.211573295900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268000">
                <text:p>27268000</text:p>
              </table:table-cell>
              <table:table-cell office:value-type="float" office:value="11.2187660237039">
                <text:p>11.21876602370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021000">
                <text:p>29021000</text:p>
              </table:table-cell>
              <table:table-cell office:value-type="float" office:value="6.07371559167958">
                <text:p>6.073715591679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378000">
                <text:p>293780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378000">
                <text:p>293780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388000">
                <text:p>293880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373146">
                <text:p>30373146</text:p>
              </table:table-cell>
              <table:table-cell office:value-type="float" office:value="13.9588748003466">
                <text:p>13.95887480034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970425">
                <text:p>33970425</text:p>
              </table:table-cell>
              <table:table-cell office:value-type="float" office:value="24.6509182840751">
                <text:p>24.65091828407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970425">
                <text:p>33970425</text:p>
              </table:table-cell>
              <table:table-cell office:value-type="float" office:value="8.87640617463922">
                <text:p>8.876406174639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232500">
                <text:p>49232500</text:p>
              </table:table-cell>
              <table:table-cell office:value-type="float" office:value="28.6644480848677">
                <text:p>28.66444808486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418598">
                <text:p>51418598</text:p>
              </table:table-cell>
              <table:table-cell office:value-type="float" office:value="16.1393011152118">
                <text:p>16.13930111521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240000">
                <text:p>60240000</text:p>
              </table:table-cell>
              <table:table-cell office:value-type="float" office:value="8.65103517930844">
                <text:p>8.651035179308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0247000">
                <text:p>602470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4002250">
                <text:p>64002250</text:p>
              </table:table-cell>
              <table:table-cell office:value-type="float" office:value="43.676721371318">
                <text:p>43.6767213713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4002250">
                <text:p>64002250</text:p>
              </table:table-cell>
              <table:table-cell office:value-type="float" office:value="8.43610858202551">
                <text:p>8.436108582025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372600">
                <text:p>72372600</text:p>
              </table:table-cell>
              <table:table-cell office:value-type="float" office:value="10.1306497123222">
                <text:p>10.13064971232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7445998">
                <text:p>77445998</text:p>
              </table:table-cell>
              <table:table-cell office:value-type="float" office:value="6.79704289728536">
                <text:p>6.797042897285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107700">
                <text:p>86107700</text:p>
              </table:table-cell>
              <table:table-cell office:value-type="float" office:value="9.01582418508431">
                <text:p>9.015824185084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6230711">
                <text:p>86230711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7220000">
                <text:p>117220000</text:p>
              </table:table-cell>
              <table:table-cell office:value-type="float" office:value="12.512220189135">
                <text:p>12.5122201891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3011000">
                <text:p>123011000</text:p>
              </table:table-cell>
              <table:table-cell office:value-type="float" office:value="19.8568744224914">
                <text:p>19.85687442249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4912900">
                <text:p>1249129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0037311">
                <text:p>160037311</text:p>
              </table:table-cell>
              <table:table-cell office:value-type="float" office:value="9.33181381987859">
                <text:p>9.331813819878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2379802">
                <text:p>172379802</text:p>
              </table:table-cell>
              <table:table-cell office:value-type="float" office:value="36.8105468514015">
                <text:p>36.81054685140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2410438">
                <text:p>172410438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3460000">
                <text:p>233460000</text:p>
              </table:table-cell>
              <table:table-cell office:value-type="float" office:value="14.6822021059524">
                <text:p>14.68220210595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9825800">
                <text:p>249825800</text:p>
              </table:table-cell>
              <table:table-cell office:value-type="float" office:value="96.7642643082587">
                <text:p>96.76426430825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9825800">
                <text:p>249825800</text:p>
              </table:table-cell>
              <table:table-cell office:value-type="float" office:value="10.3359875663717">
                <text:p>10.33598756637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4773540">
                <text:p>324773540</text:p>
              </table:table-cell>
              <table:table-cell office:value-type="float" office:value="166.613901122526">
                <text:p>166.6139011225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4773540">
                <text:p>324773540</text:p>
              </table:table-cell>
              <table:table-cell office:value-type="float" office:value="15.6471652246973">
                <text:p>15.64716522469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2325000">
                <text:p>492325000</text:p>
              </table:table-cell>
              <table:table-cell office:value-type="float" office:value="16.374260853776">
                <text:p>16.3742608537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26487080">
                <text:p>526487080</text:p>
              </table:table-cell>
              <table:table-cell office:value-type="float" office:value="11.1858061019017">
                <text:p>11.18580610190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44271844">
                <text:p>1044271844</text:p>
              </table:table-cell>
              <table:table-cell office:value-type="float" office:value="44.2195358769942">
                <text:p>44.21953587699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30110000">
                <text:p>1230110000</text:p>
              </table:table-cell>
              <table:table-cell office:value-type="float" office:value="62.0991434841215">
                <text:p>62.09914348412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98258000">
                <text:p>2498258000</text:p>
              </table:table-cell>
              <table:table-cell office:value-type="float" office:value="59.6302874875762">
                <text:p>59.63028748757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92853764">
                <text:p>4492853764</text:p>
              </table:table-cell>
              <table:table-cell office:value-type="float" office:value="10.299689607282">
                <text:p>10.2996896072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982580000">
                <text:p>24982580000</text:p>
              </table:table-cell>
              <table:table-cell office:value-type="float" office:value="209.588782205071">
                <text:p>209.5887822050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457cm" svg:height="18.996cm" xlink:href=".." xlink:type="simple" chart:class="chart:scatter" chart:style-name="ch1">
        <chart:plot-area chart:style-name="ch2" table:cell-range-address="Sheet1.C2:Sheet1.C238 Sheet1.E2:Sheet1.E238" svg:x="0.689cm" svg:y="0.379cm" svg:width="33.079cm" svg:height="18.238cm">
          <chartooo:coordinate-region svg:x="1.866cm" svg:y="0.578cm" svg:width="30.882cm" svg:height="17.3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238" chart:class="chart:scatter">
            <chart:domain table:cell-range-address="Sheet1.C2:Sheet1.C238"/>
            <chart:mean-value chart:style-name="ch6"/>
            <chart:regression-curve chart:style-name="ch7"/>
            <chart:data-point chart:repeated="27"/>
            <chart:data-point chart:style-name="ch8"/>
            <chart:data-point chart:repeated="3"/>
            <chart:data-point chart:style-name="ch8"/>
            <chart:data-point chart:repeated="175"/>
            <chart:data-point chart:style-name="ch8"/>
            <chart:data-point chart:repeated="6"/>
            <chart:data-point chart:style-name="ch8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0">
                <text:p>520</text:p>
                <draw:g>
                  <svg:desc>Sheet1.C2:Sheet1.C238</svg:desc>
                </draw:g>
              </table:table-cell>
              <table:table-cell office:value-type="float" office:value="8503.31370465098">
                <text:p>8503.31370465098</text:p>
                <draw:g>
                  <svg:desc>Sheet1.E2:Sheet1.E2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2">
                <text:p>552</text:p>
              </table:table-cell>
              <table:table-cell office:value-type="float" office:value="12313.4835095749">
                <text:p>12313.4835095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2">
                <text:p>552</text:p>
              </table:table-cell>
              <table:table-cell office:value-type="float" office:value="8010.36798264223">
                <text:p>8010.36798264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5">
                <text:p>775</text:p>
              </table:table-cell>
              <table:table-cell office:value-type="float" office:value="6903.72682074037">
                <text:p>6903.72682074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0">
                <text:p>1040</text:p>
              </table:table-cell>
              <table:table-cell office:value-type="float" office:value="25211.8228862865">
                <text:p>25211.8228862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0">
                <text:p>1040</text:p>
              </table:table-cell>
              <table:table-cell office:value-type="float" office:value="5103.69194330591">
                <text:p>5103.69194330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2">
                <text:p>1672</text:p>
              </table:table-cell>
              <table:table-cell office:value-type="float" office:value="2644.57124785796">
                <text:p>2644.57124785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5">
                <text:p>2325</text:p>
              </table:table-cell>
              <table:table-cell office:value-type="float" office:value="2301.24227358012">
                <text:p>2301.24227358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151.41449256292">
                <text:p>4151.41449256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3331.51793542728">
                <text:p>3331.51793542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2123.13584841526">
                <text:p>2123.13584841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97">
                <text:p>2697</text:p>
              </table:table-cell>
              <table:table-cell office:value-type="float" office:value="1983.82954618976">
                <text:p>1983.82954618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9492.52148292108">
                <text:p>9492.52148292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0">
                <text:p>3250</text:p>
              </table:table-cell>
              <table:table-cell office:value-type="float" office:value="3093.88957707212">
                <text:p>3093.88957707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44">
                <text:p>3344</text:p>
              </table:table-cell>
              <table:table-cell office:value-type="float" office:value="1803.57862638874">
                <text:p>1803.578626388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48">
                <text:p>3848</text:p>
              </table:table-cell>
              <table:table-cell office:value-type="float" office:value="1954.3581608345">
                <text:p>1954.3581608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70">
                <text:p>6770</text:p>
              </table:table-cell>
              <table:table-cell office:value-type="float" office:value="1773.21641589758">
                <text:p>1773.21641589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70">
                <text:p>6770</text:p>
              </table:table-cell>
              <table:table-cell office:value-type="float" office:value="1660.08850295202">
                <text:p>1660.08850295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70">
                <text:p>6770</text:p>
              </table:table-cell>
              <table:table-cell office:value-type="float" office:value="1339.55941627294">
                <text:p>1339.55941627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70">
                <text:p>6770</text:p>
              </table:table-cell>
              <table:table-cell office:value-type="float" office:value="1339.55941627294">
                <text:p>1339.55941627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50">
                <text:p>7150</text:p>
              </table:table-cell>
              <table:table-cell office:value-type="float" office:value="540.025875500221">
                <text:p>540.025875500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00">
                <text:p>7500</text:p>
              </table:table-cell>
              <table:table-cell office:value-type="float" office:value="1383.80483085431">
                <text:p>1383.80483085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00">
                <text:p>7500</text:p>
              </table:table-cell>
              <table:table-cell office:value-type="float" office:value="1110.50597847576">
                <text:p>1110.50597847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00">
                <text:p>7500</text:p>
              </table:table-cell>
              <table:table-cell office:value-type="float" office:value="707.711949471753">
                <text:p>707.711949471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00">
                <text:p>8700</text:p>
              </table:table-cell>
              <table:table-cell office:value-type="float" office:value="1192.93519901233">
                <text:p>1192.93519901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00">
                <text:p>8700</text:p>
              </table:table-cell>
              <table:table-cell office:value-type="float" office:value="957.332740065312">
                <text:p>957.3327400653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00">
                <text:p>8700</text:p>
              </table:table-cell>
              <table:table-cell office:value-type="float" office:value="610.096508165305">
                <text:p>610.0965081653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50">
                <text:p>9750</text:p>
              </table:table-cell>
              <table:table-cell office:value-type="float" office:value="3576.88913008553">
                <text:p>3576.88913008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50">
                <text:p>9750</text:p>
              </table:table-cell>
              <table:table-cell office:value-type="float" office:value="1088.78761457193">
                <text:p>1088.787614571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10">
                <text:p>11310</text:p>
              </table:table-cell>
              <table:table-cell office:value-type="float" office:value="3083.5251121427">
                <text:p>3083.52511214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10">
                <text:p>11310</text:p>
              </table:table-cell>
              <table:table-cell office:value-type="float" office:value="938.610012562007">
                <text:p>938.610012562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25">
                <text:p>12025</text:p>
              </table:table-cell>
              <table:table-cell office:value-type="float" office:value="752.775230284739">
                <text:p>752.7752302847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25">
                <text:p>17525</text:p>
              </table:table-cell>
              <table:table-cell office:value-type="float" office:value="514.455017693827">
                <text:p>514.4550176938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59">
                <text:p>18759</text:p>
              </table:table-cell>
              <table:table-cell office:value-type="float" office:value="244.390016281911">
                <text:p>244.3900162819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757">
                <text:p>27757</text:p>
              </table:table-cell>
              <table:table-cell office:value-type="float" office:value="789.07742635114">
                <text:p>789.07742635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75">
                <text:p>36075</text:p>
              </table:table-cell>
              <table:table-cell office:value-type="float" office:value="250.92507676158">
                <text:p>250.92507676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00">
                <text:p>40000</text:p>
              </table:table-cell>
              <table:table-cell office:value-type="float" office:value="110.543078160463">
                <text:p>110.543078160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847">
                <text:p>41847</text:p>
              </table:table-cell>
              <table:table-cell office:value-type="float" office:value="216.314721346189">
                <text:p>216.314721346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713">
                <text:p>46713</text:p>
              </table:table-cell>
              <table:table-cell office:value-type="float" office:value="190.654166059854">
                <text:p>190.6541660598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713">
                <text:p>46713</text:p>
              </table:table-cell>
              <table:table-cell office:value-type="float" office:value="190.654166059854">
                <text:p>190.6541660598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713">
                <text:p>46713</text:p>
              </table:table-cell>
              <table:table-cell office:value-type="float" office:value="190.654166059854">
                <text:p>190.6541660598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713">
                <text:p>46713</text:p>
              </table:table-cell>
              <table:table-cell office:value-type="float" office:value="190.654166059854">
                <text:p>190.6541660598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75">
                <text:p>52575</text:p>
              </table:table-cell>
              <table:table-cell office:value-type="float" office:value="171.485005897942">
                <text:p>171.4850058979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630">
                <text:p>56630</text:p>
              </table:table-cell>
              <table:table-cell office:value-type="float" office:value="78.0809310686652">
                <text:p>78.0809310686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987">
                <text:p>60987</text:p>
              </table:table-cell>
              <table:table-cell office:value-type="float" office:value="147.831901636157">
                <text:p>147.8319016361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5700">
                <text:p>115700</text:p>
              </table:table-cell>
              <table:table-cell office:value-type="float" office:value="38.2171402456224">
                <text:p>38.21714024562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5710">
                <text:p>115710</text:p>
              </table:table-cell>
              <table:table-cell office:value-type="float" office:value="38.2138374074714">
                <text:p>38.21383740747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7220">
                <text:p>117220</text:p>
              </table:table-cell>
              <table:table-cell office:value-type="float" office:value="45.2810068336304">
                <text:p>45.2810068336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7220">
                <text:p>117220</text:p>
              </table:table-cell>
              <table:table-cell office:value-type="float" office:value="39.1103251615114">
                <text:p>39.1103251615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182">
                <text:p>202182</text:p>
              </table:table-cell>
              <table:table-cell office:value-type="float" office:value="22.6751754134016">
                <text:p>22.6751754134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270">
                <text:p>204270</text:p>
              </table:table-cell>
              <table:table-cell office:value-type="float" office:value="47.9372622204611">
                <text:p>47.9372622204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270">
                <text:p>204270</text:p>
              </table:table-cell>
              <table:table-cell office:value-type="float" office:value="47.1403307620293">
                <text:p>47.14033076202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270">
                <text:p>204270</text:p>
              </table:table-cell>
              <table:table-cell office:value-type="float" office:value="44.396226798687">
                <text:p>44.3962267986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4270">
                <text:p>204270</text:p>
              </table:table-cell>
              <table:table-cell office:value-type="float" office:value="44.396226798687">
                <text:p>44.3962267986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270">
                <text:p>204270</text:p>
              </table:table-cell>
              <table:table-cell office:value-type="float" office:value="44.396226798687">
                <text:p>44.3962267986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4270">
                <text:p>204270</text:p>
              </table:table-cell>
              <table:table-cell office:value-type="float" office:value="44.396226798687">
                <text:p>44.3962267986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4270">
                <text:p>204270</text:p>
              </table:table-cell>
              <table:table-cell office:value-type="float" office:value="44.396226798687">
                <text:p>44.3962267986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4270">
                <text:p>204270</text:p>
              </table:table-cell>
              <table:table-cell office:value-type="float" office:value="44.396226798687">
                <text:p>44.396226798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4270">
                <text:p>204270</text:p>
              </table:table-cell>
              <table:table-cell office:value-type="float" office:value="21.646463633517">
                <text:p>21.6464636335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3460">
                <text:p>233460</text:p>
              </table:table-cell>
              <table:table-cell office:value-type="float" office:value="22.7355419388253">
                <text:p>22.73554193882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3460">
                <text:p>233460</text:p>
              </table:table-cell>
              <table:table-cell office:value-type="float" office:value="19.6372497020148">
                <text:p>19.63724970201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3460">
                <text:p>233460</text:p>
              </table:table-cell>
              <table:table-cell office:value-type="float" office:value="18.9399602776429">
                <text:p>18.93996027764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3390">
                <text:p>253390</text:p>
              </table:table-cell>
              <table:table-cell office:value-type="float" office:value="17.4502668866905">
                <text:p>17.4502668866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0880">
                <text:p>260880</text:p>
              </table:table-cell>
              <table:table-cell office:value-type="float" office:value="24.6799470923622">
                <text:p>24.67994709236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0747">
                <text:p>390747</text:p>
              </table:table-cell>
              <table:table-cell office:value-type="float" office:value="38.7754536478261">
                <text:p>38.77545364782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0747">
                <text:p>390747</text:p>
              </table:table-cell>
              <table:table-cell office:value-type="float" office:value="14.1851360588882">
                <text:p>14.18513605888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0018">
                <text:p>450018</text:p>
              </table:table-cell>
              <table:table-cell office:value-type="float" office:value="34.6607035387178">
                <text:p>34.66070353871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0018">
                <text:p>450018</text:p>
              </table:table-cell>
              <table:table-cell office:value-type="float" office:value="12.6785785204508">
                <text:p>12.67857852045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0602">
                <text:p>480602</text:p>
              </table:table-cell>
              <table:table-cell office:value-type="float" office:value="13.3967494880493">
                <text:p>13.39674948804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0602">
                <text:p>480602</text:p>
              </table:table-cell>
              <table:table-cell office:value-type="float" office:value="13.3967494880493">
                <text:p>13.39674948804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6300">
                <text:p>566300</text:p>
              </table:table-cell>
              <table:table-cell office:value-type="float" office:value="48.3617494918683">
                <text:p>48.36174949186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6300">
                <text:p>566300</text:p>
              </table:table-cell>
              <table:table-cell office:value-type="float" office:value="12.6297777853219">
                <text:p>12.6297777853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2400">
                <text:p>602400</text:p>
              </table:table-cell>
              <table:table-cell office:value-type="float" office:value="8.88178666346911">
                <text:p>8.881786663469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2200">
                <text:p>652200</text:p>
              </table:table-cell>
              <table:table-cell office:value-type="float" office:value="35.2443008463962">
                <text:p>35.2443008463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7000">
                <text:p>677000</text:p>
              </table:table-cell>
              <table:table-cell office:value-type="float" office:value="12.8709261235234">
                <text:p>12.87092612352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7000">
                <text:p>677000</text:p>
              </table:table-cell>
              <table:table-cell office:value-type="float" office:value="12.8709261235234">
                <text:p>12.87092612352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3726">
                <text:p>723726</text:p>
              </table:table-cell>
              <table:table-cell office:value-type="float" office:value="6.33459667806928">
                <text:p>6.33459667806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6190">
                <text:p>736190</text:p>
              </table:table-cell>
              <table:table-cell office:value-type="float" office:value="117.935928210864">
                <text:p>117.9359282108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6190">
                <text:p>736190</text:p>
              </table:table-cell>
              <table:table-cell office:value-type="float" office:value="16.2838126456931">
                <text:p>16.28381264569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6190">
                <text:p>736190</text:p>
              </table:table-cell>
              <table:table-cell office:value-type="float" office:value="13.4372267165684">
                <text:p>13.43722671656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8330">
                <text:p>798330</text:p>
              </table:table-cell>
              <table:table-cell office:value-type="float" office:value="6.64867864296488">
                <text:p>6.648678642964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8399">
                <text:p>798399</text:p>
              </table:table-cell>
              <table:table-cell office:value-type="float" office:value="5.53823730543063">
                <text:p>5.538237305430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8818">
                <text:p>808818</text:p>
              </table:table-cell>
              <table:table-cell office:value-type="float" office:value="17.0044892006571">
                <text:p>17.00448920065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8818">
                <text:p>808818</text:p>
              </table:table-cell>
              <table:table-cell office:value-type="float" office:value="6.15992873923483">
                <text:p>6.159928739234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7507">
                <text:p>837507</text:p>
              </table:table-cell>
              <table:table-cell office:value-type="float" office:value="7.68770242810562">
                <text:p>7.687702428105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7860">
                <text:p>847860</text:p>
              </table:table-cell>
              <table:table-cell office:value-type="float" office:value="33.8770108948924">
                <text:p>33.87701089489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3840">
                <text:p>933840</text:p>
              </table:table-cell>
              <table:table-cell office:value-type="float" office:value="6.89465497028983">
                <text:p>6.894654970289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7186">
                <text:p>957186</text:p>
              </table:table-cell>
              <table:table-cell office:value-type="float" office:value="6.72649265394129">
                <text:p>6.726492653941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7186">
                <text:p>957186</text:p>
              </table:table-cell>
              <table:table-cell office:value-type="float" office:value="6.72649265394129">
                <text:p>6.72649265394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7000">
                <text:p>1157000</text:p>
              </table:table-cell>
              <table:table-cell office:value-type="float" office:value="7.78701251438061">
                <text:p>7.787012514380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2200">
                <text:p>1172200</text:p>
              </table:table-cell>
              <table:table-cell office:value-type="float" office:value="12.8464640320055">
                <text:p>12.846464032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0110">
                <text:p>1230110</text:p>
              </table:table-cell>
              <table:table-cell office:value-type="float" office:value="4.18259377781198">
                <text:p>4.182593777811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0110">
                <text:p>1230110</text:p>
              </table:table-cell>
              <table:table-cell office:value-type="float" office:value="3.72691248378793">
                <text:p>3.726912483787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09463">
                <text:p>1409463</text:p>
              </table:table-cell>
              <table:table-cell office:value-type="float" office:value="8.40170046791771">
                <text:p>8.401700467917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09463">
                <text:p>1409463</text:p>
              </table:table-cell>
              <table:table-cell office:value-type="float" office:value="7.11413090825215">
                <text:p>7.114130908252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09463">
                <text:p>1409463</text:p>
              </table:table-cell>
              <table:table-cell office:value-type="float" office:value="6.31873845510946">
                <text:p>6.318738455109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09463">
                <text:p>1409463</text:p>
              </table:table-cell>
              <table:table-cell office:value-type="float" office:value="6.31873845510946">
                <text:p>6.318738455109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09463">
                <text:p>1409463</text:p>
              </table:table-cell>
              <table:table-cell office:value-type="float" office:value="6.31873845510946">
                <text:p>6.318738455109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9463">
                <text:p>1409463</text:p>
              </table:table-cell>
              <table:table-cell office:value-type="float" office:value="6.31873845510946">
                <text:p>6.318738455109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09463">
                <text:p>1409463</text:p>
              </table:table-cell>
              <table:table-cell office:value-type="float" office:value="6.31873845510946">
                <text:p>6.318738455109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9463">
                <text:p>1409463</text:p>
              </table:table-cell>
              <table:table-cell office:value-type="float" office:value="6.31873845510946">
                <text:p>6.318738455109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4100">
                <text:p>1504100</text:p>
              </table:table-cell>
              <table:table-cell office:value-type="float" office:value="10.2925590043189">
                <text:p>10.29255900431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23860">
                <text:p>1523860</text:p>
              </table:table-cell>
              <table:table-cell office:value-type="float" office:value="18.6351660121768">
                <text:p>18.63516601217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10874">
                <text:p>1610874</text:p>
              </table:table-cell>
              <table:table-cell office:value-type="float" office:value="17.1406795114907">
                <text:p>17.14067951149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48391">
                <text:p>1748391</text:p>
              </table:table-cell>
              <table:table-cell office:value-type="float" office:value="11.2211753636736">
                <text:p>11.22117536367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48391">
                <text:p>1748391</text:p>
              </table:table-cell>
              <table:table-cell office:value-type="float" office:value="5.70116211036797">
                <text:p>5.701162110367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48460">
                <text:p>1748460</text:p>
              </table:table-cell>
              <table:table-cell office:value-type="float" office:value="2.5289243828389">
                <text:p>2.52892438283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81009">
                <text:p>1881009</text:p>
              </table:table-cell>
              <table:table-cell office:value-type="float" office:value="2.35071875063783">
                <text:p>2.350718750637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81492">
                <text:p>1881492</text:p>
              </table:table-cell>
              <table:table-cell office:value-type="float" office:value="5.28033103595771">
                <text:p>5.280331035957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81492">
                <text:p>1881492</text:p>
              </table:table-cell>
              <table:table-cell office:value-type="float" office:value="2.64803743146951">
                <text:p>2.648037431469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42700">
                <text:p>2042700</text:p>
              </table:table-cell>
              <table:table-cell office:value-type="float" office:value="8.05054406029187">
                <text:p>8.050544060291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8700">
                <text:p>2098700</text:p>
              </table:table-cell>
              <table:table-cell office:value-type="float" office:value="4.41899990575942">
                <text:p>4.418999905759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98700">
                <text:p>2098700</text:p>
              </table:table-cell>
              <table:table-cell office:value-type="float" office:value="4.41899990575942">
                <text:p>4.418999905759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34600">
                <text:p>2334600</text:p>
              </table:table-cell>
              <table:table-cell office:value-type="float" office:value="20.7828319486171">
                <text:p>20.78283194861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67134">
                <text:p>2367134</text:p>
              </table:table-cell>
              <table:table-cell office:value-type="float" office:value="5.89431105057872">
                <text:p>5.894311050578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69840">
                <text:p>2469840</text:p>
              </table:table-cell>
              <table:table-cell office:value-type="float" office:value="2.60685088809617">
                <text:p>2.606850888096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33900">
                <text:p>2533900</text:p>
              </table:table-cell>
              <table:table-cell office:value-type="float" office:value="9.20217760609393">
                <text:p>9.202177606093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33900">
                <text:p>2533900</text:p>
              </table:table-cell>
              <table:table-cell office:value-type="float" office:value="2.97959354647219">
                <text:p>2.979593546472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34000">
                <text:p>2534000</text:p>
              </table:table-cell>
              <table:table-cell office:value-type="float" office:value="3.12475103806994">
                <text:p>3.124751038069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34000">
                <text:p>2534000</text:p>
              </table:table-cell>
              <table:table-cell office:value-type="float" office:value="1.74495782415884">
                <text:p>1.744957824158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55510">
                <text:p>2655510</text:p>
              </table:table-cell>
              <table:table-cell office:value-type="float" office:value="10.9882941008566">
                <text:p>10.98829410085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55510">
                <text:p>2655510</text:p>
              </table:table-cell>
              <table:table-cell office:value-type="float" office:value="5.68989494223151">
                <text:p>5.689894942231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55510">
                <text:p>2655510</text:p>
              </table:table-cell>
              <table:table-cell office:value-type="float" office:value="3.33022517438723">
                <text:p>3.330225174387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23903">
                <text:p>2723903</text:p>
              </table:table-cell>
              <table:table-cell office:value-type="float" office:value="4.93212667369003">
                <text:p>4.932126673690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26100">
                <text:p>2726100</text:p>
              </table:table-cell>
              <table:table-cell office:value-type="float" office:value="2.47771330187804">
                <text:p>2.477713301878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26196">
                <text:p>2726196</text:p>
              </table:table-cell>
              <table:table-cell office:value-type="float" office:value="5.02705512564596">
                <text:p>5.027055125645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26800">
                <text:p>2726800</text:p>
              </table:table-cell>
              <table:table-cell office:value-type="float" office:value="6.946287239019">
                <text:p>6.9462872390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02100">
                <text:p>2902100</text:p>
              </table:table-cell>
              <table:table-cell office:value-type="float" office:value="3.47944240050998">
                <text:p>3.479442400509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37800">
                <text:p>2937800</text:p>
              </table:table-cell>
              <table:table-cell office:value-type="float" office:value="1.56052567071699">
                <text:p>1.560525670716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37800">
                <text:p>2937800</text:p>
              </table:table-cell>
              <table:table-cell office:value-type="float" office:value="1.56052567071699">
                <text:p>1.560525670716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34980">
                <text:p>3034980</text:p>
              </table:table-cell>
              <table:table-cell office:value-type="float" office:value="41.4459123091312">
                <text:p>41.44591230913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34980">
                <text:p>3034980</text:p>
              </table:table-cell>
              <table:table-cell office:value-type="float" office:value="4.55765229768315">
                <text:p>4.557652297683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34980">
                <text:p>3034980</text:p>
              </table:table-cell>
              <table:table-cell office:value-type="float" office:value="3.99821560696881">
                <text:p>3.998215606968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94070">
                <text:p>3294070</text:p>
              </table:table-cell>
              <table:table-cell office:value-type="float" office:value="12.2065462650242">
                <text:p>12.20654626502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94070">
                <text:p>3294070</text:p>
              </table:table-cell>
              <table:table-cell office:value-type="float" office:value="2.72217190712484">
                <text:p>2.722171907124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94200">
                <text:p>3294200</text:p>
              </table:table-cell>
              <table:table-cell office:value-type="float" office:value="3.65877758182697">
                <text:p>3.658777581826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94200">
                <text:p>3294200</text:p>
              </table:table-cell>
              <table:table-cell office:value-type="float" office:value="1.34227524935296">
                <text:p>1.342275249352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43930">
                <text:p>3543930</text:p>
              </table:table-cell>
              <table:table-cell office:value-type="float" office:value="4.29001972239751">
                <text:p>4.290019722397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43930">
                <text:p>3543930</text:p>
              </table:table-cell>
              <table:table-cell office:value-type="float" office:value="1.49772699264324">
                <text:p>1.497726992643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44840">
                <text:p>3544840</text:p>
              </table:table-cell>
              <table:table-cell office:value-type="float" office:value="3.01869099089031">
                <text:p>3.018690990890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72730">
                <text:p>3772730</text:p>
              </table:table-cell>
              <table:table-cell office:value-type="float" office:value="1.21517106059336">
                <text:p>1.215171060593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74030">
                <text:p>3774030</text:p>
              </table:table-cell>
              <table:table-cell office:value-type="float" office:value="1.21475248353415">
                <text:p>1.214752483534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13341">
                <text:p>3813341</text:p>
              </table:table-cell>
              <table:table-cell office:value-type="float" office:value="1.20222983347998">
                <text:p>1.202229833479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19140">
                <text:p>3819140</text:p>
              </table:table-cell>
              <table:table-cell office:value-type="float" office:value="1.34717513158049">
                <text:p>1.347175131580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19140">
                <text:p>3819140</text:p>
              </table:table-cell>
              <table:table-cell office:value-type="float" office:value="1.34717513158049">
                <text:p>1.347175131580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57043">
                <text:p>4157043</text:p>
              </table:table-cell>
              <table:table-cell office:value-type="float" office:value="1.1028301404225">
                <text:p>1.10283014042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99796">
                <text:p>4899796</text:p>
              </table:table-cell>
              <table:table-cell office:value-type="float" office:value="4.20889979769215">
                <text:p>4.208899797692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23250">
                <text:p>4923250</text:p>
              </table:table-cell>
              <table:table-cell office:value-type="float" office:value="1.01198623734534">
                <text:p>1.011986237345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23250">
                <text:p>4923250</text:p>
              </table:table-cell>
              <table:table-cell office:value-type="float" office:value="0.898130935138071">
                <text:p>0.8981309351380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43451">
                <text:p>5043451</text:p>
              </table:table-cell>
              <table:table-cell office:value-type="float" office:value="0.765583924544242">
                <text:p>0.7655839245442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65651">
                <text:p>5565651</text:p>
              </table:table-cell>
              <table:table-cell office:value-type="float" office:value="0.961322994574002">
                <text:p>0.9613229945740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63000">
                <text:p>5663000</text:p>
              </table:table-cell>
              <table:table-cell office:value-type="float" office:value="3.26586398460134">
                <text:p>3.26586398460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24000">
                <text:p>6024000</text:p>
              </table:table-cell>
              <table:table-cell office:value-type="float" office:value="0.947142853355946">
                <text:p>0.9471428533559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522000">
                <text:p>6522000</text:p>
              </table:table-cell>
              <table:table-cell office:value-type="float" office:value="1.49180661567873">
                <text:p>1.491806615678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70000">
                <text:p>6770000</text:p>
              </table:table-cell>
              <table:table-cell office:value-type="float" office:value="1.92105034635631">
                <text:p>1.921050346356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770000">
                <text:p>6770000</text:p>
              </table:table-cell>
              <table:table-cell office:value-type="float" office:value="1.92105034635631">
                <text:p>1.921050346356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32110">
                <text:p>7832110</text:p>
              </table:table-cell>
              <table:table-cell office:value-type="float" office:value="0.56456346073006">
                <text:p>0.564563460730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87759">
                <text:p>8487759</text:p>
              </table:table-cell>
              <table:table-cell office:value-type="float" office:value="1.60121744235236">
                <text:p>1.601217442352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87759">
                <text:p>8487759</text:p>
              </table:table-cell>
              <table:table-cell office:value-type="float" office:value="0.586993721547754">
                <text:p>0.5869937215477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538486">
                <text:p>8538486</text:p>
              </table:table-cell>
              <table:table-cell office:value-type="float" office:value="1.13837207254579">
                <text:p>1.138372072545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758628">
                <text:p>9758628</text:p>
              </table:table-cell>
              <table:table-cell office:value-type="float" office:value="2.5426578222138">
                <text:p>2.54265782221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591702">
                <text:p>10591702</text:p>
              </table:table-cell>
              <table:table-cell office:value-type="float" office:value="1.47328697122159">
                <text:p>1.473286971221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592120">
                <text:p>10592120</text:p>
              </table:table-cell>
              <table:table-cell office:value-type="float" office:value="0.62232159787048">
                <text:p>0.622321597870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718220">
                <text:p>10718220</text:p>
              </table:table-cell>
              <table:table-cell office:value-type="float" office:value="0.360244985625093">
                <text:p>0.3602449856250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229426">
                <text:p>11229426</text:p>
              </table:table-cell>
              <table:table-cell office:value-type="float" office:value="1.19637768153459">
                <text:p>1.196377681534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29426">
                <text:p>11229426</text:p>
              </table:table-cell>
              <table:table-cell office:value-type="float" office:value="1.0561834626744">
                <text:p>1.05618346267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398024">
                <text:p>11398024</text:p>
              </table:table-cell>
              <table:table-cell office:value-type="float" office:value="0.985114153728515">
                <text:p>0.9851141537285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570000">
                <text:p>11570000</text:p>
              </table:table-cell>
              <table:table-cell office:value-type="float" office:value="0.524953810862539">
                <text:p>0.5249538108625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571000">
                <text:p>11571000</text:p>
              </table:table-cell>
              <table:table-cell office:value-type="float" office:value="0.444650456488143">
                <text:p>0.4446504564881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722000">
                <text:p>11722000</text:p>
              </table:table-cell>
              <table:table-cell office:value-type="float" office:value="1.30035320103603">
                <text:p>1.300353201036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134958">
                <text:p>12134958</text:p>
              </table:table-cell>
              <table:table-cell office:value-type="float" office:value="0.377793834591959">
                <text:p>0.3777938345919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188059">
                <text:p>12188059</text:p>
              </table:table-cell>
              <table:table-cell office:value-type="float" office:value="0.676374926351845">
                <text:p>0.6763749263518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01100">
                <text:p>12301100</text:p>
              </table:table-cell>
              <table:table-cell office:value-type="float" office:value="1.65315729863992">
                <text:p>1.653157298639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01100">
                <text:p>12301100</text:p>
              </table:table-cell>
              <table:table-cell office:value-type="float" office:value="0.49616192667276">
                <text:p>0.496161926672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592200">
                <text:p>12592200</text:p>
              </table:table-cell>
              <table:table-cell office:value-type="float" office:value="0.853737361060307">
                <text:p>0.8537373610603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112541">
                <text:p>13112541</text:p>
              </table:table-cell>
              <table:table-cell office:value-type="float" office:value="0.404791079092767">
                <text:p>0.4047910790927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250322">
                <text:p>15250322</text:p>
              </table:table-cell>
              <table:table-cell office:value-type="float" office:value="0.651455136587028">
                <text:p>0.6514551365870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262075">
                <text:p>15262075</text:p>
              </table:table-cell>
              <table:table-cell office:value-type="float" office:value="0.300385911839142">
                <text:p>0.3003859118391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991430">
                <text:p>15991430</text:p>
              </table:table-cell>
              <table:table-cell office:value-type="float" office:value="3.04869196867547">
                <text:p>3.048691968675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356600">
                <text:p>16356600</text:p>
              </table:table-cell>
              <table:table-cell office:value-type="float" office:value="0.368729866026188">
                <text:p>0.3687298660261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109961">
                <text:p>19109961</text:p>
              </table:table-cell>
              <table:table-cell office:value-type="float" office:value="0.353454108684457">
                <text:p>0.3534541086844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93000">
                <text:p>19693000</text:p>
              </table:table-cell>
              <table:table-cell office:value-type="float" office:value="0.326943817470952">
                <text:p>0.3269438174709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185325">
                <text:p>20185325</text:p>
              </table:table-cell>
              <table:table-cell office:value-type="float" office:value="0.22712105529301">
                <text:p>0.227121055293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427000">
                <text:p>20427000</text:p>
              </table:table-cell>
              <table:table-cell office:value-type="float" office:value="0.450481448703526">
                <text:p>0.4504814487035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427000">
                <text:p>20427000</text:p>
              </table:table-cell>
              <table:table-cell office:value-type="float" office:value="0.379660740268045">
                <text:p>0.3796607402680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346000">
                <text:p>23346000</text:p>
              </table:table-cell>
              <table:table-cell office:value-type="float" office:value="1.32814220568545">
                <text:p>1.328142205685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616250">
                <text:p>24616250</text:p>
              </table:table-cell>
              <table:table-cell office:value-type="float" office:value="0.186239265340268">
                <text:p>0.1862392653402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726748">
                <text:p>24726748</text:p>
              </table:table-cell>
              <table:table-cell office:value-type="float" office:value="0.506829823736478">
                <text:p>0.5068298237364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726748">
                <text:p>24726748</text:p>
              </table:table-cell>
              <table:table-cell office:value-type="float" office:value="0.32800634373747">
                <text:p>0.328006343737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982580">
                <text:p>24982580</text:p>
              </table:table-cell>
              <table:table-cell office:value-type="float" office:value="0.265555187185291">
                <text:p>0.2655551871852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183246">
                <text:p>25183246</text:p>
              </table:table-cell>
              <table:table-cell office:value-type="float" office:value="0.175581937547626">
                <text:p>0.1755819375476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339000">
                <text:p>25339000</text:p>
              </table:table-cell>
              <table:table-cell office:value-type="float" office:value="0.485442662659916">
                <text:p>0.4854426626599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340000">
                <text:p>25340000</text:p>
              </table:table-cell>
              <table:table-cell office:value-type="float" office:value="0.282629514722227">
                <text:p>0.2826295147222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575527">
                <text:p>26575527</text:p>
              </table:table-cell>
              <table:table-cell office:value-type="float" office:value="0.346618650155098">
                <text:p>0.3466186501550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268000">
                <text:p>27268000</text:p>
              </table:table-cell>
              <table:table-cell office:value-type="float" office:value="0.411426068054272">
                <text:p>0.4114260680542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021000">
                <text:p>29021000</text:p>
              </table:table-cell>
              <table:table-cell office:value-type="float" office:value="0.2092869160842">
                <text:p>0.20928691608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378000">
                <text:p>29378000</text:p>
              </table:table-cell>
              <table:table-cell office:value-type="float" office:value="0.18212227810177">
                <text:p>0.182122278101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378000">
                <text:p>29378000</text:p>
              </table:table-cell>
              <table:table-cell office:value-type="float" office:value="0.18212227810177">
                <text:p>0.182122278101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388000">
                <text:p>29388000</text:p>
              </table:table-cell>
              <table:table-cell office:value-type="float" office:value="0.182060306454124">
                <text:p>0.1820603064541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373146">
                <text:p>30373146</text:p>
              </table:table-cell>
              <table:table-cell office:value-type="float" office:value="0.459579485126322">
                <text:p>0.4595794851263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970425">
                <text:p>33970425</text:p>
              </table:table-cell>
              <table:table-cell office:value-type="float" office:value="0.725658224295843">
                <text:p>0.7256582242958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970425">
                <text:p>33970425</text:p>
              </table:table-cell>
              <table:table-cell office:value-type="float" office:value="0.261298060728979">
                <text:p>0.2612980607289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232500">
                <text:p>49232500</text:p>
              </table:table-cell>
              <table:table-cell office:value-type="float" office:value="0.582226132836393">
                <text:p>0.5822261328363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418598">
                <text:p>51418598</text:p>
              </table:table-cell>
              <table:table-cell office:value-type="float" office:value="0.313880614076872">
                <text:p>0.3138806140768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0240000">
                <text:p>60240000</text:p>
              </table:table-cell>
              <table:table-cell office:value-type="float" office:value="0.143609481728228">
                <text:p>0.1436094817282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0247000">
                <text:p>60247000</text:p>
              </table:table-cell>
              <table:table-cell office:value-type="float" office:value="0.0760952796891525">
                <text:p>0.07609527968915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4002250">
                <text:p>64002250</text:p>
              </table:table-cell>
              <table:table-cell office:value-type="float" office:value="0.682424779930674">
                <text:p>0.6824247799306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4002250">
                <text:p>64002250</text:p>
              </table:table-cell>
              <table:table-cell office:value-type="float" office:value="0.131809562664211">
                <text:p>0.1318095626642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372600">
                <text:p>72372600</text:p>
              </table:table-cell>
              <table:table-cell office:value-type="float" office:value="0.13997907650578">
                <text:p>0.13997907650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7445998">
                <text:p>77445998</text:p>
              </table:table-cell>
              <table:table-cell office:value-type="float" office:value="0.0877649339257706">
                <text:p>0.08776493392577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107700">
                <text:p>86107700</text:p>
              </table:table-cell>
              <table:table-cell office:value-type="float" office:value="0.104704041393329">
                <text:p>0.1047040413933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6230711">
                <text:p>86230711</text:p>
              </table:table-cell>
              <table:table-cell office:value-type="float" office:value="0.0512778228909479">
                <text:p>0.05127782289094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7220000">
                <text:p>117220000</text:p>
              </table:table-cell>
              <table:table-cell office:value-type="float" office:value="0.106741342681582">
                <text:p>0.1067413426815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3011000">
                <text:p>123011000</text:p>
              </table:table-cell>
              <table:table-cell office:value-type="float" office:value="0.161423567180914">
                <text:p>0.1614235671809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4912900">
                <text:p>124912900</text:p>
              </table:table-cell>
              <table:table-cell office:value-type="float" office:value="0.0367016722486818">
                <text:p>0.03670167224868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0037311">
                <text:p>160037311</text:p>
              </table:table-cell>
              <table:table-cell office:value-type="float" office:value="0.0583102387909941">
                <text:p>0.05831023879099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2379802">
                <text:p>172379802</text:p>
              </table:table-cell>
              <table:table-cell office:value-type="float" office:value="0.213543271452426">
                <text:p>0.2135432714524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2410438">
                <text:p>172410438</text:p>
              </table:table-cell>
              <table:table-cell office:value-type="float" office:value="0.0256464932037265">
                <text:p>0.02564649320372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3460000">
                <text:p>233460000</text:p>
              </table:table-cell>
              <table:table-cell office:value-type="float" office:value="0.0628895832517451">
                <text:p>0.06288958325174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9825800">
                <text:p>249825800</text:p>
              </table:table-cell>
              <table:table-cell office:value-type="float" office:value="0.38732694664946">
                <text:p>0.387326946649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9825800">
                <text:p>249825800</text:p>
              </table:table-cell>
              <table:table-cell office:value-type="float" office:value="0.041372778817767">
                <text:p>0.0413727788177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4773540">
                <text:p>324773540</text:p>
              </table:table-cell>
              <table:table-cell office:value-type="float" office:value="0.513015626588687">
                <text:p>0.5130156265886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4773540">
                <text:p>324773540</text:p>
              </table:table-cell>
              <table:table-cell office:value-type="float" office:value="0.0481786946827545">
                <text:p>0.04817869468275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2325000">
                <text:p>492325000</text:p>
              </table:table-cell>
              <table:table-cell office:value-type="float" office:value="0.0332590480958229">
                <text:p>0.03325904809582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26487080">
                <text:p>526487080</text:p>
              </table:table-cell>
              <table:table-cell office:value-type="float" office:value="0.0212461170023426">
                <text:p>0.02124611700234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44271844">
                <text:p>1044271844</text:p>
              </table:table-cell>
              <table:table-cell office:value-type="float" office:value="0.042344851229173">
                <text:p>0.0423448512291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30110000">
                <text:p>1230110000</text:p>
              </table:table-cell>
              <table:table-cell office:value-type="float" office:value="0.0504825938201636">
                <text:p>0.05048259382016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98258000">
                <text:p>2498258000</text:p>
              </table:table-cell>
              <table:table-cell office:value-type="float" office:value="0.0238687467377573">
                <text:p>0.02386874673775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92853764">
                <text:p>4492853764</text:p>
              </table:table-cell>
              <table:table-cell office:value-type="float" office:value="0.00229246046016689">
                <text:p>0.002292460460166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982580000">
                <text:p>24982580000</text:p>
              </table:table-cell>
              <table:table-cell office:value-type="float" office:value="0.00838939702004641">
                <text:p>0.008389397020046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